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arget Gini</text:p>
          </table:table-cell>
          <table:table-cell office:value-type="string" calcext:value-type="string">
            <text:p>Mix Gini 0.05</text:p>
          </table:table-cell>
          <table:table-cell office:value-type="string" calcext:value-type="string">
            <text:p>Mix Gini 0.06</text:p>
          </table:table-cell>
          <table:table-cell office:value-type="string" calcext:value-type="string">
            <text:p>Mix Gini 0.07</text:p>
          </table:table-cell>
          <table:table-cell office:value-type="string" calcext:value-type="string">
            <text:p>Mix Gini 0.08</text:p>
          </table:table-cell>
          <table:table-cell office:value-type="string" calcext:value-type="string">
            <text:p>Mix Gini 0.09</text:p>
          </table:table-cell>
          <table:table-cell office:value-type="string" calcext:value-type="string">
            <text:p>Mix Gini 0.1</text:p>
          </table:table-cell>
          <table:table-cell office:value-type="string" calcext:value-type="string">
            <text:p>Mix Gini 0.11</text:p>
          </table:table-cell>
          <table:table-cell office:value-type="string" calcext:value-type="string">
            <text:p>Mix Gini 0.12</text:p>
          </table:table-cell>
          <table:table-cell office:value-type="string" calcext:value-type="string">
            <text:p>Mix Gini 0.13</text:p>
          </table:table-cell>
          <table:table-cell office:value-type="string" calcext:value-type="string">
            <text:p>Mix Gini 0.14</text:p>
          </table:table-cell>
          <table:table-cell office:value-type="string" calcext:value-type="string">
            <text:p>Mix Gini 0.15</text:p>
          </table:table-cell>
          <table:table-cell office:value-type="string" calcext:value-type="string">
            <text:p>Mix Gini 0.16</text:p>
          </table:table-cell>
          <table:table-cell office:value-type="string" calcext:value-type="string">
            <text:p>Mix Gini 0.17</text:p>
          </table:table-cell>
          <table:table-cell office:value-type="string" calcext:value-type="string">
            <text:p>Mix Gini 0.18</text:p>
          </table:table-cell>
          <table:table-cell office:value-type="string" calcext:value-type="string">
            <text:p>Mix Gini 0.19</text:p>
          </table:table-cell>
          <table:table-cell office:value-type="string" calcext:value-type="string">
            <text:p>Mix Gini 0.20</text:p>
          </table:table-cell>
          <table:table-cell office:value-type="string" calcext:value-type="string">
            <text:p>Mix Gini 0.21</text:p>
          </table:table-cell>
          <table:table-cell office:value-type="string" calcext:value-type="string">
            <text:p>Mix Gini 0.22</text:p>
          </table:table-cell>
          <table:table-cell office:value-type="string" calcext:value-type="string">
            <text:p>Mix Gini 0.23</text:p>
          </table:table-cell>
          <table:table-cell office:value-type="string" calcext:value-type="string">
            <text:p>Mix Gini 0.24</text:p>
          </table:table-cell>
          <table:table-cell office:value-type="string" calcext:value-type="string">
            <text:p>Mix Gini 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74484873289855" calcext:value-type="float">
            <text:p>0.4744848733</text:p>
          </table:table-cell>
          <table:table-cell office:value-type="float" office:value="0.467132756586201" calcext:value-type="float">
            <text:p>0.4671327566</text:p>
          </table:table-cell>
          <table:table-cell office:value-type="float" office:value="0.47557431832982" calcext:value-type="float">
            <text:p>0.4755743183</text:p>
          </table:table-cell>
          <table:table-cell office:value-type="float" office:value="0.46979995210272" calcext:value-type="float">
            <text:p>0.4697999521</text:p>
          </table:table-cell>
          <table:table-cell office:value-type="float" office:value="0.462974172909145" calcext:value-type="float">
            <text:p>0.4629741729</text:p>
          </table:table-cell>
          <table:table-cell office:value-type="float" office:value="0.45744123380193" calcext:value-type="float">
            <text:p>0.4574412338</text:p>
          </table:table-cell>
          <table:table-cell office:value-type="float" office:value="0.465662561569467" calcext:value-type="float">
            <text:p>0.4656625616</text:p>
          </table:table-cell>
          <table:table-cell office:value-type="float" office:value="0.457632101112499" calcext:value-type="float">
            <text:p>0.4576321011</text:p>
          </table:table-cell>
          <table:table-cell office:value-type="float" office:value="0.467248643784518" calcext:value-type="float">
            <text:p>0.4672486438</text:p>
          </table:table-cell>
          <table:table-cell office:value-type="float" office:value="0.462593709533966" calcext:value-type="float">
            <text:p>0.4625937095</text:p>
          </table:table-cell>
          <table:table-cell office:value-type="float" office:value="0.466696204064336" calcext:value-type="float">
            <text:p>0.4666962041</text:p>
          </table:table-cell>
          <table:table-cell office:value-type="float" office:value="0.471957310280232" calcext:value-type="float">
            <text:p>0.4719573103</text:p>
          </table:table-cell>
          <table:table-cell office:value-type="float" office:value="0.466714258132382" calcext:value-type="float">
            <text:p>0.4667142581</text:p>
          </table:table-cell>
          <table:table-cell office:value-type="float" office:value="0.467902193971884" calcext:value-type="float">
            <text:p>0.467902194</text:p>
          </table:table-cell>
          <table:table-cell office:value-type="float" office:value="0.469900597679733" calcext:value-type="float">
            <text:p>0.4699005977</text:p>
          </table:table-cell>
          <table:table-cell office:value-type="float" office:value="0.474775686881866" calcext:value-type="float">
            <text:p>0.4747756869</text:p>
          </table:table-cell>
          <table:table-cell office:value-type="float" office:value="0.46714273683185" calcext:value-type="float">
            <text:p>0.4671427368</text:p>
          </table:table-cell>
          <table:table-cell office:value-type="float" office:value="0.462358829602958" calcext:value-type="float">
            <text:p>0.4623588296</text:p>
          </table:table-cell>
          <table:table-cell office:value-type="float" office:value="0.473733709473613" calcext:value-type="float">
            <text:p>0.4737337095</text:p>
          </table:table-cell>
          <table:table-cell office:value-type="float" office:value="0.449148826772957" calcext:value-type="float">
            <text:p>0.4491488268</text:p>
          </table:table-cell>
          <table:table-cell office:value-type="float" office:value="0.466980994863286" calcext:value-type="float">
            <text:p>0.466980994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467158410271621" calcext:value-type="float">
            <text:p>0.4671584103</text:p>
          </table:table-cell>
          <table:table-cell office:value-type="float" office:value="0.467423711629887" calcext:value-type="float">
            <text:p>0.4674237116</text:p>
          </table:table-cell>
          <table:table-cell office:value-type="float" office:value="0.471069868642829" calcext:value-type="float">
            <text:p>0.4710698686</text:p>
          </table:table-cell>
          <table:table-cell office:value-type="float" office:value="0.468556864737449" calcext:value-type="float">
            <text:p>0.4685568647</text:p>
          </table:table-cell>
          <table:table-cell office:value-type="float" office:value="0.464885428409301" calcext:value-type="float">
            <text:p>0.4648854284</text:p>
          </table:table-cell>
          <table:table-cell office:value-type="float" office:value="0.464409882449772" calcext:value-type="float">
            <text:p>0.4644098824</text:p>
          </table:table-cell>
          <table:table-cell office:value-type="float" office:value="0.468946993182934" calcext:value-type="float">
            <text:p>0.4689469932</text:p>
          </table:table-cell>
          <table:table-cell office:value-type="float" office:value="0.464432457955904" calcext:value-type="float">
            <text:p>0.464432458</text:p>
          </table:table-cell>
          <table:table-cell office:value-type="float" office:value="0.461909097892457" calcext:value-type="float">
            <text:p>0.4619090979</text:p>
          </table:table-cell>
          <table:table-cell office:value-type="float" office:value="0.466515504839745" calcext:value-type="float">
            <text:p>0.4665155048</text:p>
          </table:table-cell>
          <table:table-cell office:value-type="float" office:value="0.466432082186957" calcext:value-type="float">
            <text:p>0.4664320822</text:p>
          </table:table-cell>
          <table:table-cell office:value-type="float" office:value="0.474030758972136" calcext:value-type="float">
            <text:p>0.474030759</text:p>
          </table:table-cell>
          <table:table-cell office:value-type="float" office:value="0.468052635719949" calcext:value-type="float">
            <text:p>0.4680526357</text:p>
          </table:table-cell>
          <table:table-cell office:value-type="float" office:value="0.455910118743615" calcext:value-type="float">
            <text:p>0.4559101187</text:p>
          </table:table-cell>
          <table:table-cell office:value-type="float" office:value="0.466358062438826" calcext:value-type="float">
            <text:p>0.4663580624</text:p>
          </table:table-cell>
          <table:table-cell office:value-type="float" office:value="0.467667734063014" calcext:value-type="float">
            <text:p>0.4676677341</text:p>
          </table:table-cell>
          <table:table-cell office:value-type="float" office:value="0.47065480403867" calcext:value-type="float">
            <text:p>0.470654804</text:p>
          </table:table-cell>
          <table:table-cell office:value-type="float" office:value="0.462803848271715" calcext:value-type="float">
            <text:p>0.4628038483</text:p>
          </table:table-cell>
          <table:table-cell office:value-type="float" office:value="0.462740388547391" calcext:value-type="float">
            <text:p>0.4627403885</text:p>
          </table:table-cell>
          <table:table-cell office:value-type="float" office:value="0.465194056950922" calcext:value-type="float">
            <text:p>0.465194057</text:p>
          </table:table-cell>
          <table:table-cell office:value-type="float" office:value="0.466967721390013" calcext:value-type="float">
            <text:p>0.466967721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52895926782036" calcext:value-type="float">
            <text:p>0.4528959268</text:p>
          </table:table-cell>
          <table:table-cell office:value-type="float" office:value="0.464380491927581" calcext:value-type="float">
            <text:p>0.4643804919</text:p>
          </table:table-cell>
          <table:table-cell office:value-type="float" office:value="0.462431444760428" calcext:value-type="float">
            <text:p>0.4624314448</text:p>
          </table:table-cell>
          <table:table-cell office:value-type="float" office:value="0.453539631136607" calcext:value-type="float">
            <text:p>0.4535396311</text:p>
          </table:table-cell>
          <table:table-cell office:value-type="float" office:value="0.464605440148201" calcext:value-type="float">
            <text:p>0.4646054401</text:p>
          </table:table-cell>
          <table:table-cell office:value-type="float" office:value="0.470993168922769" calcext:value-type="float">
            <text:p>0.4709931689</text:p>
          </table:table-cell>
          <table:table-cell office:value-type="float" office:value="0.4652941674497" calcext:value-type="float">
            <text:p>0.4652941674</text:p>
          </table:table-cell>
          <table:table-cell office:value-type="float" office:value="0.465128637492586" calcext:value-type="float">
            <text:p>0.4651286375</text:p>
          </table:table-cell>
          <table:table-cell office:value-type="float" office:value="0.462912173658767" calcext:value-type="float">
            <text:p>0.4629121737</text:p>
          </table:table-cell>
          <table:table-cell office:value-type="float" office:value="0.45995977716004" calcext:value-type="float">
            <text:p>0.4599597772</text:p>
          </table:table-cell>
          <table:table-cell office:value-type="float" office:value="0.458999828834128" calcext:value-type="float">
            <text:p>0.4589998288</text:p>
          </table:table-cell>
          <table:table-cell office:value-type="float" office:value="0.462064329590891" calcext:value-type="float">
            <text:p>0.4620643296</text:p>
          </table:table-cell>
          <table:table-cell office:value-type="float" office:value="0.462818964618466" calcext:value-type="float">
            <text:p>0.4628189646</text:p>
          </table:table-cell>
          <table:table-cell office:value-type="float" office:value="0.46176970712169" calcext:value-type="float">
            <text:p>0.4617697071</text:p>
          </table:table-cell>
          <table:table-cell office:value-type="float" office:value="0.461948654755833" calcext:value-type="float">
            <text:p>0.4619486548</text:p>
          </table:table-cell>
          <table:table-cell office:value-type="float" office:value="0.459160563574415" calcext:value-type="float">
            <text:p>0.4591605636</text:p>
          </table:table-cell>
          <table:table-cell office:value-type="float" office:value="0.455958011339442" calcext:value-type="float">
            <text:p>0.4559580113</text:p>
          </table:table-cell>
          <table:table-cell office:value-type="float" office:value="0.460184515333592" calcext:value-type="float">
            <text:p>0.4601845153</text:p>
          </table:table-cell>
          <table:table-cell office:value-type="float" office:value="0.466245316709172" calcext:value-type="float">
            <text:p>0.4662453167</text:p>
          </table:table-cell>
          <table:table-cell office:value-type="float" office:value="0.46128926556264" calcext:value-type="float">
            <text:p>0.4612892656</text:p>
          </table:table-cell>
          <table:table-cell office:value-type="float" office:value="0.465740062367965" calcext:value-type="float">
            <text:p>0.465740062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464256663971455" calcext:value-type="float">
            <text:p>0.464256664</text:p>
          </table:table-cell>
          <table:table-cell office:value-type="float" office:value="0.465714496787227" calcext:value-type="float">
            <text:p>0.4657144968</text:p>
          </table:table-cell>
          <table:table-cell office:value-type="float" office:value="0.464317119059102" calcext:value-type="float">
            <text:p>0.4643171191</text:p>
          </table:table-cell>
          <table:table-cell office:value-type="float" office:value="0.461226450418833" calcext:value-type="float">
            <text:p>0.4612264504</text:p>
          </table:table-cell>
          <table:table-cell office:value-type="float" office:value="0.464169794740396" calcext:value-type="float">
            <text:p>0.4641697947</text:p>
          </table:table-cell>
          <table:table-cell office:value-type="float" office:value="0.464848800377048" calcext:value-type="float">
            <text:p>0.4648488004</text:p>
          </table:table-cell>
          <table:table-cell office:value-type="float" office:value="0.456833730156425" calcext:value-type="float">
            <text:p>0.4568337302</text:p>
          </table:table-cell>
          <table:table-cell office:value-type="float" office:value="0.456964653862299" calcext:value-type="float">
            <text:p>0.4569646539</text:p>
          </table:table-cell>
          <table:table-cell office:value-type="float" office:value="0.458364802728881" calcext:value-type="float">
            <text:p>0.4583648027</text:p>
          </table:table-cell>
          <table:table-cell office:value-type="float" office:value="0.464503701956327" calcext:value-type="float">
            <text:p>0.464503702</text:p>
          </table:table-cell>
          <table:table-cell office:value-type="float" office:value="0.459757692066998" calcext:value-type="float">
            <text:p>0.4597576921</text:p>
          </table:table-cell>
          <table:table-cell office:value-type="float" office:value="0.461389673338569" calcext:value-type="float">
            <text:p>0.4613896733</text:p>
          </table:table-cell>
          <table:table-cell office:value-type="float" office:value="0.461029342427035" calcext:value-type="float">
            <text:p>0.4610293424</text:p>
          </table:table-cell>
          <table:table-cell office:value-type="float" office:value="0.458667228862821" calcext:value-type="float">
            <text:p>0.4586672289</text:p>
          </table:table-cell>
          <table:table-cell office:value-type="float" office:value="0.460082151854448" calcext:value-type="float">
            <text:p>0.4600821519</text:p>
          </table:table-cell>
          <table:table-cell office:value-type="float" office:value="0.463802264706186" calcext:value-type="float">
            <text:p>0.4638022647</text:p>
          </table:table-cell>
          <table:table-cell office:value-type="float" office:value="0.45721890296905" calcext:value-type="float">
            <text:p>0.457218903</text:p>
          </table:table-cell>
          <table:table-cell office:value-type="float" office:value="0.458593491624478" calcext:value-type="float">
            <text:p>0.4585934916</text:p>
          </table:table-cell>
          <table:table-cell office:value-type="float" office:value="0.460685397366284" calcext:value-type="float">
            <text:p>0.4606853974</text:p>
          </table:table-cell>
          <table:table-cell office:value-type="float" office:value="0.460808584589388" calcext:value-type="float">
            <text:p>0.4608085846</text:p>
          </table:table-cell>
          <table:table-cell office:value-type="float" office:value="0.46835949690819" calcext:value-type="float">
            <text:p>0.468359496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65040619854947" calcext:value-type="float">
            <text:p>0.4650406199</text:p>
          </table:table-cell>
          <table:table-cell office:value-type="float" office:value="0.456299737412676" calcext:value-type="float">
            <text:p>0.4562997374</text:p>
          </table:table-cell>
          <table:table-cell office:value-type="float" office:value="0.459272387579804" calcext:value-type="float">
            <text:p>0.4592723876</text:p>
          </table:table-cell>
          <table:table-cell office:value-type="float" office:value="0.461325223248556" calcext:value-type="float">
            <text:p>0.4613252232</text:p>
          </table:table-cell>
          <table:table-cell office:value-type="float" office:value="0.460659022376107" calcext:value-type="float">
            <text:p>0.4606590224</text:p>
          </table:table-cell>
          <table:table-cell office:value-type="float" office:value="0.460571425631336" calcext:value-type="float">
            <text:p>0.4605714256</text:p>
          </table:table-cell>
          <table:table-cell office:value-type="float" office:value="0.452449923277126" calcext:value-type="float">
            <text:p>0.4524499233</text:p>
          </table:table-cell>
          <table:table-cell office:value-type="float" office:value="0.46341326606902" calcext:value-type="float">
            <text:p>0.4634132661</text:p>
          </table:table-cell>
          <table:table-cell office:value-type="float" office:value="0.453614903074431" calcext:value-type="float">
            <text:p>0.4536149031</text:p>
          </table:table-cell>
          <table:table-cell office:value-type="float" office:value="0.459160625393556" calcext:value-type="float">
            <text:p>0.4591606254</text:p>
          </table:table-cell>
          <table:table-cell office:value-type="float" office:value="0.457081403609257" calcext:value-type="float">
            <text:p>0.4570814036</text:p>
          </table:table-cell>
          <table:table-cell office:value-type="float" office:value="0.462093859205571" calcext:value-type="float">
            <text:p>0.4620938592</text:p>
          </table:table-cell>
          <table:table-cell office:value-type="float" office:value="0.454846953713907" calcext:value-type="float">
            <text:p>0.4548469537</text:p>
          </table:table-cell>
          <table:table-cell office:value-type="float" office:value="0.459031531438663" calcext:value-type="float">
            <text:p>0.4590315314</text:p>
          </table:table-cell>
          <table:table-cell office:value-type="float" office:value="0.459930050816339" calcext:value-type="float">
            <text:p>0.4599300508</text:p>
          </table:table-cell>
          <table:table-cell office:value-type="float" office:value="0.459010802240045" calcext:value-type="float">
            <text:p>0.4590108022</text:p>
          </table:table-cell>
          <table:table-cell office:value-type="float" office:value="0.45663092248598" calcext:value-type="float">
            <text:p>0.4566309225</text:p>
          </table:table-cell>
          <table:table-cell office:value-type="float" office:value="0.454746853379492" calcext:value-type="float">
            <text:p>0.4547468534</text:p>
          </table:table-cell>
          <table:table-cell office:value-type="float" office:value="0.460908136954273" calcext:value-type="float">
            <text:p>0.460908137</text:p>
          </table:table-cell>
          <table:table-cell office:value-type="float" office:value="0.462411207344009" calcext:value-type="float">
            <text:p>0.4624112073</text:p>
          </table:table-cell>
          <table:table-cell office:value-type="float" office:value="0.462030748255129" calcext:value-type="float">
            <text:p>0.462030748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452748711565759" calcext:value-type="float">
            <text:p>0.4527487116</text:p>
          </table:table-cell>
          <table:table-cell office:value-type="float" office:value="0.453841587058612" calcext:value-type="float">
            <text:p>0.4538415871</text:p>
          </table:table-cell>
          <table:table-cell office:value-type="float" office:value="0.451762850267782" calcext:value-type="float">
            <text:p>0.4517628503</text:p>
          </table:table-cell>
          <table:table-cell office:value-type="float" office:value="0.451584494525428" calcext:value-type="float">
            <text:p>0.4515844945</text:p>
          </table:table-cell>
          <table:table-cell office:value-type="float" office:value="0.458061196135429" calcext:value-type="float">
            <text:p>0.4580611961</text:p>
          </table:table-cell>
          <table:table-cell office:value-type="float" office:value="0.450699848004531" calcext:value-type="float">
            <text:p>0.450699848</text:p>
          </table:table-cell>
          <table:table-cell office:value-type="float" office:value="0.455641540306866" calcext:value-type="float">
            <text:p>0.4556415403</text:p>
          </table:table-cell>
          <table:table-cell office:value-type="float" office:value="0.453238949705498" calcext:value-type="float">
            <text:p>0.4532389497</text:p>
          </table:table-cell>
          <table:table-cell office:value-type="float" office:value="0.453399202515009" calcext:value-type="float">
            <text:p>0.4533992025</text:p>
          </table:table-cell>
          <table:table-cell office:value-type="float" office:value="0.444727205456193" calcext:value-type="float">
            <text:p>0.4447272055</text:p>
          </table:table-cell>
          <table:table-cell office:value-type="float" office:value="0.446869846842301" calcext:value-type="float">
            <text:p>0.4468698468</text:p>
          </table:table-cell>
          <table:table-cell office:value-type="float" office:value="0.456594180962681" calcext:value-type="float">
            <text:p>0.456594181</text:p>
          </table:table-cell>
          <table:table-cell office:value-type="float" office:value="0.455248232291759" calcext:value-type="float">
            <text:p>0.4552482323</text:p>
          </table:table-cell>
          <table:table-cell office:value-type="float" office:value="0.445417579929985" calcext:value-type="float">
            <text:p>0.4454175799</text:p>
          </table:table-cell>
          <table:table-cell office:value-type="float" office:value="0.459407963122905" calcext:value-type="float">
            <text:p>0.4594079631</text:p>
          </table:table-cell>
          <table:table-cell office:value-type="float" office:value="0.455840601311293" calcext:value-type="float">
            <text:p>0.4558406013</text:p>
          </table:table-cell>
          <table:table-cell office:value-type="float" office:value="0.455949661635029" calcext:value-type="float">
            <text:p>0.4559496616</text:p>
          </table:table-cell>
          <table:table-cell office:value-type="float" office:value="0.454869558363419" calcext:value-type="float">
            <text:p>0.4548695584</text:p>
          </table:table-cell>
          <table:table-cell office:value-type="float" office:value="0.456891917938203" calcext:value-type="float">
            <text:p>0.4568919179</text:p>
          </table:table-cell>
          <table:table-cell office:value-type="float" office:value="0.455458850043767" calcext:value-type="float">
            <text:p>0.45545885</text:p>
          </table:table-cell>
          <table:table-cell office:value-type="float" office:value="0.454375353128509" calcext:value-type="float">
            <text:p>0.454375353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449717433637718" calcext:value-type="float">
            <text:p>0.4497174336</text:p>
          </table:table-cell>
          <table:table-cell office:value-type="float" office:value="0.454721877649312" calcext:value-type="float">
            <text:p>0.4547218776</text:p>
          </table:table-cell>
          <table:table-cell office:value-type="float" office:value="0.454734933446351" calcext:value-type="float">
            <text:p>0.4547349334</text:p>
          </table:table-cell>
          <table:table-cell office:value-type="float" office:value="0.455261534968213" calcext:value-type="float">
            <text:p>0.455261535</text:p>
          </table:table-cell>
          <table:table-cell office:value-type="float" office:value="0.450092244194083" calcext:value-type="float">
            <text:p>0.4500922442</text:p>
          </table:table-cell>
          <table:table-cell office:value-type="float" office:value="0.456581450959768" calcext:value-type="float">
            <text:p>0.456581451</text:p>
          </table:table-cell>
          <table:table-cell office:value-type="float" office:value="0.452982563428268" calcext:value-type="float">
            <text:p>0.4529825634</text:p>
          </table:table-cell>
          <table:table-cell office:value-type="float" office:value="0.453286034616286" calcext:value-type="float">
            <text:p>0.4532860346</text:p>
          </table:table-cell>
          <table:table-cell office:value-type="float" office:value="0.450492849447132" calcext:value-type="float">
            <text:p>0.4504928494</text:p>
          </table:table-cell>
          <table:table-cell office:value-type="float" office:value="0.447273856276653" calcext:value-type="float">
            <text:p>0.4472738563</text:p>
          </table:table-cell>
          <table:table-cell office:value-type="float" office:value="0.451750654033645" calcext:value-type="float">
            <text:p>0.451750654</text:p>
          </table:table-cell>
          <table:table-cell office:value-type="float" office:value="0.452110756053311" calcext:value-type="float">
            <text:p>0.4521107561</text:p>
          </table:table-cell>
          <table:table-cell office:value-type="float" office:value="0.45082217414422" calcext:value-type="float">
            <text:p>0.4508221741</text:p>
          </table:table-cell>
          <table:table-cell office:value-type="float" office:value="0.448284486262839" calcext:value-type="float">
            <text:p>0.4482844863</text:p>
          </table:table-cell>
          <table:table-cell office:value-type="float" office:value="0.452545101127753" calcext:value-type="float">
            <text:p>0.4525451011</text:p>
          </table:table-cell>
          <table:table-cell office:value-type="float" office:value="0.453800776512242" calcext:value-type="float">
            <text:p>0.4538007765</text:p>
          </table:table-cell>
          <table:table-cell office:value-type="float" office:value="0.452138894044722" calcext:value-type="float">
            <text:p>0.452138894</text:p>
          </table:table-cell>
          <table:table-cell office:value-type="float" office:value="0.451597267701804" calcext:value-type="float">
            <text:p>0.4515972677</text:p>
          </table:table-cell>
          <table:table-cell office:value-type="float" office:value="0.448091691287678" calcext:value-type="float">
            <text:p>0.4480916913</text:p>
          </table:table-cell>
          <table:table-cell office:value-type="float" office:value="0.449344321503755" calcext:value-type="float">
            <text:p>0.4493443215</text:p>
          </table:table-cell>
          <table:table-cell office:value-type="float" office:value="0.452841114966116" calcext:value-type="float">
            <text:p>0.452841115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446679870936387" calcext:value-type="float">
            <text:p>0.4466798709</text:p>
          </table:table-cell>
          <table:table-cell office:value-type="float" office:value="0.451719522822913" calcext:value-type="float">
            <text:p>0.4517195228</text:p>
          </table:table-cell>
          <table:table-cell office:value-type="float" office:value="0.445222864769529" calcext:value-type="float">
            <text:p>0.4452228648</text:p>
          </table:table-cell>
          <table:table-cell office:value-type="float" office:value="0.447577103700744" calcext:value-type="float">
            <text:p>0.4475771037</text:p>
          </table:table-cell>
          <table:table-cell office:value-type="float" office:value="0.443851119063403" calcext:value-type="float">
            <text:p>0.4438511191</text:p>
          </table:table-cell>
          <table:table-cell office:value-type="float" office:value="0.447343524740684" calcext:value-type="float">
            <text:p>0.4473435247</text:p>
          </table:table-cell>
          <table:table-cell office:value-type="float" office:value="0.444668453989341" calcext:value-type="float">
            <text:p>0.444668454</text:p>
          </table:table-cell>
          <table:table-cell office:value-type="float" office:value="0.449100987957699" calcext:value-type="float">
            <text:p>0.449100988</text:p>
          </table:table-cell>
          <table:table-cell office:value-type="float" office:value="0.442743777357388" calcext:value-type="float">
            <text:p>0.4427437774</text:p>
          </table:table-cell>
          <table:table-cell office:value-type="float" office:value="0.448776154623274" calcext:value-type="float">
            <text:p>0.4487761546</text:p>
          </table:table-cell>
          <table:table-cell office:value-type="float" office:value="0.448857065067052" calcext:value-type="float">
            <text:p>0.4488570651</text:p>
          </table:table-cell>
          <table:table-cell office:value-type="float" office:value="0.445035334233981" calcext:value-type="float">
            <text:p>0.4450353342</text:p>
          </table:table-cell>
          <table:table-cell office:value-type="float" office:value="0.448129484998676" calcext:value-type="float">
            <text:p>0.448129485</text:p>
          </table:table-cell>
          <table:table-cell office:value-type="float" office:value="0.441819249280069" calcext:value-type="float">
            <text:p>0.4418192493</text:p>
          </table:table-cell>
          <table:table-cell office:value-type="float" office:value="0.446729169949869" calcext:value-type="float">
            <text:p>0.4467291699</text:p>
          </table:table-cell>
          <table:table-cell office:value-type="float" office:value="0.451770605308569" calcext:value-type="float">
            <text:p>0.4517706053</text:p>
          </table:table-cell>
          <table:table-cell office:value-type="float" office:value="0.443328481183521" calcext:value-type="float">
            <text:p>0.4433284812</text:p>
          </table:table-cell>
          <table:table-cell office:value-type="float" office:value="0.444545690983985" calcext:value-type="float">
            <text:p>0.444545691</text:p>
          </table:table-cell>
          <table:table-cell office:value-type="float" office:value="0.442415717309901" calcext:value-type="float">
            <text:p>0.4424157173</text:p>
          </table:table-cell>
          <table:table-cell office:value-type="float" office:value="0.44582087397672" calcext:value-type="float">
            <text:p>0.445820874</text:p>
          </table:table-cell>
          <table:table-cell office:value-type="float" office:value="0.446840336318823" calcext:value-type="float">
            <text:p>0.446840336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445176089194203" calcext:value-type="float">
            <text:p>0.4451760892</text:p>
          </table:table-cell>
          <table:table-cell office:value-type="float" office:value="0.443910504659286" calcext:value-type="float">
            <text:p>0.4439105047</text:p>
          </table:table-cell>
          <table:table-cell office:value-type="float" office:value="0.445157156194095" calcext:value-type="float">
            <text:p>0.4451571562</text:p>
          </table:table-cell>
          <table:table-cell office:value-type="float" office:value="0.443004476791873" calcext:value-type="float">
            <text:p>0.4430044768</text:p>
          </table:table-cell>
          <table:table-cell office:value-type="float" office:value="0.445377008740416" calcext:value-type="float">
            <text:p>0.4453770087</text:p>
          </table:table-cell>
          <table:table-cell office:value-type="float" office:value="0.443388286980981" calcext:value-type="float">
            <text:p>0.443388287</text:p>
          </table:table-cell>
          <table:table-cell office:value-type="float" office:value="0.441281891249627" calcext:value-type="float">
            <text:p>0.4412818912</text:p>
          </table:table-cell>
          <table:table-cell office:value-type="float" office:value="0.441313306337302" calcext:value-type="float">
            <text:p>0.4413133063</text:p>
          </table:table-cell>
          <table:table-cell office:value-type="float" office:value="0.447087913994303" calcext:value-type="float">
            <text:p>0.447087914</text:p>
          </table:table-cell>
          <table:table-cell office:value-type="float" office:value="0.441729355972464" calcext:value-type="float">
            <text:p>0.441729356</text:p>
          </table:table-cell>
          <table:table-cell office:value-type="float" office:value="0.443860480301056" calcext:value-type="float">
            <text:p>0.4438604803</text:p>
          </table:table-cell>
          <table:table-cell office:value-type="float" office:value="0.445450085679314" calcext:value-type="float">
            <text:p>0.4454500857</text:p>
          </table:table-cell>
          <table:table-cell office:value-type="float" office:value="0.445775003298292" calcext:value-type="float">
            <text:p>0.4457750033</text:p>
          </table:table-cell>
          <table:table-cell office:value-type="float" office:value="0.440873395192525" calcext:value-type="float">
            <text:p>0.4408733952</text:p>
          </table:table-cell>
          <table:table-cell office:value-type="float" office:value="0.440662116404184" calcext:value-type="float">
            <text:p>0.4406621164</text:p>
          </table:table-cell>
          <table:table-cell office:value-type="float" office:value="0.445899816157472" calcext:value-type="float">
            <text:p>0.4458998162</text:p>
          </table:table-cell>
          <table:table-cell office:value-type="float" office:value="0.444440196250624" calcext:value-type="float">
            <text:p>0.4444401963</text:p>
          </table:table-cell>
          <table:table-cell office:value-type="float" office:value="0.446757683660959" calcext:value-type="float">
            <text:p>0.4467576837</text:p>
          </table:table-cell>
          <table:table-cell office:value-type="float" office:value="0.439276458563341" calcext:value-type="float">
            <text:p>0.4392764586</text:p>
          </table:table-cell>
          <table:table-cell office:value-type="float" office:value="0.44280878418867" calcext:value-type="float">
            <text:p>0.4428087842</text:p>
          </table:table-cell>
          <table:table-cell office:value-type="float" office:value="0.444912420115216" calcext:value-type="float">
            <text:p>0.4449124201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440472031373124" calcext:value-type="float">
            <text:p>0.4404720314</text:p>
          </table:table-cell>
          <table:table-cell office:value-type="float" office:value="0.441296046041447" calcext:value-type="float">
            <text:p>0.441296046</text:p>
          </table:table-cell>
          <table:table-cell office:value-type="float" office:value="0.437949765241053" calcext:value-type="float">
            <text:p>0.4379497652</text:p>
          </table:table-cell>
          <table:table-cell office:value-type="float" office:value="0.440423707839305" calcext:value-type="float">
            <text:p>0.4404237078</text:p>
          </table:table-cell>
          <table:table-cell office:value-type="float" office:value="0.438564439720418" calcext:value-type="float">
            <text:p>0.4385644397</text:p>
          </table:table-cell>
          <table:table-cell office:value-type="float" office:value="0.442446705788345" calcext:value-type="float">
            <text:p>0.4424467058</text:p>
          </table:table-cell>
          <table:table-cell office:value-type="float" office:value="0.438312498547007" calcext:value-type="float">
            <text:p>0.4383124985</text:p>
          </table:table-cell>
          <table:table-cell office:value-type="float" office:value="0.438300983163833" calcext:value-type="float">
            <text:p>0.4383009832</text:p>
          </table:table-cell>
          <table:table-cell office:value-type="float" office:value="0.441207298712489" calcext:value-type="float">
            <text:p>0.4412072987</text:p>
          </table:table-cell>
          <table:table-cell office:value-type="float" office:value="0.440304427894428" calcext:value-type="float">
            <text:p>0.4403044279</text:p>
          </table:table-cell>
          <table:table-cell office:value-type="float" office:value="0.435913422739396" calcext:value-type="float">
            <text:p>0.4359134227</text:p>
          </table:table-cell>
          <table:table-cell office:value-type="float" office:value="0.441401822290179" calcext:value-type="float">
            <text:p>0.4414018223</text:p>
          </table:table-cell>
          <table:table-cell office:value-type="float" office:value="0.437338050677651" calcext:value-type="float">
            <text:p>0.4373380507</text:p>
          </table:table-cell>
          <table:table-cell office:value-type="float" office:value="0.444108166453132" calcext:value-type="float">
            <text:p>0.4441081665</text:p>
          </table:table-cell>
          <table:table-cell office:value-type="float" office:value="0.441474871942194" calcext:value-type="float">
            <text:p>0.4414748719</text:p>
          </table:table-cell>
          <table:table-cell office:value-type="float" office:value="0.44053691103681" calcext:value-type="float">
            <text:p>0.440536911</text:p>
          </table:table-cell>
          <table:table-cell office:value-type="float" office:value="0.441178729599879" calcext:value-type="float">
            <text:p>0.4411787296</text:p>
          </table:table-cell>
          <table:table-cell office:value-type="float" office:value="0.441142940353619" calcext:value-type="float">
            <text:p>0.4411429404</text:p>
          </table:table-cell>
          <table:table-cell office:value-type="float" office:value="0.441719218295072" calcext:value-type="float">
            <text:p>0.4417192183</text:p>
          </table:table-cell>
          <table:table-cell office:value-type="float" office:value="0.4411645068172" calcext:value-type="float">
            <text:p>0.4411645068</text:p>
          </table:table-cell>
          <table:table-cell office:value-type="float" office:value="0.44367330866546" calcext:value-type="float">
            <text:p>0.443673308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39555301410925" calcext:value-type="float">
            <text:p>0.4395553014</text:p>
          </table:table-cell>
          <table:table-cell office:value-type="float" office:value="0.435325597514374" calcext:value-type="float">
            <text:p>0.4353255975</text:p>
          </table:table-cell>
          <table:table-cell office:value-type="float" office:value="0.43643076395141" calcext:value-type="float">
            <text:p>0.436430764</text:p>
          </table:table-cell>
          <table:table-cell office:value-type="float" office:value="0.436967912907985" calcext:value-type="float">
            <text:p>0.4369679129</text:p>
          </table:table-cell>
          <table:table-cell office:value-type="float" office:value="0.438223669396702" calcext:value-type="float">
            <text:p>0.4382236694</text:p>
          </table:table-cell>
          <table:table-cell office:value-type="float" office:value="0.437427682802081" calcext:value-type="float">
            <text:p>0.4374276828</text:p>
          </table:table-cell>
          <table:table-cell office:value-type="float" office:value="0.437287450790829" calcext:value-type="float">
            <text:p>0.4372874508</text:p>
          </table:table-cell>
          <table:table-cell office:value-type="float" office:value="0.437711049961545" calcext:value-type="float">
            <text:p>0.43771105</text:p>
          </table:table-cell>
          <table:table-cell office:value-type="float" office:value="0.436167444461534" calcext:value-type="float">
            <text:p>0.4361674445</text:p>
          </table:table-cell>
          <table:table-cell office:value-type="float" office:value="0.435310034227941" calcext:value-type="float">
            <text:p>0.4353100342</text:p>
          </table:table-cell>
          <table:table-cell office:value-type="float" office:value="0.438813568726421" calcext:value-type="float">
            <text:p>0.4388135687</text:p>
          </table:table-cell>
          <table:table-cell office:value-type="float" office:value="0.435192401669665" calcext:value-type="float">
            <text:p>0.4351924017</text:p>
          </table:table-cell>
          <table:table-cell office:value-type="float" office:value="0.437664487085798" calcext:value-type="float">
            <text:p>0.4376644871</text:p>
          </table:table-cell>
          <table:table-cell office:value-type="float" office:value="0.43385799722089" calcext:value-type="float">
            <text:p>0.4338579972</text:p>
          </table:table-cell>
          <table:table-cell office:value-type="float" office:value="0.434531113035587" calcext:value-type="float">
            <text:p>0.434531113</text:p>
          </table:table-cell>
          <table:table-cell office:value-type="float" office:value="0.435215174344638" calcext:value-type="float">
            <text:p>0.4352151743</text:p>
          </table:table-cell>
          <table:table-cell office:value-type="float" office:value="0.440030752728606" calcext:value-type="float">
            <text:p>0.4400307527</text:p>
          </table:table-cell>
          <table:table-cell office:value-type="float" office:value="0.435661172299254" calcext:value-type="float">
            <text:p>0.4356611723</text:p>
          </table:table-cell>
          <table:table-cell office:value-type="float" office:value="0.436252089732667" calcext:value-type="float">
            <text:p>0.4362520897</text:p>
          </table:table-cell>
          <table:table-cell office:value-type="float" office:value="0.437970873847234" calcext:value-type="float">
            <text:p>0.4379708738</text:p>
          </table:table-cell>
          <table:table-cell office:value-type="float" office:value="0.436881320195501" calcext:value-type="float">
            <text:p>0.4368813202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432275966710043" calcext:value-type="float">
            <text:p>0.4322759667</text:p>
          </table:table-cell>
          <table:table-cell office:value-type="float" office:value="0.430504438848171" calcext:value-type="float">
            <text:p>0.4305044388</text:p>
          </table:table-cell>
          <table:table-cell office:value-type="float" office:value="0.432369799646659" calcext:value-type="float">
            <text:p>0.4323697996</text:p>
          </table:table-cell>
          <table:table-cell office:value-type="float" office:value="0.430508897729842" calcext:value-type="float">
            <text:p>0.4305088977</text:p>
          </table:table-cell>
          <table:table-cell office:value-type="float" office:value="0.426652921878419" calcext:value-type="float">
            <text:p>0.4266529219</text:p>
          </table:table-cell>
          <table:table-cell office:value-type="float" office:value="0.433793562351955" calcext:value-type="float">
            <text:p>0.4337935624</text:p>
          </table:table-cell>
          <table:table-cell office:value-type="float" office:value="0.431597894799146" calcext:value-type="float">
            <text:p>0.4315978948</text:p>
          </table:table-cell>
          <table:table-cell office:value-type="float" office:value="0.434446203770149" calcext:value-type="float">
            <text:p>0.4344462038</text:p>
          </table:table-cell>
          <table:table-cell office:value-type="float" office:value="0.432625763346873" calcext:value-type="float">
            <text:p>0.4326257633</text:p>
          </table:table-cell>
          <table:table-cell office:value-type="float" office:value="0.430613717341411" calcext:value-type="float">
            <text:p>0.4306137173</text:p>
          </table:table-cell>
          <table:table-cell office:value-type="float" office:value="0.430107944710796" calcext:value-type="float">
            <text:p>0.4301079447</text:p>
          </table:table-cell>
          <table:table-cell office:value-type="float" office:value="0.432340019568442" calcext:value-type="float">
            <text:p>0.4323400196</text:p>
          </table:table-cell>
          <table:table-cell office:value-type="float" office:value="0.433147952884451" calcext:value-type="float">
            <text:p>0.4331479529</text:p>
          </table:table-cell>
          <table:table-cell office:value-type="float" office:value="0.433353400889846" calcext:value-type="float">
            <text:p>0.4333534009</text:p>
          </table:table-cell>
          <table:table-cell office:value-type="float" office:value="0.434308927574065" calcext:value-type="float">
            <text:p>0.4343089276</text:p>
          </table:table-cell>
          <table:table-cell office:value-type="float" office:value="0.432338789403368" calcext:value-type="float">
            <text:p>0.4323387894</text:p>
          </table:table-cell>
          <table:table-cell office:value-type="float" office:value="0.430894556109746" calcext:value-type="float">
            <text:p>0.4308945561</text:p>
          </table:table-cell>
          <table:table-cell office:value-type="float" office:value="0.431117926356704" calcext:value-type="float">
            <text:p>0.4311179264</text:p>
          </table:table-cell>
          <table:table-cell office:value-type="float" office:value="0.432353874616899" calcext:value-type="float">
            <text:p>0.4323538746</text:p>
          </table:table-cell>
          <table:table-cell office:value-type="float" office:value="0.433955520477433" calcext:value-type="float">
            <text:p>0.4339555205</text:p>
          </table:table-cell>
          <table:table-cell office:value-type="float" office:value="0.433573586004094" calcext:value-type="float">
            <text:p>0.43357358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430891619287773" calcext:value-type="float">
            <text:p>0.4308916193</text:p>
          </table:table-cell>
          <table:table-cell office:value-type="float" office:value="0.429378052748595" calcext:value-type="float">
            <text:p>0.4293780527</text:p>
          </table:table-cell>
          <table:table-cell office:value-type="float" office:value="0.425314377998247" calcext:value-type="float">
            <text:p>0.425314378</text:p>
          </table:table-cell>
          <table:table-cell office:value-type="float" office:value="0.426638841760296" calcext:value-type="float">
            <text:p>0.4266388418</text:p>
          </table:table-cell>
          <table:table-cell office:value-type="float" office:value="0.426126400834216" calcext:value-type="float">
            <text:p>0.4261264008</text:p>
          </table:table-cell>
          <table:table-cell office:value-type="float" office:value="0.428790863097732" calcext:value-type="float">
            <text:p>0.4287908631</text:p>
          </table:table-cell>
          <table:table-cell office:value-type="float" office:value="0.423881563366073" calcext:value-type="float">
            <text:p>0.4238815634</text:p>
          </table:table-cell>
          <table:table-cell office:value-type="float" office:value="0.429517899152236" calcext:value-type="float">
            <text:p>0.4295178992</text:p>
          </table:table-cell>
          <table:table-cell office:value-type="float" office:value="0.424780440630124" calcext:value-type="float">
            <text:p>0.4247804406</text:p>
          </table:table-cell>
          <table:table-cell office:value-type="float" office:value="0.42965260493067" calcext:value-type="float">
            <text:p>0.4296526049</text:p>
          </table:table-cell>
          <table:table-cell office:value-type="float" office:value="0.430851210150393" calcext:value-type="float">
            <text:p>0.4308512102</text:p>
          </table:table-cell>
          <table:table-cell office:value-type="float" office:value="0.429311021070362" calcext:value-type="float">
            <text:p>0.4293110211</text:p>
          </table:table-cell>
          <table:table-cell office:value-type="float" office:value="0.428924355858473" calcext:value-type="float">
            <text:p>0.4289243559</text:p>
          </table:table-cell>
          <table:table-cell office:value-type="float" office:value="0.428017390123191" calcext:value-type="float">
            <text:p>0.4280173901</text:p>
          </table:table-cell>
          <table:table-cell office:value-type="float" office:value="0.427777546791773" calcext:value-type="float">
            <text:p>0.4277775468</text:p>
          </table:table-cell>
          <table:table-cell office:value-type="float" office:value="0.426552181174145" calcext:value-type="float">
            <text:p>0.4265521812</text:p>
          </table:table-cell>
          <table:table-cell office:value-type="float" office:value="0.429692251845666" calcext:value-type="float">
            <text:p>0.4296922518</text:p>
          </table:table-cell>
          <table:table-cell office:value-type="float" office:value="0.428882108534499" calcext:value-type="float">
            <text:p>0.4288821085</text:p>
          </table:table-cell>
          <table:table-cell office:value-type="float" office:value="0.42784519399349" calcext:value-type="float">
            <text:p>0.427845194</text:p>
          </table:table-cell>
          <table:table-cell office:value-type="float" office:value="0.429491573119274" calcext:value-type="float">
            <text:p>0.4294915731</text:p>
          </table:table-cell>
          <table:table-cell office:value-type="float" office:value="0.429068573437006" calcext:value-type="float">
            <text:p>0.429068573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424891944509808" calcext:value-type="float">
            <text:p>0.4248919445</text:p>
          </table:table-cell>
          <table:table-cell office:value-type="float" office:value="0.42512590608713" calcext:value-type="float">
            <text:p>0.4251259061</text:p>
          </table:table-cell>
          <table:table-cell office:value-type="float" office:value="0.42362518340795" calcext:value-type="float">
            <text:p>0.4236251834</text:p>
          </table:table-cell>
          <table:table-cell office:value-type="float" office:value="0.424178056683587" calcext:value-type="float">
            <text:p>0.4241780567</text:p>
          </table:table-cell>
          <table:table-cell office:value-type="float" office:value="0.425315997289032" calcext:value-type="float">
            <text:p>0.4253159973</text:p>
          </table:table-cell>
          <table:table-cell office:value-type="float" office:value="0.424195711295693" calcext:value-type="float">
            <text:p>0.4241957113</text:p>
          </table:table-cell>
          <table:table-cell office:value-type="float" office:value="0.422336978358409" calcext:value-type="float">
            <text:p>0.4223369784</text:p>
          </table:table-cell>
          <table:table-cell office:value-type="float" office:value="0.423833012725838" calcext:value-type="float">
            <text:p>0.4238330127</text:p>
          </table:table-cell>
          <table:table-cell office:value-type="float" office:value="0.423684154374976" calcext:value-type="float">
            <text:p>0.4236841544</text:p>
          </table:table-cell>
          <table:table-cell office:value-type="float" office:value="0.426034951880843" calcext:value-type="float">
            <text:p>0.4260349519</text:p>
          </table:table-cell>
          <table:table-cell office:value-type="float" office:value="0.423748894654739" calcext:value-type="float">
            <text:p>0.4237488947</text:p>
          </table:table-cell>
          <table:table-cell office:value-type="float" office:value="0.422904178657907" calcext:value-type="float">
            <text:p>0.4229041787</text:p>
          </table:table-cell>
          <table:table-cell office:value-type="float" office:value="0.423954482260179" calcext:value-type="float">
            <text:p>0.4239544823</text:p>
          </table:table-cell>
          <table:table-cell office:value-type="float" office:value="0.425204625109853" calcext:value-type="float">
            <text:p>0.4252046251</text:p>
          </table:table-cell>
          <table:table-cell office:value-type="float" office:value="0.422695121233895" calcext:value-type="float">
            <text:p>0.4226951212</text:p>
          </table:table-cell>
          <table:table-cell office:value-type="float" office:value="0.424220628107158" calcext:value-type="float">
            <text:p>0.4242206281</text:p>
          </table:table-cell>
          <table:table-cell office:value-type="float" office:value="0.426792210747394" calcext:value-type="float">
            <text:p>0.4267922107</text:p>
          </table:table-cell>
          <table:table-cell office:value-type="float" office:value="0.426244294410534" calcext:value-type="float">
            <text:p>0.4262442944</text:p>
          </table:table-cell>
          <table:table-cell office:value-type="float" office:value="0.426957042754148" calcext:value-type="float">
            <text:p>0.4269570428</text:p>
          </table:table-cell>
          <table:table-cell office:value-type="float" office:value="0.424273853816641" calcext:value-type="float">
            <text:p>0.4242738538</text:p>
          </table:table-cell>
          <table:table-cell office:value-type="float" office:value="0.423401832651864" calcext:value-type="float">
            <text:p>0.423401832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422290923197144" calcext:value-type="float">
            <text:p>0.4222909232</text:p>
          </table:table-cell>
          <table:table-cell office:value-type="float" office:value="0.420016067353165" calcext:value-type="float">
            <text:p>0.4200160674</text:p>
          </table:table-cell>
          <table:table-cell office:value-type="float" office:value="0.418527575536591" calcext:value-type="float">
            <text:p>0.4185275755</text:p>
          </table:table-cell>
          <table:table-cell office:value-type="float" office:value="0.418577206964695" calcext:value-type="float">
            <text:p>0.418577207</text:p>
          </table:table-cell>
          <table:table-cell office:value-type="float" office:value="0.419451656580371" calcext:value-type="float">
            <text:p>0.4194516566</text:p>
          </table:table-cell>
          <table:table-cell office:value-type="float" office:value="0.419036058806401" calcext:value-type="float">
            <text:p>0.4190360588</text:p>
          </table:table-cell>
          <table:table-cell office:value-type="float" office:value="0.421649890090623" calcext:value-type="float">
            <text:p>0.4216498901</text:p>
          </table:table-cell>
          <table:table-cell office:value-type="float" office:value="0.419121888568101" calcext:value-type="float">
            <text:p>0.4191218886</text:p>
          </table:table-cell>
          <table:table-cell office:value-type="float" office:value="0.421972843390474" calcext:value-type="float">
            <text:p>0.4219728434</text:p>
          </table:table-cell>
          <table:table-cell office:value-type="float" office:value="0.421441847465478" calcext:value-type="float">
            <text:p>0.4214418475</text:p>
          </table:table-cell>
          <table:table-cell office:value-type="float" office:value="0.421404529866599" calcext:value-type="float">
            <text:p>0.4214045299</text:p>
          </table:table-cell>
          <table:table-cell office:value-type="float" office:value="0.419655083991349" calcext:value-type="float">
            <text:p>0.419655084</text:p>
          </table:table-cell>
          <table:table-cell office:value-type="float" office:value="0.419922718321864" calcext:value-type="float">
            <text:p>0.4199227183</text:p>
          </table:table-cell>
          <table:table-cell office:value-type="float" office:value="0.418773195080843" calcext:value-type="float">
            <text:p>0.4187731951</text:p>
          </table:table-cell>
          <table:table-cell office:value-type="float" office:value="0.420589486796767" calcext:value-type="float">
            <text:p>0.4205894868</text:p>
          </table:table-cell>
          <table:table-cell office:value-type="float" office:value="0.41888967854084" calcext:value-type="float">
            <text:p>0.4188896785</text:p>
          </table:table-cell>
          <table:table-cell office:value-type="float" office:value="0.418746507549055" calcext:value-type="float">
            <text:p>0.4187465075</text:p>
          </table:table-cell>
          <table:table-cell office:value-type="float" office:value="0.420639778283982" calcext:value-type="float">
            <text:p>0.4206397783</text:p>
          </table:table-cell>
          <table:table-cell office:value-type="float" office:value="0.419692799521177" calcext:value-type="float">
            <text:p>0.4196927995</text:p>
          </table:table-cell>
          <table:table-cell office:value-type="float" office:value="0.422621112237695" calcext:value-type="float">
            <text:p>0.4226211122</text:p>
          </table:table-cell>
          <table:table-cell office:value-type="float" office:value="0.420726818820063" calcext:value-type="float">
            <text:p>0.420726818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415911655050912" calcext:value-type="float">
            <text:p>0.4159116551</text:p>
          </table:table-cell>
          <table:table-cell office:value-type="float" office:value="0.416507637694455" calcext:value-type="float">
            <text:p>0.4165076377</text:p>
          </table:table-cell>
          <table:table-cell office:value-type="float" office:value="0.418056532229817" calcext:value-type="float">
            <text:p>0.4180565322</text:p>
          </table:table-cell>
          <table:table-cell office:value-type="float" office:value="0.417071325506991" calcext:value-type="float">
            <text:p>0.4170713255</text:p>
          </table:table-cell>
          <table:table-cell office:value-type="float" office:value="0.418149298940891" calcext:value-type="float">
            <text:p>0.4181492989</text:p>
          </table:table-cell>
          <table:table-cell office:value-type="float" office:value="0.417228863247557" calcext:value-type="float">
            <text:p>0.4172288632</text:p>
          </table:table-cell>
          <table:table-cell office:value-type="float" office:value="0.416276180004814" calcext:value-type="float">
            <text:p>0.41627618</text:p>
          </table:table-cell>
          <table:table-cell office:value-type="float" office:value="0.41667468352298" calcext:value-type="float">
            <text:p>0.4166746835</text:p>
          </table:table-cell>
          <table:table-cell office:value-type="float" office:value="0.416371345287646" calcext:value-type="float">
            <text:p>0.4163713453</text:p>
          </table:table-cell>
          <table:table-cell office:value-type="float" office:value="0.412342225566401" calcext:value-type="float">
            <text:p>0.4123422256</text:p>
          </table:table-cell>
          <table:table-cell office:value-type="float" office:value="0.414560346820289" calcext:value-type="float">
            <text:p>0.4145603468</text:p>
          </table:table-cell>
          <table:table-cell office:value-type="float" office:value="0.415827989007068" calcext:value-type="float">
            <text:p>0.415827989</text:p>
          </table:table-cell>
          <table:table-cell office:value-type="float" office:value="0.415327817055051" calcext:value-type="float">
            <text:p>0.4153278171</text:p>
          </table:table-cell>
          <table:table-cell office:value-type="float" office:value="0.413402025684166" calcext:value-type="float">
            <text:p>0.4134020257</text:p>
          </table:table-cell>
          <table:table-cell office:value-type="float" office:value="0.417884587890745" calcext:value-type="float">
            <text:p>0.4178845879</text:p>
          </table:table-cell>
          <table:table-cell office:value-type="float" office:value="0.415530303676729" calcext:value-type="float">
            <text:p>0.4155303037</text:p>
          </table:table-cell>
          <table:table-cell office:value-type="float" office:value="0.418056712268629" calcext:value-type="float">
            <text:p>0.4180567123</text:p>
          </table:table-cell>
          <table:table-cell office:value-type="float" office:value="0.415709108371386" calcext:value-type="float">
            <text:p>0.4157091084</text:p>
          </table:table-cell>
          <table:table-cell office:value-type="float" office:value="0.417306739451641" calcext:value-type="float">
            <text:p>0.4173067395</text:p>
          </table:table-cell>
          <table:table-cell office:value-type="float" office:value="0.416434807732921" calcext:value-type="float">
            <text:p>0.4164348077</text:p>
          </table:table-cell>
          <table:table-cell office:value-type="float" office:value="0.41286402067445" calcext:value-type="float">
            <text:p>0.412864020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409888312873596" calcext:value-type="float">
            <text:p>0.4098883129</text:p>
          </table:table-cell>
          <table:table-cell office:value-type="float" office:value="0.411425031290351" calcext:value-type="float">
            <text:p>0.4114250313</text:p>
          </table:table-cell>
          <table:table-cell office:value-type="float" office:value="0.411220565852221" calcext:value-type="float">
            <text:p>0.4112205659</text:p>
          </table:table-cell>
          <table:table-cell office:value-type="float" office:value="0.412447786318337" calcext:value-type="float">
            <text:p>0.4124477863</text:p>
          </table:table-cell>
          <table:table-cell office:value-type="float" office:value="0.411675634854158" calcext:value-type="float">
            <text:p>0.4116756349</text:p>
          </table:table-cell>
          <table:table-cell office:value-type="float" office:value="0.412788421899435" calcext:value-type="float">
            <text:p>0.4127884219</text:p>
          </table:table-cell>
          <table:table-cell office:value-type="float" office:value="0.412556423570825" calcext:value-type="float">
            <text:p>0.4125564236</text:p>
          </table:table-cell>
          <table:table-cell office:value-type="float" office:value="0.40828128120551" calcext:value-type="float">
            <text:p>0.4082812812</text:p>
          </table:table-cell>
          <table:table-cell office:value-type="float" office:value="0.411722310076427" calcext:value-type="float">
            <text:p>0.4117223101</text:p>
          </table:table-cell>
          <table:table-cell office:value-type="float" office:value="0.412754309604159" calcext:value-type="float">
            <text:p>0.4127543096</text:p>
          </table:table-cell>
          <table:table-cell office:value-type="float" office:value="0.41183704663242" calcext:value-type="float">
            <text:p>0.4118370466</text:p>
          </table:table-cell>
          <table:table-cell office:value-type="float" office:value="0.412981696663831" calcext:value-type="float">
            <text:p>0.4129816967</text:p>
          </table:table-cell>
          <table:table-cell office:value-type="float" office:value="0.413194633134614" calcext:value-type="float">
            <text:p>0.4131946331</text:p>
          </table:table-cell>
          <table:table-cell office:value-type="float" office:value="0.412583047239962" calcext:value-type="float">
            <text:p>0.4125830472</text:p>
          </table:table-cell>
          <table:table-cell office:value-type="float" office:value="0.411079764517323" calcext:value-type="float">
            <text:p>0.4110797645</text:p>
          </table:table-cell>
          <table:table-cell office:value-type="float" office:value="0.411537757736387" calcext:value-type="float">
            <text:p>0.4115377577</text:p>
          </table:table-cell>
          <table:table-cell office:value-type="float" office:value="0.411374545453549" calcext:value-type="float">
            <text:p>0.4113745455</text:p>
          </table:table-cell>
          <table:table-cell office:value-type="float" office:value="0.41151719398642" calcext:value-type="float">
            <text:p>0.411517194</text:p>
          </table:table-cell>
          <table:table-cell office:value-type="float" office:value="0.412297305767303" calcext:value-type="float">
            <text:p>0.4122973058</text:p>
          </table:table-cell>
          <table:table-cell office:value-type="float" office:value="0.410747985245636" calcext:value-type="float">
            <text:p>0.4107479852</text:p>
          </table:table-cell>
          <table:table-cell office:value-type="float" office:value="0.411461685878102" calcext:value-type="float">
            <text:p>0.411461685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407161400144549" calcext:value-type="float">
            <text:p>0.4071614001</text:p>
          </table:table-cell>
          <table:table-cell office:value-type="float" office:value="0.407698342657866" calcext:value-type="float">
            <text:p>0.4076983427</text:p>
          </table:table-cell>
          <table:table-cell office:value-type="float" office:value="0.406865422017283" calcext:value-type="float">
            <text:p>0.406865422</text:p>
          </table:table-cell>
          <table:table-cell office:value-type="float" office:value="0.406375512794161" calcext:value-type="float">
            <text:p>0.4063755128</text:p>
          </table:table-cell>
          <table:table-cell office:value-type="float" office:value="0.407920644039745" calcext:value-type="float">
            <text:p>0.407920644</text:p>
          </table:table-cell>
          <table:table-cell office:value-type="float" office:value="0.406934300321527" calcext:value-type="float">
            <text:p>0.4069343003</text:p>
          </table:table-cell>
          <table:table-cell office:value-type="float" office:value="0.407320545215364" calcext:value-type="float">
            <text:p>0.4073205452</text:p>
          </table:table-cell>
          <table:table-cell office:value-type="float" office:value="0.407525827974277" calcext:value-type="float">
            <text:p>0.407525828</text:p>
          </table:table-cell>
          <table:table-cell office:value-type="float" office:value="0.407613205680841" calcext:value-type="float">
            <text:p>0.4076132057</text:p>
          </table:table-cell>
          <table:table-cell office:value-type="float" office:value="0.408141339860074" calcext:value-type="float">
            <text:p>0.4081413399</text:p>
          </table:table-cell>
          <table:table-cell office:value-type="float" office:value="0.408603542010336" calcext:value-type="float">
            <text:p>0.408603542</text:p>
          </table:table-cell>
          <table:table-cell office:value-type="float" office:value="0.406627212992154" calcext:value-type="float">
            <text:p>0.406627213</text:p>
          </table:table-cell>
          <table:table-cell office:value-type="float" office:value="0.407382759003645" calcext:value-type="float">
            <text:p>0.407382759</text:p>
          </table:table-cell>
          <table:table-cell office:value-type="float" office:value="0.40884849503237" calcext:value-type="float">
            <text:p>0.408848495</text:p>
          </table:table-cell>
          <table:table-cell office:value-type="float" office:value="0.404679429522692" calcext:value-type="float">
            <text:p>0.4046794295</text:p>
          </table:table-cell>
          <table:table-cell office:value-type="float" office:value="0.407772286967517" calcext:value-type="float">
            <text:p>0.407772287</text:p>
          </table:table-cell>
          <table:table-cell office:value-type="float" office:value="0.408807037008891" calcext:value-type="float">
            <text:p>0.408807037</text:p>
          </table:table-cell>
          <table:table-cell office:value-type="float" office:value="0.408098600850576" calcext:value-type="float">
            <text:p>0.4080986009</text:p>
          </table:table-cell>
          <table:table-cell office:value-type="float" office:value="0.406854497544312" calcext:value-type="float">
            <text:p>0.4068544975</text:p>
          </table:table-cell>
          <table:table-cell office:value-type="float" office:value="0.406069734807991" calcext:value-type="float">
            <text:p>0.4060697348</text:p>
          </table:table-cell>
          <table:table-cell office:value-type="float" office:value="0.4076980491601" calcext:value-type="float">
            <text:p>0.407698049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403212548034451" calcext:value-type="float">
            <text:p>0.403212548</text:p>
          </table:table-cell>
          <table:table-cell office:value-type="float" office:value="0.402743648676035" calcext:value-type="float">
            <text:p>0.4027436487</text:p>
          </table:table-cell>
          <table:table-cell office:value-type="float" office:value="0.402982702520085" calcext:value-type="float">
            <text:p>0.4029827025</text:p>
          </table:table-cell>
          <table:table-cell office:value-type="float" office:value="0.40386857983842" calcext:value-type="float">
            <text:p>0.4038685798</text:p>
          </table:table-cell>
          <table:table-cell office:value-type="float" office:value="0.400309911917876" calcext:value-type="float">
            <text:p>0.4003099119</text:p>
          </table:table-cell>
          <table:table-cell office:value-type="float" office:value="0.40058269965605" calcext:value-type="float">
            <text:p>0.4005826997</text:p>
          </table:table-cell>
          <table:table-cell office:value-type="float" office:value="0.401172781722706" calcext:value-type="float">
            <text:p>0.4011727817</text:p>
          </table:table-cell>
          <table:table-cell office:value-type="float" office:value="0.400179587545126" calcext:value-type="float">
            <text:p>0.4001795875</text:p>
          </table:table-cell>
          <table:table-cell office:value-type="float" office:value="0.402971634837063" calcext:value-type="float">
            <text:p>0.4029716348</text:p>
          </table:table-cell>
          <table:table-cell office:value-type="float" office:value="0.402569907593824" calcext:value-type="float">
            <text:p>0.4025699076</text:p>
          </table:table-cell>
          <table:table-cell office:value-type="float" office:value="0.404120046964059" calcext:value-type="float">
            <text:p>0.404120047</text:p>
          </table:table-cell>
          <table:table-cell office:value-type="float" office:value="0.402276224500418" calcext:value-type="float">
            <text:p>0.4022762245</text:p>
          </table:table-cell>
          <table:table-cell office:value-type="float" office:value="0.401967098198663" calcext:value-type="float">
            <text:p>0.4019670982</text:p>
          </table:table-cell>
          <table:table-cell office:value-type="float" office:value="0.401972319550209" calcext:value-type="float">
            <text:p>0.4019723196</text:p>
          </table:table-cell>
          <table:table-cell office:value-type="float" office:value="0.403458365496354" calcext:value-type="float">
            <text:p>0.4034583655</text:p>
          </table:table-cell>
          <table:table-cell office:value-type="float" office:value="0.403199224553812" calcext:value-type="float">
            <text:p>0.4031992246</text:p>
          </table:table-cell>
          <table:table-cell office:value-type="float" office:value="0.402463743116168" calcext:value-type="float">
            <text:p>0.4024637431</text:p>
          </table:table-cell>
          <table:table-cell office:value-type="float" office:value="0.402964189045207" calcext:value-type="float">
            <text:p>0.402964189</text:p>
          </table:table-cell>
          <table:table-cell office:value-type="float" office:value="0.402253092376805" calcext:value-type="float">
            <text:p>0.4022530924</text:p>
          </table:table-cell>
          <table:table-cell office:value-type="float" office:value="0.402657053856455" calcext:value-type="float">
            <text:p>0.4026570539</text:p>
          </table:table-cell>
          <table:table-cell office:value-type="float" office:value="0.40162254661155" calcext:value-type="float">
            <text:p>0.4016225466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398558129404006" calcext:value-type="float">
            <text:p>0.3985581294</text:p>
          </table:table-cell>
          <table:table-cell office:value-type="float" office:value="0.397945360646855" calcext:value-type="float">
            <text:p>0.3979453606</text:p>
          </table:table-cell>
          <table:table-cell office:value-type="float" office:value="0.3985434413584" calcext:value-type="float">
            <text:p>0.3985434414</text:p>
          </table:table-cell>
          <table:table-cell office:value-type="float" office:value="0.399419350992038" calcext:value-type="float">
            <text:p>0.399419351</text:p>
          </table:table-cell>
          <table:table-cell office:value-type="float" office:value="0.399089363033233" calcext:value-type="float">
            <text:p>0.399089363</text:p>
          </table:table-cell>
          <table:table-cell office:value-type="float" office:value="0.397750111475361" calcext:value-type="float">
            <text:p>0.3977501115</text:p>
          </table:table-cell>
          <table:table-cell office:value-type="float" office:value="0.396753896183322" calcext:value-type="float">
            <text:p>0.3967538962</text:p>
          </table:table-cell>
          <table:table-cell office:value-type="float" office:value="0.400078513571251" calcext:value-type="float">
            <text:p>0.4000785136</text:p>
          </table:table-cell>
          <table:table-cell office:value-type="float" office:value="0.39851118967532" calcext:value-type="float">
            <text:p>0.3985111897</text:p>
          </table:table-cell>
          <table:table-cell office:value-type="float" office:value="0.398688438166823" calcext:value-type="float">
            <text:p>0.3986884382</text:p>
          </table:table-cell>
          <table:table-cell office:value-type="float" office:value="0.398229384514323" calcext:value-type="float">
            <text:p>0.3982293845</text:p>
          </table:table-cell>
          <table:table-cell office:value-type="float" office:value="0.397675890459536" calcext:value-type="float">
            <text:p>0.3976758905</text:p>
          </table:table-cell>
          <table:table-cell office:value-type="float" office:value="0.39997225957919" calcext:value-type="float">
            <text:p>0.3999722596</text:p>
          </table:table-cell>
          <table:table-cell office:value-type="float" office:value="0.398665792327281" calcext:value-type="float">
            <text:p>0.3986657923</text:p>
          </table:table-cell>
          <table:table-cell office:value-type="float" office:value="0.399630827071994" calcext:value-type="float">
            <text:p>0.3996308271</text:p>
          </table:table-cell>
          <table:table-cell office:value-type="float" office:value="0.398791024862476" calcext:value-type="float">
            <text:p>0.3987910249</text:p>
          </table:table-cell>
          <table:table-cell office:value-type="float" office:value="0.397536550565298" calcext:value-type="float">
            <text:p>0.3975365506</text:p>
          </table:table-cell>
          <table:table-cell office:value-type="float" office:value="0.399511364828035" calcext:value-type="float">
            <text:p>0.3995113648</text:p>
          </table:table-cell>
          <table:table-cell office:value-type="float" office:value="0.399377293588701" calcext:value-type="float">
            <text:p>0.3993772936</text:p>
          </table:table-cell>
          <table:table-cell office:value-type="float" office:value="0.400176204072704" calcext:value-type="float">
            <text:p>0.4001762041</text:p>
          </table:table-cell>
          <table:table-cell office:value-type="float" office:value="0.39941620160769" calcext:value-type="float">
            <text:p>0.39941620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3746022509091" calcext:value-type="float">
            <text:p>0.3937460225</text:p>
          </table:table-cell>
          <table:table-cell office:value-type="float" office:value="0.394666723085728" calcext:value-type="float">
            <text:p>0.3946667231</text:p>
          </table:table-cell>
          <table:table-cell office:value-type="float" office:value="0.392499986824023" calcext:value-type="float">
            <text:p>0.3924999868</text:p>
          </table:table-cell>
          <table:table-cell office:value-type="float" office:value="0.393056011442363" calcext:value-type="float">
            <text:p>0.3930560114</text:p>
          </table:table-cell>
          <table:table-cell office:value-type="float" office:value="0.39555669061084" calcext:value-type="float">
            <text:p>0.3955566906</text:p>
          </table:table-cell>
          <table:table-cell office:value-type="float" office:value="0.394767042551247" calcext:value-type="float">
            <text:p>0.3947670426</text:p>
          </table:table-cell>
          <table:table-cell office:value-type="float" office:value="0.393698387461179" calcext:value-type="float">
            <text:p>0.3936983875</text:p>
          </table:table-cell>
          <table:table-cell office:value-type="float" office:value="0.393775179098578" calcext:value-type="float">
            <text:p>0.3937751791</text:p>
          </table:table-cell>
          <table:table-cell office:value-type="float" office:value="0.392903633945335" calcext:value-type="float">
            <text:p>0.3929036339</text:p>
          </table:table-cell>
          <table:table-cell office:value-type="float" office:value="0.394352091732267" calcext:value-type="float">
            <text:p>0.3943520917</text:p>
          </table:table-cell>
          <table:table-cell office:value-type="float" office:value="0.392249576971926" calcext:value-type="float">
            <text:p>0.392249577</text:p>
          </table:table-cell>
          <table:table-cell office:value-type="float" office:value="0.395904759595491" calcext:value-type="float">
            <text:p>0.3959047596</text:p>
          </table:table-cell>
          <table:table-cell office:value-type="float" office:value="0.393240301269656" calcext:value-type="float">
            <text:p>0.3932403013</text:p>
          </table:table-cell>
          <table:table-cell office:value-type="float" office:value="0.394721310032422" calcext:value-type="float">
            <text:p>0.39472131</text:p>
          </table:table-cell>
          <table:table-cell office:value-type="float" office:value="0.394090076951775" calcext:value-type="float">
            <text:p>0.394090077</text:p>
          </table:table-cell>
          <table:table-cell office:value-type="float" office:value="0.393895432550703" calcext:value-type="float">
            <text:p>0.3938954326</text:p>
          </table:table-cell>
          <table:table-cell office:value-type="float" office:value="0.393956239539395" calcext:value-type="float">
            <text:p>0.3939562395</text:p>
          </table:table-cell>
          <table:table-cell office:value-type="float" office:value="0.394532314471839" calcext:value-type="float">
            <text:p>0.3945323145</text:p>
          </table:table-cell>
          <table:table-cell office:value-type="float" office:value="0.393675257765816" calcext:value-type="float">
            <text:p>0.3936752578</text:p>
          </table:table-cell>
          <table:table-cell office:value-type="float" office:value="0.394318785582211" calcext:value-type="float">
            <text:p>0.3943187856</text:p>
          </table:table-cell>
          <table:table-cell office:value-type="float" office:value="0.39219258136794" calcext:value-type="float">
            <text:p>0.392192581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389696332346361" calcext:value-type="float">
            <text:p>0.3896963323</text:p>
          </table:table-cell>
          <table:table-cell office:value-type="float" office:value="0.389673502485892" calcext:value-type="float">
            <text:p>0.3896735025</text:p>
          </table:table-cell>
          <table:table-cell office:value-type="float" office:value="0.39033337796614" calcext:value-type="float">
            <text:p>0.390333378</text:p>
          </table:table-cell>
          <table:table-cell office:value-type="float" office:value="0.388365922503077" calcext:value-type="float">
            <text:p>0.3883659225</text:p>
          </table:table-cell>
          <table:table-cell office:value-type="float" office:value="0.389528653982612" calcext:value-type="float">
            <text:p>0.389528654</text:p>
          </table:table-cell>
          <table:table-cell office:value-type="float" office:value="0.388497464510497" calcext:value-type="float">
            <text:p>0.3884974645</text:p>
          </table:table-cell>
          <table:table-cell office:value-type="float" office:value="0.388965230711192" calcext:value-type="float">
            <text:p>0.3889652307</text:p>
          </table:table-cell>
          <table:table-cell office:value-type="float" office:value="0.389483079340044" calcext:value-type="float">
            <text:p>0.3894830793</text:p>
          </table:table-cell>
          <table:table-cell office:value-type="float" office:value="0.388984075962336" calcext:value-type="float">
            <text:p>0.388984076</text:p>
          </table:table-cell>
          <table:table-cell office:value-type="float" office:value="0.389681528055498" calcext:value-type="float">
            <text:p>0.3896815281</text:p>
          </table:table-cell>
          <table:table-cell office:value-type="float" office:value="0.389472883295198" calcext:value-type="float">
            <text:p>0.3894728833</text:p>
          </table:table-cell>
          <table:table-cell office:value-type="float" office:value="0.389147515374268" calcext:value-type="float">
            <text:p>0.3891475154</text:p>
          </table:table-cell>
          <table:table-cell office:value-type="float" office:value="0.38928829173732" calcext:value-type="float">
            <text:p>0.3892882917</text:p>
          </table:table-cell>
          <table:table-cell office:value-type="float" office:value="0.387753652665788" calcext:value-type="float">
            <text:p>0.3877536527</text:p>
          </table:table-cell>
          <table:table-cell office:value-type="float" office:value="0.390214405579679" calcext:value-type="float">
            <text:p>0.3902144056</text:p>
          </table:table-cell>
          <table:table-cell office:value-type="float" office:value="0.388568661332803" calcext:value-type="float">
            <text:p>0.3885686613</text:p>
          </table:table-cell>
          <table:table-cell office:value-type="float" office:value="0.389716888486483" calcext:value-type="float">
            <text:p>0.3897168885</text:p>
          </table:table-cell>
          <table:table-cell office:value-type="float" office:value="0.38924144212487" calcext:value-type="float">
            <text:p>0.3892414421</text:p>
          </table:table-cell>
          <table:table-cell office:value-type="float" office:value="0.387535384311795" calcext:value-type="float">
            <text:p>0.3875353843</text:p>
          </table:table-cell>
          <table:table-cell office:value-type="float" office:value="0.388660052477879" calcext:value-type="float">
            <text:p>0.3886600525</text:p>
          </table:table-cell>
          <table:table-cell office:value-type="float" office:value="0.389982435126177" calcext:value-type="float">
            <text:p>0.389982435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385131341375284" calcext:value-type="float">
            <text:p>0.3851313414</text:p>
          </table:table-cell>
          <table:table-cell office:value-type="float" office:value="0.384929596834353" calcext:value-type="float">
            <text:p>0.3849295968</text:p>
          </table:table-cell>
          <table:table-cell office:value-type="float" office:value="0.38408233096787" calcext:value-type="float">
            <text:p>0.384082331</text:p>
          </table:table-cell>
          <table:table-cell office:value-type="float" office:value="0.385273198043562" calcext:value-type="float">
            <text:p>0.385273198</text:p>
          </table:table-cell>
          <table:table-cell office:value-type="float" office:value="0.385307811329187" calcext:value-type="float">
            <text:p>0.3853078113</text:p>
          </table:table-cell>
          <table:table-cell office:value-type="float" office:value="0.385479900620201" calcext:value-type="float">
            <text:p>0.3854799006</text:p>
          </table:table-cell>
          <table:table-cell office:value-type="float" office:value="0.38384321568253" calcext:value-type="float">
            <text:p>0.3838432157</text:p>
          </table:table-cell>
          <table:table-cell office:value-type="float" office:value="0.385645191655146" calcext:value-type="float">
            <text:p>0.3856451917</text:p>
          </table:table-cell>
          <table:table-cell office:value-type="float" office:value="0.382676274185216" calcext:value-type="float">
            <text:p>0.3826762742</text:p>
          </table:table-cell>
          <table:table-cell office:value-type="float" office:value="0.383970230621241" calcext:value-type="float">
            <text:p>0.3839702306</text:p>
          </table:table-cell>
          <table:table-cell office:value-type="float" office:value="0.384234914646428" calcext:value-type="float">
            <text:p>0.3842349146</text:p>
          </table:table-cell>
          <table:table-cell office:value-type="float" office:value="0.383486298825788" calcext:value-type="float">
            <text:p>0.3834862988</text:p>
          </table:table-cell>
          <table:table-cell office:value-type="float" office:value="0.384469899676469" calcext:value-type="float">
            <text:p>0.3844698997</text:p>
          </table:table-cell>
          <table:table-cell office:value-type="float" office:value="0.38474361181162" calcext:value-type="float">
            <text:p>0.3847436118</text:p>
          </table:table-cell>
          <table:table-cell office:value-type="float" office:value="0.384391383793719" calcext:value-type="float">
            <text:p>0.3843913838</text:p>
          </table:table-cell>
          <table:table-cell office:value-type="float" office:value="0.38417259215178" calcext:value-type="float">
            <text:p>0.3841725922</text:p>
          </table:table-cell>
          <table:table-cell office:value-type="float" office:value="0.384814518418868" calcext:value-type="float">
            <text:p>0.3848145184</text:p>
          </table:table-cell>
          <table:table-cell office:value-type="float" office:value="0.38467735574933" calcext:value-type="float">
            <text:p>0.3846773557</text:p>
          </table:table-cell>
          <table:table-cell office:value-type="float" office:value="0.383883493007413" calcext:value-type="float">
            <text:p>0.383883493</text:p>
          </table:table-cell>
          <table:table-cell office:value-type="float" office:value="0.385375483989435" calcext:value-type="float">
            <text:p>0.385375484</text:p>
          </table:table-cell>
          <table:table-cell office:value-type="float" office:value="0.385062209667304" calcext:value-type="float">
            <text:p>0.385062209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380221393527105" calcext:value-type="float">
            <text:p>0.3802213935</text:p>
          </table:table-cell>
          <table:table-cell office:value-type="float" office:value="0.379938471334176" calcext:value-type="float">
            <text:p>0.3799384713</text:p>
          </table:table-cell>
          <table:table-cell office:value-type="float" office:value="0.38022994059315" calcext:value-type="float">
            <text:p>0.3802299406</text:p>
          </table:table-cell>
          <table:table-cell office:value-type="float" office:value="0.379870936308972" calcext:value-type="float">
            <text:p>0.3798709363</text:p>
          </table:table-cell>
          <table:table-cell office:value-type="float" office:value="0.380071411979403" calcext:value-type="float">
            <text:p>0.380071412</text:p>
          </table:table-cell>
          <table:table-cell office:value-type="float" office:value="0.378420911208604" calcext:value-type="float">
            <text:p>0.3784209112</text:p>
          </table:table-cell>
          <table:table-cell office:value-type="float" office:value="0.379752422311813" calcext:value-type="float">
            <text:p>0.3797524223</text:p>
          </table:table-cell>
          <table:table-cell office:value-type="float" office:value="0.380591673743034" calcext:value-type="float">
            <text:p>0.3805916737</text:p>
          </table:table-cell>
          <table:table-cell office:value-type="float" office:value="0.37939549918378" calcext:value-type="float">
            <text:p>0.3793954992</text:p>
          </table:table-cell>
          <table:table-cell office:value-type="float" office:value="0.381619070495264" calcext:value-type="float">
            <text:p>0.3816190705</text:p>
          </table:table-cell>
          <table:table-cell office:value-type="float" office:value="0.381167628200488" calcext:value-type="float">
            <text:p>0.3811676282</text:p>
          </table:table-cell>
          <table:table-cell office:value-type="float" office:value="0.380150972691807" calcext:value-type="float">
            <text:p>0.3801509727</text:p>
          </table:table-cell>
          <table:table-cell office:value-type="float" office:value="0.379421892458314" calcext:value-type="float">
            <text:p>0.3794218925</text:p>
          </table:table-cell>
          <table:table-cell office:value-type="float" office:value="0.380515041420361" calcext:value-type="float">
            <text:p>0.3805150414</text:p>
          </table:table-cell>
          <table:table-cell office:value-type="float" office:value="0.380854094091441" calcext:value-type="float">
            <text:p>0.3808540941</text:p>
          </table:table-cell>
          <table:table-cell office:value-type="float" office:value="0.380156745837474" calcext:value-type="float">
            <text:p>0.3801567458</text:p>
          </table:table-cell>
          <table:table-cell office:value-type="float" office:value="0.380511946765364" calcext:value-type="float">
            <text:p>0.3805119468</text:p>
          </table:table-cell>
          <table:table-cell office:value-type="float" office:value="0.379811812186211" calcext:value-type="float">
            <text:p>0.3798118122</text:p>
          </table:table-cell>
          <table:table-cell office:value-type="float" office:value="0.379639839157034" calcext:value-type="float">
            <text:p>0.3796398392</text:p>
          </table:table-cell>
          <table:table-cell office:value-type="float" office:value="0.381140354944876" calcext:value-type="float">
            <text:p>0.3811403549</text:p>
          </table:table-cell>
          <table:table-cell office:value-type="float" office:value="0.380721895073139" calcext:value-type="float">
            <text:p>0.380721895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7444264493411" calcext:value-type="float">
            <text:p>0.3744426449</text:p>
          </table:table-cell>
          <table:table-cell office:value-type="float" office:value="0.374427816603323" calcext:value-type="float">
            <text:p>0.3744278166</text:p>
          </table:table-cell>
          <table:table-cell office:value-type="float" office:value="0.375200905759758" calcext:value-type="float">
            <text:p>0.3752009058</text:p>
          </table:table-cell>
          <table:table-cell office:value-type="float" office:value="0.375025690310832" calcext:value-type="float">
            <text:p>0.3750256903</text:p>
          </table:table-cell>
          <table:table-cell office:value-type="float" office:value="0.374767576182154" calcext:value-type="float">
            <text:p>0.3747675762</text:p>
          </table:table-cell>
          <table:table-cell office:value-type="float" office:value="0.375852030589898" calcext:value-type="float">
            <text:p>0.3758520306</text:p>
          </table:table-cell>
          <table:table-cell office:value-type="float" office:value="0.374892024049876" calcext:value-type="float">
            <text:p>0.374892024</text:p>
          </table:table-cell>
          <table:table-cell office:value-type="float" office:value="0.374585152804965" calcext:value-type="float">
            <text:p>0.3745851528</text:p>
          </table:table-cell>
          <table:table-cell office:value-type="float" office:value="0.375352638801668" calcext:value-type="float">
            <text:p>0.3753526388</text:p>
          </table:table-cell>
          <table:table-cell office:value-type="float" office:value="0.375534979067093" calcext:value-type="float">
            <text:p>0.3755349791</text:p>
          </table:table-cell>
          <table:table-cell office:value-type="float" office:value="0.37514876688744" calcext:value-type="float">
            <text:p>0.3751487669</text:p>
          </table:table-cell>
          <table:table-cell office:value-type="float" office:value="0.375936979861393" calcext:value-type="float">
            <text:p>0.3759369799</text:p>
          </table:table-cell>
          <table:table-cell office:value-type="float" office:value="0.37522666579553" calcext:value-type="float">
            <text:p>0.3752266658</text:p>
          </table:table-cell>
          <table:table-cell office:value-type="float" office:value="0.375266563469081" calcext:value-type="float">
            <text:p>0.3752665635</text:p>
          </table:table-cell>
          <table:table-cell office:value-type="float" office:value="0.374618292009161" calcext:value-type="float">
            <text:p>0.374618292</text:p>
          </table:table-cell>
          <table:table-cell office:value-type="float" office:value="0.375496182454748" calcext:value-type="float">
            <text:p>0.3754961825</text:p>
          </table:table-cell>
          <table:table-cell office:value-type="float" office:value="0.375352340865997" calcext:value-type="float">
            <text:p>0.3753523409</text:p>
          </table:table-cell>
          <table:table-cell office:value-type="float" office:value="0.375781145674577" calcext:value-type="float">
            <text:p>0.3757811457</text:p>
          </table:table-cell>
          <table:table-cell office:value-type="float" office:value="0.375234574995222" calcext:value-type="float">
            <text:p>0.375234575</text:p>
          </table:table-cell>
          <table:table-cell office:value-type="float" office:value="0.375462880847476" calcext:value-type="float">
            <text:p>0.3754628808</text:p>
          </table:table-cell>
          <table:table-cell office:value-type="float" office:value="0.375383166804406" calcext:value-type="float">
            <text:p>0.375383166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70390368283645" calcext:value-type="float">
            <text:p>0.3703903683</text:p>
          </table:table-cell>
          <table:table-cell office:value-type="float" office:value="0.370229513833598" calcext:value-type="float">
            <text:p>0.3702295138</text:p>
          </table:table-cell>
          <table:table-cell office:value-type="float" office:value="0.370627041003395" calcext:value-type="float">
            <text:p>0.370627041</text:p>
          </table:table-cell>
          <table:table-cell office:value-type="float" office:value="0.370311878801627" calcext:value-type="float">
            <text:p>0.3703118788</text:p>
          </table:table-cell>
          <table:table-cell office:value-type="float" office:value="0.37130514781553" calcext:value-type="float">
            <text:p>0.3713051478</text:p>
          </table:table-cell>
          <table:table-cell office:value-type="float" office:value="0.370802854998147" calcext:value-type="float">
            <text:p>0.370802855</text:p>
          </table:table-cell>
          <table:table-cell office:value-type="float" office:value="0.370857754847565" calcext:value-type="float">
            <text:p>0.3708577548</text:p>
          </table:table-cell>
          <table:table-cell office:value-type="float" office:value="0.370732320329882" calcext:value-type="float">
            <text:p>0.3707323203</text:p>
          </table:table-cell>
          <table:table-cell office:value-type="float" office:value="0.371321528086087" calcext:value-type="float">
            <text:p>0.3713215281</text:p>
          </table:table-cell>
          <table:table-cell office:value-type="float" office:value="0.370502209414854" calcext:value-type="float">
            <text:p>0.3705022094</text:p>
          </table:table-cell>
          <table:table-cell office:value-type="float" office:value="0.370902724803534" calcext:value-type="float">
            <text:p>0.3709027248</text:p>
          </table:table-cell>
          <table:table-cell office:value-type="float" office:value="0.370566154789127" calcext:value-type="float">
            <text:p>0.3705661548</text:p>
          </table:table-cell>
          <table:table-cell office:value-type="float" office:value="0.371321368420357" calcext:value-type="float">
            <text:p>0.3713213684</text:p>
          </table:table-cell>
          <table:table-cell office:value-type="float" office:value="0.371327237157625" calcext:value-type="float">
            <text:p>0.3713272372</text:p>
          </table:table-cell>
          <table:table-cell office:value-type="float" office:value="0.370983666017802" calcext:value-type="float">
            <text:p>0.370983666</text:p>
          </table:table-cell>
          <table:table-cell office:value-type="float" office:value="0.371642788586128" calcext:value-type="float">
            <text:p>0.3716427886</text:p>
          </table:table-cell>
          <table:table-cell office:value-type="float" office:value="0.371305694096827" calcext:value-type="float">
            <text:p>0.3713056941</text:p>
          </table:table-cell>
          <table:table-cell office:value-type="float" office:value="0.370881750338653" calcext:value-type="float">
            <text:p>0.3708817503</text:p>
          </table:table-cell>
          <table:table-cell office:value-type="float" office:value="0.370624729931426" calcext:value-type="float">
            <text:p>0.3706247299</text:p>
          </table:table-cell>
          <table:table-cell office:value-type="float" office:value="0.370677873292938" calcext:value-type="float">
            <text:p>0.3706778733</text:p>
          </table:table-cell>
          <table:table-cell office:value-type="float" office:value="0.371203352035638" calcext:value-type="float">
            <text:p>0.37120335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6562149127757" calcext:value-type="float">
            <text:p>0.3656214913</text:p>
          </table:table-cell>
          <table:table-cell office:value-type="float" office:value="0.365379163882721" calcext:value-type="float">
            <text:p>0.3653791639</text:p>
          </table:table-cell>
          <table:table-cell office:value-type="float" office:value="0.366172743127491" calcext:value-type="float">
            <text:p>0.3661727431</text:p>
          </table:table-cell>
          <table:table-cell office:value-type="float" office:value="0.366237723790671" calcext:value-type="float">
            <text:p>0.3662377238</text:p>
          </table:table-cell>
          <table:table-cell office:value-type="float" office:value="0.367167382780064" calcext:value-type="float">
            <text:p>0.3671673828</text:p>
          </table:table-cell>
          <table:table-cell office:value-type="float" office:value="0.365190815532663" calcext:value-type="float">
            <text:p>0.3651908155</text:p>
          </table:table-cell>
          <table:table-cell office:value-type="float" office:value="0.366034815763102" calcext:value-type="float">
            <text:p>0.3660348158</text:p>
          </table:table-cell>
          <table:table-cell office:value-type="float" office:value="0.365249562343055" calcext:value-type="float">
            <text:p>0.3652495623</text:p>
          </table:table-cell>
          <table:table-cell office:value-type="float" office:value="0.366617012373313" calcext:value-type="float">
            <text:p>0.3666170124</text:p>
          </table:table-cell>
          <table:table-cell office:value-type="float" office:value="0.36676969614361" calcext:value-type="float">
            <text:p>0.3667696961</text:p>
          </table:table-cell>
          <table:table-cell office:value-type="float" office:value="0.365588228673121" calcext:value-type="float">
            <text:p>0.3655882287</text:p>
          </table:table-cell>
          <table:table-cell office:value-type="float" office:value="0.366029033477737" calcext:value-type="float">
            <text:p>0.3660290335</text:p>
          </table:table-cell>
          <table:table-cell office:value-type="float" office:value="0.366333882598135" calcext:value-type="float">
            <text:p>0.3663338826</text:p>
          </table:table-cell>
          <table:table-cell office:value-type="float" office:value="0.364816046271596" calcext:value-type="float">
            <text:p>0.3648160463</text:p>
          </table:table-cell>
          <table:table-cell office:value-type="float" office:value="0.366693900784953" calcext:value-type="float">
            <text:p>0.3666939008</text:p>
          </table:table-cell>
          <table:table-cell office:value-type="float" office:value="0.366596567861683" calcext:value-type="float">
            <text:p>0.3665965679</text:p>
          </table:table-cell>
          <table:table-cell office:value-type="float" office:value="0.366396088941454" calcext:value-type="float">
            <text:p>0.3663960889</text:p>
          </table:table-cell>
          <table:table-cell office:value-type="float" office:value="0.365802246355589" calcext:value-type="float">
            <text:p>0.3658022464</text:p>
          </table:table-cell>
          <table:table-cell office:value-type="float" office:value="0.366195599531855" calcext:value-type="float">
            <text:p>0.3661955995</text:p>
          </table:table-cell>
          <table:table-cell office:value-type="float" office:value="0.36559005911387" calcext:value-type="float">
            <text:p>0.3655900591</text:p>
          </table:table-cell>
          <table:table-cell office:value-type="float" office:value="0.365997466004616" calcext:value-type="float">
            <text:p>0.365997466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360935119318568" calcext:value-type="float">
            <text:p>0.3609351193</text:p>
          </table:table-cell>
          <table:table-cell office:value-type="float" office:value="0.361041720236615" calcext:value-type="float">
            <text:p>0.3610417202</text:p>
          </table:table-cell>
          <table:table-cell office:value-type="float" office:value="0.361673808993991" calcext:value-type="float">
            <text:p>0.361673809</text:p>
          </table:table-cell>
          <table:table-cell office:value-type="float" office:value="0.360470934593964" calcext:value-type="float">
            <text:p>0.3604709346</text:p>
          </table:table-cell>
          <table:table-cell office:value-type="float" office:value="0.360918636223214" calcext:value-type="float">
            <text:p>0.3609186362</text:p>
          </table:table-cell>
          <table:table-cell office:value-type="float" office:value="0.361034270328163" calcext:value-type="float">
            <text:p>0.3610342703</text:p>
          </table:table-cell>
          <table:table-cell office:value-type="float" office:value="0.360869724559591" calcext:value-type="float">
            <text:p>0.3608697246</text:p>
          </table:table-cell>
          <table:table-cell office:value-type="float" office:value="0.361016266365994" calcext:value-type="float">
            <text:p>0.3610162664</text:p>
          </table:table-cell>
          <table:table-cell office:value-type="float" office:value="0.361010877857542" calcext:value-type="float">
            <text:p>0.3610108779</text:p>
          </table:table-cell>
          <table:table-cell office:value-type="float" office:value="0.361582432306745" calcext:value-type="float">
            <text:p>0.3615824323</text:p>
          </table:table-cell>
          <table:table-cell office:value-type="float" office:value="0.362442473565026" calcext:value-type="float">
            <text:p>0.3624424736</text:p>
          </table:table-cell>
          <table:table-cell office:value-type="float" office:value="0.361714408327069" calcext:value-type="float">
            <text:p>0.3617144083</text:p>
          </table:table-cell>
          <table:table-cell office:value-type="float" office:value="0.361174801123743" calcext:value-type="float">
            <text:p>0.3611748011</text:p>
          </table:table-cell>
          <table:table-cell office:value-type="float" office:value="0.360736238301455" calcext:value-type="float">
            <text:p>0.3607362383</text:p>
          </table:table-cell>
          <table:table-cell office:value-type="float" office:value="0.361597234975835" calcext:value-type="float">
            <text:p>0.361597235</text:p>
          </table:table-cell>
          <table:table-cell office:value-type="float" office:value="0.361491711386999" calcext:value-type="float">
            <text:p>0.3614917114</text:p>
          </table:table-cell>
          <table:table-cell office:value-type="float" office:value="0.361602729060439" calcext:value-type="float">
            <text:p>0.3616027291</text:p>
          </table:table-cell>
          <table:table-cell office:value-type="float" office:value="0.361643033002237" calcext:value-type="float">
            <text:p>0.361643033</text:p>
          </table:table-cell>
          <table:table-cell office:value-type="float" office:value="0.361056561890138" calcext:value-type="float">
            <text:p>0.3610565619</text:p>
          </table:table-cell>
          <table:table-cell office:value-type="float" office:value="0.361004667845544" calcext:value-type="float">
            <text:p>0.3610046678</text:p>
          </table:table-cell>
          <table:table-cell office:value-type="float" office:value="0.360945479946616" calcext:value-type="float">
            <text:p>0.360945479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56782900120999" calcext:value-type="float">
            <text:p>0.3567829001</text:p>
          </table:table-cell>
          <table:table-cell office:value-type="float" office:value="0.357047720720033" calcext:value-type="float">
            <text:p>0.3570477207</text:p>
          </table:table-cell>
          <table:table-cell office:value-type="float" office:value="0.356332786246606" calcext:value-type="float">
            <text:p>0.3563327862</text:p>
          </table:table-cell>
          <table:table-cell office:value-type="float" office:value="0.355706756993245" calcext:value-type="float">
            <text:p>0.355706757</text:p>
          </table:table-cell>
          <table:table-cell office:value-type="float" office:value="0.356513474305347" calcext:value-type="float">
            <text:p>0.3565134743</text:p>
          </table:table-cell>
          <table:table-cell office:value-type="float" office:value="0.35639590265805" calcext:value-type="float">
            <text:p>0.3563959027</text:p>
          </table:table-cell>
          <table:table-cell office:value-type="float" office:value="0.356435372029379" calcext:value-type="float">
            <text:p>0.356435372</text:p>
          </table:table-cell>
          <table:table-cell office:value-type="float" office:value="0.356766359728981" calcext:value-type="float">
            <text:p>0.3567663597</text:p>
          </table:table-cell>
          <table:table-cell office:value-type="float" office:value="0.35764214023852" calcext:value-type="float">
            <text:p>0.3576421402</text:p>
          </table:table-cell>
          <table:table-cell office:value-type="float" office:value="0.35702453698552" calcext:value-type="float">
            <text:p>0.357024537</text:p>
          </table:table-cell>
          <table:table-cell office:value-type="float" office:value="0.356277866378118" calcext:value-type="float">
            <text:p>0.3562778664</text:p>
          </table:table-cell>
          <table:table-cell office:value-type="float" office:value="0.357206576415053" calcext:value-type="float">
            <text:p>0.3572065764</text:p>
          </table:table-cell>
          <table:table-cell office:value-type="float" office:value="0.357029944231655" calcext:value-type="float">
            <text:p>0.3570299442</text:p>
          </table:table-cell>
          <table:table-cell office:value-type="float" office:value="0.357178273683187" calcext:value-type="float">
            <text:p>0.3571782737</text:p>
          </table:table-cell>
          <table:table-cell office:value-type="float" office:value="0.356795597872122" calcext:value-type="float">
            <text:p>0.3567955979</text:p>
          </table:table-cell>
          <table:table-cell office:value-type="float" office:value="0.356442754860277" calcext:value-type="float">
            <text:p>0.3564427549</text:p>
          </table:table-cell>
          <table:table-cell office:value-type="float" office:value="0.356830787418635" calcext:value-type="float">
            <text:p>0.3568307874</text:p>
          </table:table-cell>
          <table:table-cell office:value-type="float" office:value="0.356463335789147" calcext:value-type="float">
            <text:p>0.3564633358</text:p>
          </table:table-cell>
          <table:table-cell office:value-type="float" office:value="0.357018270025154" calcext:value-type="float">
            <text:p>0.35701827</text:p>
          </table:table-cell>
          <table:table-cell office:value-type="float" office:value="0.356875199373599" calcext:value-type="float">
            <text:p>0.3568751994</text:p>
          </table:table-cell>
          <table:table-cell office:value-type="float" office:value="0.355829260913143" calcext:value-type="float">
            <text:p>0.3558292609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351845031728619" calcext:value-type="float">
            <text:p>0.3518450317</text:p>
          </table:table-cell>
          <table:table-cell office:value-type="float" office:value="0.351479472170629" calcext:value-type="float">
            <text:p>0.3514794722</text:p>
          </table:table-cell>
          <table:table-cell office:value-type="float" office:value="0.352001027340632" calcext:value-type="float">
            <text:p>0.3520010273</text:p>
          </table:table-cell>
          <table:table-cell office:value-type="float" office:value="0.351575759478624" calcext:value-type="float">
            <text:p>0.3515757595</text:p>
          </table:table-cell>
          <table:table-cell office:value-type="float" office:value="0.352267124914689" calcext:value-type="float">
            <text:p>0.3522671249</text:p>
          </table:table-cell>
          <table:table-cell office:value-type="float" office:value="0.351552767790743" calcext:value-type="float">
            <text:p>0.3515527678</text:p>
          </table:table-cell>
          <table:table-cell office:value-type="float" office:value="0.352363374845833" calcext:value-type="float">
            <text:p>0.3523633748</text:p>
          </table:table-cell>
          <table:table-cell office:value-type="float" office:value="0.352047747915362" calcext:value-type="float">
            <text:p>0.3520477479</text:p>
          </table:table-cell>
          <table:table-cell office:value-type="float" office:value="0.352564680619295" calcext:value-type="float">
            <text:p>0.3525646806</text:p>
          </table:table-cell>
          <table:table-cell office:value-type="float" office:value="0.352069484939129" calcext:value-type="float">
            <text:p>0.3520694849</text:p>
          </table:table-cell>
          <table:table-cell office:value-type="float" office:value="0.351302559791429" calcext:value-type="float">
            <text:p>0.3513025598</text:p>
          </table:table-cell>
          <table:table-cell office:value-type="float" office:value="0.352212212896495" calcext:value-type="float">
            <text:p>0.3522122129</text:p>
          </table:table-cell>
          <table:table-cell office:value-type="float" office:value="0.351942777769966" calcext:value-type="float">
            <text:p>0.3519427778</text:p>
          </table:table-cell>
          <table:table-cell office:value-type="float" office:value="0.352064917797809" calcext:value-type="float">
            <text:p>0.3520649178</text:p>
          </table:table-cell>
          <table:table-cell office:value-type="float" office:value="0.352328971084985" calcext:value-type="float">
            <text:p>0.3523289711</text:p>
          </table:table-cell>
          <table:table-cell office:value-type="float" office:value="0.351964756161259" calcext:value-type="float">
            <text:p>0.3519647562</text:p>
          </table:table-cell>
          <table:table-cell office:value-type="float" office:value="0.350870796894684" calcext:value-type="float">
            <text:p>0.3508707969</text:p>
          </table:table-cell>
          <table:table-cell office:value-type="float" office:value="0.352521022967642" calcext:value-type="float">
            <text:p>0.352521023</text:p>
          </table:table-cell>
          <table:table-cell office:value-type="float" office:value="0.35211791954152" calcext:value-type="float">
            <text:p>0.3521179195</text:p>
          </table:table-cell>
          <table:table-cell office:value-type="float" office:value="0.351290176032888" calcext:value-type="float">
            <text:p>0.351290176</text:p>
          </table:table-cell>
          <table:table-cell office:value-type="float" office:value="0.350203301703182" calcext:value-type="float">
            <text:p>0.350203301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46927131139798" calcext:value-type="float">
            <text:p>0.3469271311</text:p>
          </table:table-cell>
          <table:table-cell office:value-type="float" office:value="0.346223973109669" calcext:value-type="float">
            <text:p>0.3462239731</text:p>
          </table:table-cell>
          <table:table-cell office:value-type="float" office:value="0.346660277646461" calcext:value-type="float">
            <text:p>0.3466602776</text:p>
          </table:table-cell>
          <table:table-cell office:value-type="float" office:value="0.346754611055074" calcext:value-type="float">
            <text:p>0.3467546111</text:p>
          </table:table-cell>
          <table:table-cell office:value-type="float" office:value="0.346384777564042" calcext:value-type="float">
            <text:p>0.3463847776</text:p>
          </table:table-cell>
          <table:table-cell office:value-type="float" office:value="0.346938053913007" calcext:value-type="float">
            <text:p>0.3469380539</text:p>
          </table:table-cell>
          <table:table-cell office:value-type="float" office:value="0.346814353233991" calcext:value-type="float">
            <text:p>0.3468143532</text:p>
          </table:table-cell>
          <table:table-cell office:value-type="float" office:value="0.347181783195582" calcext:value-type="float">
            <text:p>0.3471817832</text:p>
          </table:table-cell>
          <table:table-cell office:value-type="float" office:value="0.347246408047461" calcext:value-type="float">
            <text:p>0.347246408</text:p>
          </table:table-cell>
          <table:table-cell office:value-type="float" office:value="0.346560267557135" calcext:value-type="float">
            <text:p>0.3465602676</text:p>
          </table:table-cell>
          <table:table-cell office:value-type="float" office:value="0.34833767592914" calcext:value-type="float">
            <text:p>0.3483376759</text:p>
          </table:table-cell>
          <table:table-cell office:value-type="float" office:value="0.347094343118495" calcext:value-type="float">
            <text:p>0.3470943431</text:p>
          </table:table-cell>
          <table:table-cell office:value-type="float" office:value="0.346784264706493" calcext:value-type="float">
            <text:p>0.3467842647</text:p>
          </table:table-cell>
          <table:table-cell office:value-type="float" office:value="0.347345180129803" calcext:value-type="float">
            <text:p>0.3473451801</text:p>
          </table:table-cell>
          <table:table-cell office:value-type="float" office:value="0.346485076888394" calcext:value-type="float">
            <text:p>0.3464850769</text:p>
          </table:table-cell>
          <table:table-cell office:value-type="float" office:value="0.34687126159296" calcext:value-type="float">
            <text:p>0.3468712616</text:p>
          </table:table-cell>
          <table:table-cell office:value-type="float" office:value="0.347001487429682" calcext:value-type="float">
            <text:p>0.3470014874</text:p>
          </table:table-cell>
          <table:table-cell office:value-type="float" office:value="0.347269580313904" calcext:value-type="float">
            <text:p>0.3472695803</text:p>
          </table:table-cell>
          <table:table-cell office:value-type="float" office:value="0.347260981523358" calcext:value-type="float">
            <text:p>0.3472609815</text:p>
          </table:table-cell>
          <table:table-cell office:value-type="float" office:value="0.346791994659408" calcext:value-type="float">
            <text:p>0.3467919947</text:p>
          </table:table-cell>
          <table:table-cell office:value-type="float" office:value="0.346395734177883" calcext:value-type="float">
            <text:p>0.3463957342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342550071446517" calcext:value-type="float">
            <text:p>0.3425500714</text:p>
          </table:table-cell>
          <table:table-cell office:value-type="float" office:value="0.342221785514804" calcext:value-type="float">
            <text:p>0.3422217855</text:p>
          </table:table-cell>
          <table:table-cell office:value-type="float" office:value="0.343073887733366" calcext:value-type="float">
            <text:p>0.3430738877</text:p>
          </table:table-cell>
          <table:table-cell office:value-type="float" office:value="0.342112737598829" calcext:value-type="float">
            <text:p>0.3421127376</text:p>
          </table:table-cell>
          <table:table-cell office:value-type="float" office:value="0.342096968786083" calcext:value-type="float">
            <text:p>0.3420969688</text:p>
          </table:table-cell>
          <table:table-cell office:value-type="float" office:value="0.342844857928486" calcext:value-type="float">
            <text:p>0.3428448579</text:p>
          </table:table-cell>
          <table:table-cell office:value-type="float" office:value="0.342612388449507" calcext:value-type="float">
            <text:p>0.3426123884</text:p>
          </table:table-cell>
          <table:table-cell office:value-type="float" office:value="0.342230599625255" calcext:value-type="float">
            <text:p>0.3422305996</text:p>
          </table:table-cell>
          <table:table-cell office:value-type="float" office:value="0.342471572260517" calcext:value-type="float">
            <text:p>0.3424715723</text:p>
          </table:table-cell>
          <table:table-cell office:value-type="float" office:value="0.342599180264572" calcext:value-type="float">
            <text:p>0.3425991803</text:p>
          </table:table-cell>
          <table:table-cell office:value-type="float" office:value="0.341976413458254" calcext:value-type="float">
            <text:p>0.3419764135</text:p>
          </table:table-cell>
          <table:table-cell office:value-type="float" office:value="0.342723652291796" calcext:value-type="float">
            <text:p>0.3427236523</text:p>
          </table:table-cell>
          <table:table-cell office:value-type="float" office:value="0.341894995976927" calcext:value-type="float">
            <text:p>0.341894996</text:p>
          </table:table-cell>
          <table:table-cell office:value-type="float" office:value="0.341971109981762" calcext:value-type="float">
            <text:p>0.34197111</text:p>
          </table:table-cell>
          <table:table-cell office:value-type="float" office:value="0.341956184518198" calcext:value-type="float">
            <text:p>0.3419561845</text:p>
          </table:table-cell>
          <table:table-cell office:value-type="float" office:value="0.34321257678525" calcext:value-type="float">
            <text:p>0.3432125768</text:p>
          </table:table-cell>
          <table:table-cell office:value-type="float" office:value="0.342691340011349" calcext:value-type="float">
            <text:p>0.34269134</text:p>
          </table:table-cell>
          <table:table-cell office:value-type="float" office:value="0.342418156963213" calcext:value-type="float">
            <text:p>0.342418157</text:p>
          </table:table-cell>
          <table:table-cell office:value-type="float" office:value="0.34182519360993" calcext:value-type="float">
            <text:p>0.3418251936</text:p>
          </table:table-cell>
          <table:table-cell office:value-type="float" office:value="0.343453107978808" calcext:value-type="float">
            <text:p>0.343453108</text:p>
          </table:table-cell>
          <table:table-cell office:value-type="float" office:value="0.342650314487189" calcext:value-type="float">
            <text:p>0.342650314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338001107167269" calcext:value-type="float">
            <text:p>0.3380011072</text:p>
          </table:table-cell>
          <table:table-cell office:value-type="float" office:value="0.337752734579774" calcext:value-type="float">
            <text:p>0.3377527346</text:p>
          </table:table-cell>
          <table:table-cell office:value-type="float" office:value="0.337468879599658" calcext:value-type="float">
            <text:p>0.3374688796</text:p>
          </table:table-cell>
          <table:table-cell office:value-type="float" office:value="0.336973082650482" calcext:value-type="float">
            <text:p>0.3369730827</text:p>
          </table:table-cell>
          <table:table-cell office:value-type="float" office:value="0.337743292170338" calcext:value-type="float">
            <text:p>0.3377432922</text:p>
          </table:table-cell>
          <table:table-cell office:value-type="float" office:value="0.337024195007326" calcext:value-type="float">
            <text:p>0.337024195</text:p>
          </table:table-cell>
          <table:table-cell office:value-type="float" office:value="0.337560359620798" calcext:value-type="float">
            <text:p>0.3375603596</text:p>
          </table:table-cell>
          <table:table-cell office:value-type="float" office:value="0.337718695242586" calcext:value-type="float">
            <text:p>0.3377186952</text:p>
          </table:table-cell>
          <table:table-cell office:value-type="float" office:value="0.337389356840065" calcext:value-type="float">
            <text:p>0.3373893568</text:p>
          </table:table-cell>
          <table:table-cell office:value-type="float" office:value="0.337490140501126" calcext:value-type="float">
            <text:p>0.3374901405</text:p>
          </table:table-cell>
          <table:table-cell office:value-type="float" office:value="0.338209167110027" calcext:value-type="float">
            <text:p>0.3382091671</text:p>
          </table:table-cell>
          <table:table-cell office:value-type="float" office:value="0.337525169165196" calcext:value-type="float">
            <text:p>0.3375251692</text:p>
          </table:table-cell>
          <table:table-cell office:value-type="float" office:value="0.336910140522764" calcext:value-type="float">
            <text:p>0.3369101405</text:p>
          </table:table-cell>
          <table:table-cell office:value-type="float" office:value="0.338037971603947" calcext:value-type="float">
            <text:p>0.3380379716</text:p>
          </table:table-cell>
          <table:table-cell office:value-type="float" office:value="0.337416864522757" calcext:value-type="float">
            <text:p>0.3374168645</text:p>
          </table:table-cell>
          <table:table-cell office:value-type="float" office:value="0.337464535858007" calcext:value-type="float">
            <text:p>0.3374645359</text:p>
          </table:table-cell>
          <table:table-cell office:value-type="float" office:value="0.337520484234183" calcext:value-type="float">
            <text:p>0.3375204842</text:p>
          </table:table-cell>
          <table:table-cell office:value-type="float" office:value="0.337737215595223" calcext:value-type="float">
            <text:p>0.3377372156</text:p>
          </table:table-cell>
          <table:table-cell office:value-type="float" office:value="0.337467600061297" calcext:value-type="float">
            <text:p>0.3374676001</text:p>
          </table:table-cell>
          <table:table-cell office:value-type="float" office:value="0.337266061995504" calcext:value-type="float">
            <text:p>0.337266062</text:p>
          </table:table-cell>
          <table:table-cell office:value-type="float" office:value="0.337724184218038" calcext:value-type="float">
            <text:p>0.3377241842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332746953294805" calcext:value-type="float">
            <text:p>0.3327469533</text:p>
          </table:table-cell>
          <table:table-cell office:value-type="float" office:value="0.333124053357566" calcext:value-type="float">
            <text:p>0.3331240534</text:p>
          </table:table-cell>
          <table:table-cell office:value-type="float" office:value="0.332619274858556" calcext:value-type="float">
            <text:p>0.3326192749</text:p>
          </table:table-cell>
          <table:table-cell office:value-type="float" office:value="0.331772544535967" calcext:value-type="float">
            <text:p>0.3317725445</text:p>
          </table:table-cell>
          <table:table-cell office:value-type="float" office:value="0.332525188211318" calcext:value-type="float">
            <text:p>0.3325251882</text:p>
          </table:table-cell>
          <table:table-cell office:value-type="float" office:value="0.332474641061661" calcext:value-type="float">
            <text:p>0.3324746411</text:p>
          </table:table-cell>
          <table:table-cell office:value-type="float" office:value="0.333258592266407" calcext:value-type="float">
            <text:p>0.3332585923</text:p>
          </table:table-cell>
          <table:table-cell office:value-type="float" office:value="0.333467456802556" calcext:value-type="float">
            <text:p>0.3334674568</text:p>
          </table:table-cell>
          <table:table-cell office:value-type="float" office:value="0.332876732935642" calcext:value-type="float">
            <text:p>0.3328767329</text:p>
          </table:table-cell>
          <table:table-cell office:value-type="float" office:value="0.332558961492576" calcext:value-type="float">
            <text:p>0.3325589615</text:p>
          </table:table-cell>
          <table:table-cell office:value-type="float" office:value="0.33217607641193" calcext:value-type="float">
            <text:p>0.3321760764</text:p>
          </table:table-cell>
          <table:table-cell office:value-type="float" office:value="0.333629055082834" calcext:value-type="float">
            <text:p>0.3336290551</text:p>
          </table:table-cell>
          <table:table-cell office:value-type="float" office:value="0.332300230865939" calcext:value-type="float">
            <text:p>0.3323002309</text:p>
          </table:table-cell>
          <table:table-cell office:value-type="float" office:value="0.332260953509063" calcext:value-type="float">
            <text:p>0.3322609535</text:p>
          </table:table-cell>
          <table:table-cell office:value-type="float" office:value="0.332477707594165" calcext:value-type="float">
            <text:p>0.3324777076</text:p>
          </table:table-cell>
          <table:table-cell office:value-type="float" office:value="0.332411316843093" calcext:value-type="float">
            <text:p>0.3324113168</text:p>
          </table:table-cell>
          <table:table-cell office:value-type="float" office:value="0.332946953796203" calcext:value-type="float">
            <text:p>0.3329469538</text:p>
          </table:table-cell>
          <table:table-cell office:value-type="float" office:value="0.332788386951089" calcext:value-type="float">
            <text:p>0.332788387</text:p>
          </table:table-cell>
          <table:table-cell office:value-type="float" office:value="0.332729578601686" calcext:value-type="float">
            <text:p>0.3327295786</text:p>
          </table:table-cell>
          <table:table-cell office:value-type="float" office:value="0.332885562806025" calcext:value-type="float">
            <text:p>0.3328855628</text:p>
          </table:table-cell>
          <table:table-cell office:value-type="float" office:value="0.332886548159152" calcext:value-type="float">
            <text:p>0.332886548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327548462683337" calcext:value-type="float">
            <text:p>0.3275484627</text:p>
          </table:table-cell>
          <table:table-cell office:value-type="float" office:value="0.327759320753618" calcext:value-type="float">
            <text:p>0.3277593208</text:p>
          </table:table-cell>
          <table:table-cell office:value-type="float" office:value="0.328373347467675" calcext:value-type="float">
            <text:p>0.3283733475</text:p>
          </table:table-cell>
          <table:table-cell office:value-type="float" office:value="0.327438016882029" calcext:value-type="float">
            <text:p>0.3274380169</text:p>
          </table:table-cell>
          <table:table-cell office:value-type="float" office:value="0.328014181318605" calcext:value-type="float">
            <text:p>0.3280141813</text:p>
          </table:table-cell>
          <table:table-cell office:value-type="float" office:value="0.328400638872482" calcext:value-type="float">
            <text:p>0.3284006389</text:p>
          </table:table-cell>
          <table:table-cell office:value-type="float" office:value="0.327193444643056" calcext:value-type="float">
            <text:p>0.3271934446</text:p>
          </table:table-cell>
          <table:table-cell office:value-type="float" office:value="0.32778072480995" calcext:value-type="float">
            <text:p>0.3277807248</text:p>
          </table:table-cell>
          <table:table-cell office:value-type="float" office:value="0.327616483603697" calcext:value-type="float">
            <text:p>0.3276164836</text:p>
          </table:table-cell>
          <table:table-cell office:value-type="float" office:value="0.327385824243508" calcext:value-type="float">
            <text:p>0.3273858242</text:p>
          </table:table-cell>
          <table:table-cell office:value-type="float" office:value="0.327695784755006" calcext:value-type="float">
            <text:p>0.3276957848</text:p>
          </table:table-cell>
          <table:table-cell office:value-type="float" office:value="0.327380746294567" calcext:value-type="float">
            <text:p>0.3273807463</text:p>
          </table:table-cell>
          <table:table-cell office:value-type="float" office:value="0.327810745148544" calcext:value-type="float">
            <text:p>0.3278107451</text:p>
          </table:table-cell>
          <table:table-cell office:value-type="float" office:value="0.327831894568674" calcext:value-type="float">
            <text:p>0.3278318946</text:p>
          </table:table-cell>
          <table:table-cell office:value-type="float" office:value="0.328153366692778" calcext:value-type="float">
            <text:p>0.3281533667</text:p>
          </table:table-cell>
          <table:table-cell office:value-type="float" office:value="0.328070608623602" calcext:value-type="float">
            <text:p>0.3280706086</text:p>
          </table:table-cell>
          <table:table-cell office:value-type="float" office:value="0.328189486575751" calcext:value-type="float">
            <text:p>0.3281894866</text:p>
          </table:table-cell>
          <table:table-cell office:value-type="float" office:value="0.328041355477285" calcext:value-type="float">
            <text:p>0.3280413555</text:p>
          </table:table-cell>
          <table:table-cell office:value-type="float" office:value="0.328032480676276" calcext:value-type="float">
            <text:p>0.3280324807</text:p>
          </table:table-cell>
          <table:table-cell office:value-type="float" office:value="0.328698190363739" calcext:value-type="float">
            <text:p>0.3286981904</text:p>
          </table:table-cell>
          <table:table-cell office:value-type="float" office:value="0.32849153879001" calcext:value-type="float">
            <text:p>0.328491538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23235457203336" calcext:value-type="float">
            <text:p>0.3232354572</text:p>
          </table:table-cell>
          <table:table-cell office:value-type="float" office:value="0.322654378485505" calcext:value-type="float">
            <text:p>0.3226543785</text:p>
          </table:table-cell>
          <table:table-cell office:value-type="float" office:value="0.32341913843714" calcext:value-type="float">
            <text:p>0.3234191384</text:p>
          </table:table-cell>
          <table:table-cell office:value-type="float" office:value="0.323495697045623" calcext:value-type="float">
            <text:p>0.323495697</text:p>
          </table:table-cell>
          <table:table-cell office:value-type="float" office:value="0.323081223618221" calcext:value-type="float">
            <text:p>0.3230812236</text:p>
          </table:table-cell>
          <table:table-cell office:value-type="float" office:value="0.322601100540674" calcext:value-type="float">
            <text:p>0.3226011005</text:p>
          </table:table-cell>
          <table:table-cell office:value-type="float" office:value="0.323336117306473" calcext:value-type="float">
            <text:p>0.3233361173</text:p>
          </table:table-cell>
          <table:table-cell office:value-type="float" office:value="0.323217184181384" calcext:value-type="float">
            <text:p>0.3232171842</text:p>
          </table:table-cell>
          <table:table-cell office:value-type="float" office:value="0.323257728236809" calcext:value-type="float">
            <text:p>0.3232577282</text:p>
          </table:table-cell>
          <table:table-cell office:value-type="float" office:value="0.32335394848138" calcext:value-type="float">
            <text:p>0.3233539485</text:p>
          </table:table-cell>
          <table:table-cell office:value-type="float" office:value="0.323597555700223" calcext:value-type="float">
            <text:p>0.3235975557</text:p>
          </table:table-cell>
          <table:table-cell office:value-type="float" office:value="0.322575572912208" calcext:value-type="float">
            <text:p>0.3225755729</text:p>
          </table:table-cell>
          <table:table-cell office:value-type="float" office:value="0.32317945907744" calcext:value-type="float">
            <text:p>0.3231794591</text:p>
          </table:table-cell>
          <table:table-cell office:value-type="float" office:value="0.323424350698261" calcext:value-type="float">
            <text:p>0.3234243507</text:p>
          </table:table-cell>
          <table:table-cell office:value-type="float" office:value="0.323000122618075" calcext:value-type="float">
            <text:p>0.3230001226</text:p>
          </table:table-cell>
          <table:table-cell office:value-type="float" office:value="0.322378754993364" calcext:value-type="float">
            <text:p>0.322378755</text:p>
          </table:table-cell>
          <table:table-cell office:value-type="float" office:value="0.322715625535805" calcext:value-type="float">
            <text:p>0.3227156255</text:p>
          </table:table-cell>
          <table:table-cell office:value-type="float" office:value="0.322862431565954" calcext:value-type="float">
            <text:p>0.3228624316</text:p>
          </table:table-cell>
          <table:table-cell office:value-type="float" office:value="0.322937437678268" calcext:value-type="float">
            <text:p>0.3229374377</text:p>
          </table:table-cell>
          <table:table-cell office:value-type="float" office:value="0.322669523256795" calcext:value-type="float">
            <text:p>0.3226695233</text:p>
          </table:table-cell>
          <table:table-cell office:value-type="float" office:value="0.323174527408386" calcext:value-type="float">
            <text:p>0.323174527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318428363031235" calcext:value-type="float">
            <text:p>0.318428363</text:p>
          </table:table-cell>
          <table:table-cell office:value-type="float" office:value="0.317808297491366" calcext:value-type="float">
            <text:p>0.3178082975</text:p>
          </table:table-cell>
          <table:table-cell office:value-type="float" office:value="0.318374650341197" calcext:value-type="float">
            <text:p>0.3183746503</text:p>
          </table:table-cell>
          <table:table-cell office:value-type="float" office:value="0.318145735085461" calcext:value-type="float">
            <text:p>0.3181457351</text:p>
          </table:table-cell>
          <table:table-cell office:value-type="float" office:value="0.318028514542639" calcext:value-type="float">
            <text:p>0.3180285145</text:p>
          </table:table-cell>
          <table:table-cell office:value-type="float" office:value="0.318351153628222" calcext:value-type="float">
            <text:p>0.3183511536</text:p>
          </table:table-cell>
          <table:table-cell office:value-type="float" office:value="0.319034026056201" calcext:value-type="float">
            <text:p>0.3190340261</text:p>
          </table:table-cell>
          <table:table-cell office:value-type="float" office:value="0.318094777575199" calcext:value-type="float">
            <text:p>0.3180947776</text:p>
          </table:table-cell>
          <table:table-cell office:value-type="float" office:value="0.318032710957952" calcext:value-type="float">
            <text:p>0.318032711</text:p>
          </table:table-cell>
          <table:table-cell office:value-type="float" office:value="0.318281412013346" calcext:value-type="float">
            <text:p>0.318281412</text:p>
          </table:table-cell>
          <table:table-cell office:value-type="float" office:value="0.318315262607679" calcext:value-type="float">
            <text:p>0.3183152626</text:p>
          </table:table-cell>
          <table:table-cell office:value-type="float" office:value="0.317996466044994" calcext:value-type="float">
            <text:p>0.317996466</text:p>
          </table:table-cell>
          <table:table-cell office:value-type="float" office:value="0.317226739791336" calcext:value-type="float">
            <text:p>0.3172267398</text:p>
          </table:table-cell>
          <table:table-cell office:value-type="float" office:value="0.318538332327286" calcext:value-type="float">
            <text:p>0.3185383323</text:p>
          </table:table-cell>
          <table:table-cell office:value-type="float" office:value="0.318363221195921" calcext:value-type="float">
            <text:p>0.3183632212</text:p>
          </table:table-cell>
          <table:table-cell office:value-type="float" office:value="0.31837007986353" calcext:value-type="float">
            <text:p>0.3183700799</text:p>
          </table:table-cell>
          <table:table-cell office:value-type="float" office:value="0.318465306610221" calcext:value-type="float">
            <text:p>0.3184653066</text:p>
          </table:table-cell>
          <table:table-cell office:value-type="float" office:value="0.31855381435613" calcext:value-type="float">
            <text:p>0.3185538144</text:p>
          </table:table-cell>
          <table:table-cell office:value-type="float" office:value="0.317861710272378" calcext:value-type="float">
            <text:p>0.3178617103</text:p>
          </table:table-cell>
          <table:table-cell office:value-type="float" office:value="0.318315545047012" calcext:value-type="float">
            <text:p>0.318315545</text:p>
          </table:table-cell>
          <table:table-cell office:value-type="float" office:value="0.317609895327056" calcext:value-type="float">
            <text:p>0.3176098953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313373272193544" calcext:value-type="float">
            <text:p>0.3133732722</text:p>
          </table:table-cell>
          <table:table-cell office:value-type="float" office:value="0.313227365904673" calcext:value-type="float">
            <text:p>0.3132273659</text:p>
          </table:table-cell>
          <table:table-cell office:value-type="float" office:value="0.31248805930812" calcext:value-type="float">
            <text:p>0.3124880593</text:p>
          </table:table-cell>
          <table:table-cell office:value-type="float" office:value="0.313325413408355" calcext:value-type="float">
            <text:p>0.3133254134</text:p>
          </table:table-cell>
          <table:table-cell office:value-type="float" office:value="0.313341491218226" calcext:value-type="float">
            <text:p>0.3133414912</text:p>
          </table:table-cell>
          <table:table-cell office:value-type="float" office:value="0.313602583993485" calcext:value-type="float">
            <text:p>0.313602584</text:p>
          </table:table-cell>
          <table:table-cell office:value-type="float" office:value="0.313155948064113" calcext:value-type="float">
            <text:p>0.3131559481</text:p>
          </table:table-cell>
          <table:table-cell office:value-type="float" office:value="0.312960555989382" calcext:value-type="float">
            <text:p>0.312960556</text:p>
          </table:table-cell>
          <table:table-cell office:value-type="float" office:value="0.31325757226188" calcext:value-type="float">
            <text:p>0.3132575723</text:p>
          </table:table-cell>
          <table:table-cell office:value-type="float" office:value="0.313477649659928" calcext:value-type="float">
            <text:p>0.3134776497</text:p>
          </table:table-cell>
          <table:table-cell office:value-type="float" office:value="0.313555403412935" calcext:value-type="float">
            <text:p>0.3135554034</text:p>
          </table:table-cell>
          <table:table-cell office:value-type="float" office:value="0.313079237450712" calcext:value-type="float">
            <text:p>0.3130792375</text:p>
          </table:table-cell>
          <table:table-cell office:value-type="float" office:value="0.313480967408589" calcext:value-type="float">
            <text:p>0.3134809674</text:p>
          </table:table-cell>
          <table:table-cell office:value-type="float" office:value="0.313374390396579" calcext:value-type="float">
            <text:p>0.3133743904</text:p>
          </table:table-cell>
          <table:table-cell office:value-type="float" office:value="0.31361620030328" calcext:value-type="float">
            <text:p>0.3136162003</text:p>
          </table:table-cell>
          <table:table-cell office:value-type="float" office:value="0.31387135989776" calcext:value-type="float">
            <text:p>0.3138713599</text:p>
          </table:table-cell>
          <table:table-cell office:value-type="float" office:value="0.313798906252956" calcext:value-type="float">
            <text:p>0.3137989063</text:p>
          </table:table-cell>
          <table:table-cell office:value-type="float" office:value="0.313520349984914" calcext:value-type="float">
            <text:p>0.31352035</text:p>
          </table:table-cell>
          <table:table-cell office:value-type="float" office:value="0.313832924846529" calcext:value-type="float">
            <text:p>0.3138329248</text:p>
          </table:table-cell>
          <table:table-cell office:value-type="float" office:value="0.313712995569009" calcext:value-type="float">
            <text:p>0.3137129956</text:p>
          </table:table-cell>
          <table:table-cell office:value-type="float" office:value="0.313325148928663" calcext:value-type="float">
            <text:p>0.313325148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308422210487009" calcext:value-type="float">
            <text:p>0.3084222105</text:p>
          </table:table-cell>
          <table:table-cell office:value-type="float" office:value="0.308899912262536" calcext:value-type="float">
            <text:p>0.3088999123</text:p>
          </table:table-cell>
          <table:table-cell office:value-type="float" office:value="0.308621173216098" calcext:value-type="float">
            <text:p>0.3086211732</text:p>
          </table:table-cell>
          <table:table-cell office:value-type="float" office:value="0.308501841583423" calcext:value-type="float">
            <text:p>0.3085018416</text:p>
          </table:table-cell>
          <table:table-cell office:value-type="float" office:value="0.30821002989715" calcext:value-type="float">
            <text:p>0.3082100299</text:p>
          </table:table-cell>
          <table:table-cell office:value-type="float" office:value="0.308303040977979" calcext:value-type="float">
            <text:p>0.308303041</text:p>
          </table:table-cell>
          <table:table-cell office:value-type="float" office:value="0.308355456799187" calcext:value-type="float">
            <text:p>0.3083554568</text:p>
          </table:table-cell>
          <table:table-cell office:value-type="float" office:value="0.30879229144237" calcext:value-type="float">
            <text:p>0.3087922914</text:p>
          </table:table-cell>
          <table:table-cell office:value-type="float" office:value="0.308611599028121" calcext:value-type="float">
            <text:p>0.308611599</text:p>
          </table:table-cell>
          <table:table-cell office:value-type="float" office:value="0.308010189524004" calcext:value-type="float">
            <text:p>0.3080101895</text:p>
          </table:table-cell>
          <table:table-cell office:value-type="float" office:value="0.308811510547705" calcext:value-type="float">
            <text:p>0.3088115105</text:p>
          </table:table-cell>
          <table:table-cell office:value-type="float" office:value="0.308813080829919" calcext:value-type="float">
            <text:p>0.3088130808</text:p>
          </table:table-cell>
          <table:table-cell office:value-type="float" office:value="0.308277599325354" calcext:value-type="float">
            <text:p>0.3082775993</text:p>
          </table:table-cell>
          <table:table-cell office:value-type="float" office:value="0.308630930669587" calcext:value-type="float">
            <text:p>0.3086309307</text:p>
          </table:table-cell>
          <table:table-cell office:value-type="float" office:value="0.308517672058471" calcext:value-type="float">
            <text:p>0.3085176721</text:p>
          </table:table-cell>
          <table:table-cell office:value-type="float" office:value="0.308320677423012" calcext:value-type="float">
            <text:p>0.3083206774</text:p>
          </table:table-cell>
          <table:table-cell office:value-type="float" office:value="0.308799109707924" calcext:value-type="float">
            <text:p>0.3087991097</text:p>
          </table:table-cell>
          <table:table-cell office:value-type="float" office:value="0.30783608359931" calcext:value-type="float">
            <text:p>0.3078360836</text:p>
          </table:table-cell>
          <table:table-cell office:value-type="float" office:value="0.308966435347955" calcext:value-type="float">
            <text:p>0.3089664353</text:p>
          </table:table-cell>
          <table:table-cell office:value-type="float" office:value="0.308279681418571" calcext:value-type="float">
            <text:p>0.3082796814</text:p>
          </table:table-cell>
          <table:table-cell office:value-type="float" office:value="0.307906130582188" calcext:value-type="float">
            <text:p>0.3079061306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303490211250888" calcext:value-type="float">
            <text:p>0.3034902113</text:p>
          </table:table-cell>
          <table:table-cell office:value-type="float" office:value="0.303733334409037" calcext:value-type="float">
            <text:p>0.3037333344</text:p>
          </table:table-cell>
          <table:table-cell office:value-type="float" office:value="0.303772372760975" calcext:value-type="float">
            <text:p>0.3037723728</text:p>
          </table:table-cell>
          <table:table-cell office:value-type="float" office:value="0.303679655945886" calcext:value-type="float">
            <text:p>0.3036796559</text:p>
          </table:table-cell>
          <table:table-cell office:value-type="float" office:value="0.303600100896073" calcext:value-type="float">
            <text:p>0.3036001009</text:p>
          </table:table-cell>
          <table:table-cell office:value-type="float" office:value="0.303804609947969" calcext:value-type="float">
            <text:p>0.3038046099</text:p>
          </table:table-cell>
          <table:table-cell office:value-type="float" office:value="0.303864555509188" calcext:value-type="float">
            <text:p>0.3038645555</text:p>
          </table:table-cell>
          <table:table-cell office:value-type="float" office:value="0.303802338337358" calcext:value-type="float">
            <text:p>0.3038023383</text:p>
          </table:table-cell>
          <table:table-cell office:value-type="float" office:value="0.303845374626147" calcext:value-type="float">
            <text:p>0.3038453746</text:p>
          </table:table-cell>
          <table:table-cell office:value-type="float" office:value="0.303644233586326" calcext:value-type="float">
            <text:p>0.3036442336</text:p>
          </table:table-cell>
          <table:table-cell office:value-type="float" office:value="0.303770980578868" calcext:value-type="float">
            <text:p>0.3037709806</text:p>
          </table:table-cell>
          <table:table-cell office:value-type="float" office:value="0.303445506201148" calcext:value-type="float">
            <text:p>0.3034455062</text:p>
          </table:table-cell>
          <table:table-cell office:value-type="float" office:value="0.303673903344256" calcext:value-type="float">
            <text:p>0.3036739033</text:p>
          </table:table-cell>
          <table:table-cell office:value-type="float" office:value="0.303520970357891" calcext:value-type="float">
            <text:p>0.3035209704</text:p>
          </table:table-cell>
          <table:table-cell office:value-type="float" office:value="0.304203856275753" calcext:value-type="float">
            <text:p>0.3042038563</text:p>
          </table:table-cell>
          <table:table-cell office:value-type="float" office:value="0.303635014413238" calcext:value-type="float">
            <text:p>0.3036350144</text:p>
          </table:table-cell>
          <table:table-cell office:value-type="float" office:value="0.304184073259312" calcext:value-type="float">
            <text:p>0.3041840733</text:p>
          </table:table-cell>
          <table:table-cell office:value-type="float" office:value="0.303741203788708" calcext:value-type="float">
            <text:p>0.3037412038</text:p>
          </table:table-cell>
          <table:table-cell office:value-type="float" office:value="0.303795934697723" calcext:value-type="float">
            <text:p>0.3037959347</text:p>
          </table:table-cell>
          <table:table-cell office:value-type="float" office:value="0.304297163961691" calcext:value-type="float">
            <text:p>0.304297164</text:p>
          </table:table-cell>
          <table:table-cell office:value-type="float" office:value="0.303454259472904" calcext:value-type="float">
            <text:p>0.30345425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9087115201996" calcext:value-type="float">
            <text:p>0.2990871152</text:p>
          </table:table-cell>
          <table:table-cell office:value-type="float" office:value="0.29813232957506" calcext:value-type="float">
            <text:p>0.2981323296</text:p>
          </table:table-cell>
          <table:table-cell office:value-type="float" office:value="0.298925370145942" calcext:value-type="float">
            <text:p>0.2989253701</text:p>
          </table:table-cell>
          <table:table-cell office:value-type="float" office:value="0.298641840684042" calcext:value-type="float">
            <text:p>0.2986418407</text:p>
          </table:table-cell>
          <table:table-cell office:value-type="float" office:value="0.299075456782473" calcext:value-type="float">
            <text:p>0.2990754568</text:p>
          </table:table-cell>
          <table:table-cell office:value-type="float" office:value="0.298492830251327" calcext:value-type="float">
            <text:p>0.2984928303</text:p>
          </table:table-cell>
          <table:table-cell office:value-type="float" office:value="0.298287432169649" calcext:value-type="float">
            <text:p>0.2982874322</text:p>
          </table:table-cell>
          <table:table-cell office:value-type="float" office:value="0.29891952029891" calcext:value-type="float">
            <text:p>0.2989195203</text:p>
          </table:table-cell>
          <table:table-cell office:value-type="float" office:value="0.298881720041425" calcext:value-type="float">
            <text:p>0.29888172</text:p>
          </table:table-cell>
          <table:table-cell office:value-type="float" office:value="0.298619043704107" calcext:value-type="float">
            <text:p>0.2986190437</text:p>
          </table:table-cell>
          <table:table-cell office:value-type="float" office:value="0.298917864912775" calcext:value-type="float">
            <text:p>0.2989178649</text:p>
          </table:table-cell>
          <table:table-cell office:value-type="float" office:value="0.298800588345773" calcext:value-type="float">
            <text:p>0.2988005883</text:p>
          </table:table-cell>
          <table:table-cell office:value-type="float" office:value="0.29862150852331" calcext:value-type="float">
            <text:p>0.2986215085</text:p>
          </table:table-cell>
          <table:table-cell office:value-type="float" office:value="0.29879965787492" calcext:value-type="float">
            <text:p>0.2987996579</text:p>
          </table:table-cell>
          <table:table-cell office:value-type="float" office:value="0.298615506103871" calcext:value-type="float">
            <text:p>0.2986155061</text:p>
          </table:table-cell>
          <table:table-cell office:value-type="float" office:value="0.29889365752344" calcext:value-type="float">
            <text:p>0.2988936575</text:p>
          </table:table-cell>
          <table:table-cell office:value-type="float" office:value="0.299065313272556" calcext:value-type="float">
            <text:p>0.2990653133</text:p>
          </table:table-cell>
          <table:table-cell office:value-type="float" office:value="0.298656125618041" calcext:value-type="float">
            <text:p>0.2986561256</text:p>
          </table:table-cell>
          <table:table-cell office:value-type="float" office:value="0.298860665790007" calcext:value-type="float">
            <text:p>0.2988606658</text:p>
          </table:table-cell>
          <table:table-cell office:value-type="float" office:value="0.298979704163825" calcext:value-type="float">
            <text:p>0.2989797042</text:p>
          </table:table-cell>
          <table:table-cell office:value-type="float" office:value="0.298629480801188" calcext:value-type="float">
            <text:p>0.298629480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293518688534933" calcext:value-type="float">
            <text:p>0.2935186885</text:p>
          </table:table-cell>
          <table:table-cell office:value-type="float" office:value="0.293727898197053" calcext:value-type="float">
            <text:p>0.2937278982</text:p>
          </table:table-cell>
          <table:table-cell office:value-type="float" office:value="0.293567127012378" calcext:value-type="float">
            <text:p>0.293567127</text:p>
          </table:table-cell>
          <table:table-cell office:value-type="float" office:value="0.293878531769876" calcext:value-type="float">
            <text:p>0.2938785318</text:p>
          </table:table-cell>
          <table:table-cell office:value-type="float" office:value="0.293939610183493" calcext:value-type="float">
            <text:p>0.2939396102</text:p>
          </table:table-cell>
          <table:table-cell office:value-type="float" office:value="0.293727221767551" calcext:value-type="float">
            <text:p>0.2937272218</text:p>
          </table:table-cell>
          <table:table-cell office:value-type="float" office:value="0.294288888655624" calcext:value-type="float">
            <text:p>0.2942888887</text:p>
          </table:table-cell>
          <table:table-cell office:value-type="float" office:value="0.293538368133401" calcext:value-type="float">
            <text:p>0.2935383681</text:p>
          </table:table-cell>
          <table:table-cell office:value-type="float" office:value="0.293877405685164" calcext:value-type="float">
            <text:p>0.2938774057</text:p>
          </table:table-cell>
          <table:table-cell office:value-type="float" office:value="0.294096143323773" calcext:value-type="float">
            <text:p>0.2940961433</text:p>
          </table:table-cell>
          <table:table-cell office:value-type="float" office:value="0.29407353026131" calcext:value-type="float">
            <text:p>0.2940735303</text:p>
          </table:table-cell>
          <table:table-cell office:value-type="float" office:value="0.293942359473361" calcext:value-type="float">
            <text:p>0.2939423595</text:p>
          </table:table-cell>
          <table:table-cell office:value-type="float" office:value="0.293770184631552" calcext:value-type="float">
            <text:p>0.2937701846</text:p>
          </table:table-cell>
          <table:table-cell office:value-type="float" office:value="0.293994087423515" calcext:value-type="float">
            <text:p>0.2939940874</text:p>
          </table:table-cell>
          <table:table-cell office:value-type="float" office:value="0.29380205777494" calcext:value-type="float">
            <text:p>0.2938020578</text:p>
          </table:table-cell>
          <table:table-cell office:value-type="float" office:value="0.293959728801919" calcext:value-type="float">
            <text:p>0.2939597288</text:p>
          </table:table-cell>
          <table:table-cell office:value-type="float" office:value="0.294453214949171" calcext:value-type="float">
            <text:p>0.2944532149</text:p>
          </table:table-cell>
          <table:table-cell office:value-type="float" office:value="0.293850433213088" calcext:value-type="float">
            <text:p>0.2938504332</text:p>
          </table:table-cell>
          <table:table-cell office:value-type="float" office:value="0.294031826553396" calcext:value-type="float">
            <text:p>0.2940318266</text:p>
          </table:table-cell>
          <table:table-cell office:value-type="float" office:value="0.293997328505929" calcext:value-type="float">
            <text:p>0.2939973285</text:p>
          </table:table-cell>
          <table:table-cell office:value-type="float" office:value="0.29405934251683" calcext:value-type="float">
            <text:p>0.294059342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88893084995463" calcext:value-type="float">
            <text:p>0.288893085</text:p>
          </table:table-cell>
          <table:table-cell office:value-type="float" office:value="0.288425919907521" calcext:value-type="float">
            <text:p>0.2884259199</text:p>
          </table:table-cell>
          <table:table-cell office:value-type="float" office:value="0.289128389352116" calcext:value-type="float">
            <text:p>0.2891283894</text:p>
          </table:table-cell>
          <table:table-cell office:value-type="float" office:value="0.289260177550465" calcext:value-type="float">
            <text:p>0.2892601776</text:p>
          </table:table-cell>
          <table:table-cell office:value-type="float" office:value="0.288934927028497" calcext:value-type="float">
            <text:p>0.288934927</text:p>
          </table:table-cell>
          <table:table-cell office:value-type="float" office:value="0.289131388860723" calcext:value-type="float">
            <text:p>0.2891313889</text:p>
          </table:table-cell>
          <table:table-cell office:value-type="float" office:value="0.288623024637518" calcext:value-type="float">
            <text:p>0.2886230246</text:p>
          </table:table-cell>
          <table:table-cell office:value-type="float" office:value="0.289029584390859" calcext:value-type="float">
            <text:p>0.2890295844</text:p>
          </table:table-cell>
          <table:table-cell office:value-type="float" office:value="0.289067778215541" calcext:value-type="float">
            <text:p>0.2890677782</text:p>
          </table:table-cell>
          <table:table-cell office:value-type="float" office:value="0.288712686113626" calcext:value-type="float">
            <text:p>0.2887126861</text:p>
          </table:table-cell>
          <table:table-cell office:value-type="float" office:value="0.289620954913523" calcext:value-type="float">
            <text:p>0.2896209549</text:p>
          </table:table-cell>
          <table:table-cell office:value-type="float" office:value="0.28885298524133" calcext:value-type="float">
            <text:p>0.2888529852</text:p>
          </table:table-cell>
          <table:table-cell office:value-type="float" office:value="0.289094549143486" calcext:value-type="float">
            <text:p>0.2890945491</text:p>
          </table:table-cell>
          <table:table-cell office:value-type="float" office:value="0.288275424671402" calcext:value-type="float">
            <text:p>0.2882754247</text:p>
          </table:table-cell>
          <table:table-cell office:value-type="float" office:value="0.288863757928005" calcext:value-type="float">
            <text:p>0.2888637579</text:p>
          </table:table-cell>
          <table:table-cell office:value-type="float" office:value="0.289111355753149" calcext:value-type="float">
            <text:p>0.2891113558</text:p>
          </table:table-cell>
          <table:table-cell office:value-type="float" office:value="0.288911701460694" calcext:value-type="float">
            <text:p>0.2889117015</text:p>
          </table:table-cell>
          <table:table-cell office:value-type="float" office:value="0.289457379907172" calcext:value-type="float">
            <text:p>0.2894573799</text:p>
          </table:table-cell>
          <table:table-cell office:value-type="float" office:value="0.28917092765162" calcext:value-type="float">
            <text:p>0.2891709277</text:p>
          </table:table-cell>
          <table:table-cell office:value-type="float" office:value="0.28882342797992" calcext:value-type="float">
            <text:p>0.288823428</text:p>
          </table:table-cell>
          <table:table-cell office:value-type="float" office:value="0.288699215112225" calcext:value-type="float">
            <text:p>0.2886992151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284140825688039" calcext:value-type="float">
            <text:p>0.2841408257</text:p>
          </table:table-cell>
          <table:table-cell office:value-type="float" office:value="0.284095067868157" calcext:value-type="float">
            <text:p>0.2840950679</text:p>
          </table:table-cell>
          <table:table-cell office:value-type="float" office:value="0.284382297187242" calcext:value-type="float">
            <text:p>0.2843822972</text:p>
          </table:table-cell>
          <table:table-cell office:value-type="float" office:value="0.284100514951041" calcext:value-type="float">
            <text:p>0.284100515</text:p>
          </table:table-cell>
          <table:table-cell office:value-type="float" office:value="0.284049302896983" calcext:value-type="float">
            <text:p>0.2840493029</text:p>
          </table:table-cell>
          <table:table-cell office:value-type="float" office:value="0.284046745933663" calcext:value-type="float">
            <text:p>0.2840467459</text:p>
          </table:table-cell>
          <table:table-cell office:value-type="float" office:value="0.284316629725616" calcext:value-type="float">
            <text:p>0.2843166297</text:p>
          </table:table-cell>
          <table:table-cell office:value-type="float" office:value="0.284320515380071" calcext:value-type="float">
            <text:p>0.2843205154</text:p>
          </table:table-cell>
          <table:table-cell office:value-type="float" office:value="0.283780983518429" calcext:value-type="float">
            <text:p>0.2837809835</text:p>
          </table:table-cell>
          <table:table-cell office:value-type="float" office:value="0.283927365012589" calcext:value-type="float">
            <text:p>0.283927365</text:p>
          </table:table-cell>
          <table:table-cell office:value-type="float" office:value="0.28432386535192" calcext:value-type="float">
            <text:p>0.2843238654</text:p>
          </table:table-cell>
          <table:table-cell office:value-type="float" office:value="0.28404798516453" calcext:value-type="float">
            <text:p>0.2840479852</text:p>
          </table:table-cell>
          <table:table-cell office:value-type="float" office:value="0.284021849585668" calcext:value-type="float">
            <text:p>0.2840218496</text:p>
          </table:table-cell>
          <table:table-cell office:value-type="float" office:value="0.283914852448281" calcext:value-type="float">
            <text:p>0.2839148524</text:p>
          </table:table-cell>
          <table:table-cell office:value-type="float" office:value="0.284338004195298" calcext:value-type="float">
            <text:p>0.2843380042</text:p>
          </table:table-cell>
          <table:table-cell office:value-type="float" office:value="0.284121503026427" calcext:value-type="float">
            <text:p>0.284121503</text:p>
          </table:table-cell>
          <table:table-cell office:value-type="float" office:value="0.284133961929474" calcext:value-type="float">
            <text:p>0.2841339619</text:p>
          </table:table-cell>
          <table:table-cell office:value-type="float" office:value="0.284150315471401" calcext:value-type="float">
            <text:p>0.2841503155</text:p>
          </table:table-cell>
          <table:table-cell office:value-type="float" office:value="0.284336105044579" calcext:value-type="float">
            <text:p>0.284336105</text:p>
          </table:table-cell>
          <table:table-cell office:value-type="float" office:value="0.283691062965802" calcext:value-type="float">
            <text:p>0.283691063</text:p>
          </table:table-cell>
          <table:table-cell office:value-type="float" office:value="0.28426806563852" calcext:value-type="float">
            <text:p>0.284268065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79313946383964" calcext:value-type="float">
            <text:p>0.2793139464</text:p>
          </table:table-cell>
          <table:table-cell office:value-type="float" office:value="0.27881091924629" calcext:value-type="float">
            <text:p>0.2788109192</text:p>
          </table:table-cell>
          <table:table-cell office:value-type="float" office:value="0.279445436471207" calcext:value-type="float">
            <text:p>0.2794454365</text:p>
          </table:table-cell>
          <table:table-cell office:value-type="float" office:value="0.278850739502337" calcext:value-type="float">
            <text:p>0.2788507395</text:p>
          </table:table-cell>
          <table:table-cell office:value-type="float" office:value="0.27934116671605" calcext:value-type="float">
            <text:p>0.2793411667</text:p>
          </table:table-cell>
          <table:table-cell office:value-type="float" office:value="0.279445314243984" calcext:value-type="float">
            <text:p>0.2794453142</text:p>
          </table:table-cell>
          <table:table-cell office:value-type="float" office:value="0.278983597072905" calcext:value-type="float">
            <text:p>0.2789835971</text:p>
          </table:table-cell>
          <table:table-cell office:value-type="float" office:value="0.278987163225066" calcext:value-type="float">
            <text:p>0.2789871632</text:p>
          </table:table-cell>
          <table:table-cell office:value-type="float" office:value="0.279201903875892" calcext:value-type="float">
            <text:p>0.2792019039</text:p>
          </table:table-cell>
          <table:table-cell office:value-type="float" office:value="0.27932508427315" calcext:value-type="float">
            <text:p>0.2793250843</text:p>
          </table:table-cell>
          <table:table-cell office:value-type="float" office:value="0.279228599845173" calcext:value-type="float">
            <text:p>0.2792285998</text:p>
          </table:table-cell>
          <table:table-cell office:value-type="float" office:value="0.279131279607992" calcext:value-type="float">
            <text:p>0.2791312796</text:p>
          </table:table-cell>
          <table:table-cell office:value-type="float" office:value="0.279591740613363" calcext:value-type="float">
            <text:p>0.2795917406</text:p>
          </table:table-cell>
          <table:table-cell office:value-type="float" office:value="0.27960181747069" calcext:value-type="float">
            <text:p>0.2796018175</text:p>
          </table:table-cell>
          <table:table-cell office:value-type="float" office:value="0.279206834761717" calcext:value-type="float">
            <text:p>0.2792068348</text:p>
          </table:table-cell>
          <table:table-cell office:value-type="float" office:value="0.279587908949168" calcext:value-type="float">
            <text:p>0.2795879089</text:p>
          </table:table-cell>
          <table:table-cell office:value-type="float" office:value="0.279331347216626" calcext:value-type="float">
            <text:p>0.2793313472</text:p>
          </table:table-cell>
          <table:table-cell office:value-type="float" office:value="0.279135154895828" calcext:value-type="float">
            <text:p>0.2791351549</text:p>
          </table:table-cell>
          <table:table-cell office:value-type="float" office:value="0.27940445088349" calcext:value-type="float">
            <text:p>0.2794044509</text:p>
          </table:table-cell>
          <table:table-cell office:value-type="float" office:value="0.278990764450078" calcext:value-type="float">
            <text:p>0.2789907645</text:p>
          </table:table-cell>
          <table:table-cell office:value-type="float" office:value="0.278851912178103" calcext:value-type="float">
            <text:p>0.278851912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73925212741312" calcext:value-type="float">
            <text:p>0.2739252127</text:p>
          </table:table-cell>
          <table:table-cell office:value-type="float" office:value="0.274196035669034" calcext:value-type="float">
            <text:p>0.2741960357</text:p>
          </table:table-cell>
          <table:table-cell office:value-type="float" office:value="0.274300325173952" calcext:value-type="float">
            <text:p>0.2743003252</text:p>
          </table:table-cell>
          <table:table-cell office:value-type="float" office:value="0.274242721096498" calcext:value-type="float">
            <text:p>0.2742427211</text:p>
          </table:table-cell>
          <table:table-cell office:value-type="float" office:value="0.274594807256141" calcext:value-type="float">
            <text:p>0.2745948073</text:p>
          </table:table-cell>
          <table:table-cell office:value-type="float" office:value="0.274265400712017" calcext:value-type="float">
            <text:p>0.2742654007</text:p>
          </table:table-cell>
          <table:table-cell office:value-type="float" office:value="0.274086749323395" calcext:value-type="float">
            <text:p>0.2740867493</text:p>
          </table:table-cell>
          <table:table-cell office:value-type="float" office:value="0.274396669231481" calcext:value-type="float">
            <text:p>0.2743966692</text:p>
          </table:table-cell>
          <table:table-cell office:value-type="float" office:value="0.274471874735781" calcext:value-type="float">
            <text:p>0.2744718747</text:p>
          </table:table-cell>
          <table:table-cell office:value-type="float" office:value="0.274331697410894" calcext:value-type="float">
            <text:p>0.2743316974</text:p>
          </table:table-cell>
          <table:table-cell office:value-type="float" office:value="0.274244446049165" calcext:value-type="float">
            <text:p>0.274244446</text:p>
          </table:table-cell>
          <table:table-cell office:value-type="float" office:value="0.274426348040463" calcext:value-type="float">
            <text:p>0.274426348</text:p>
          </table:table-cell>
          <table:table-cell office:value-type="float" office:value="0.27387304547169" calcext:value-type="float">
            <text:p>0.2738730455</text:p>
          </table:table-cell>
          <table:table-cell office:value-type="float" office:value="0.274588138006257" calcext:value-type="float">
            <text:p>0.274588138</text:p>
          </table:table-cell>
          <table:table-cell office:value-type="float" office:value="0.274321980315225" calcext:value-type="float">
            <text:p>0.2743219803</text:p>
          </table:table-cell>
          <table:table-cell office:value-type="float" office:value="0.274226177460822" calcext:value-type="float">
            <text:p>0.2742261775</text:p>
          </table:table-cell>
          <table:table-cell office:value-type="float" office:value="0.274117549837366" calcext:value-type="float">
            <text:p>0.2741175498</text:p>
          </table:table-cell>
          <table:table-cell office:value-type="float" office:value="0.274393629173884" calcext:value-type="float">
            <text:p>0.2743936292</text:p>
          </table:table-cell>
          <table:table-cell office:value-type="float" office:value="0.274482465666351" calcext:value-type="float">
            <text:p>0.2744824657</text:p>
          </table:table-cell>
          <table:table-cell office:value-type="float" office:value="0.27443412786761" calcext:value-type="float">
            <text:p>0.2744341279</text:p>
          </table:table-cell>
          <table:table-cell office:value-type="float" office:value="0.274094523572887" calcext:value-type="float">
            <text:p>0.274094523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694214345086" calcext:value-type="float">
            <text:p>0.2694214345</text:p>
          </table:table-cell>
          <table:table-cell office:value-type="float" office:value="0.269568640690856" calcext:value-type="float">
            <text:p>0.2695686407</text:p>
          </table:table-cell>
          <table:table-cell office:value-type="float" office:value="0.26881117261556" calcext:value-type="float">
            <text:p>0.2688111726</text:p>
          </table:table-cell>
          <table:table-cell office:value-type="float" office:value="0.2693086054135" calcext:value-type="float">
            <text:p>0.2693086054</text:p>
          </table:table-cell>
          <table:table-cell office:value-type="float" office:value="0.26950212661145" calcext:value-type="float">
            <text:p>0.2695021266</text:p>
          </table:table-cell>
          <table:table-cell office:value-type="float" office:value="0.269136158919079" calcext:value-type="float">
            <text:p>0.2691361589</text:p>
          </table:table-cell>
          <table:table-cell office:value-type="float" office:value="0.269184095394323" calcext:value-type="float">
            <text:p>0.2691840954</text:p>
          </table:table-cell>
          <table:table-cell office:value-type="float" office:value="0.269381686600472" calcext:value-type="float">
            <text:p>0.2693816866</text:p>
          </table:table-cell>
          <table:table-cell office:value-type="float" office:value="0.269322252832443" calcext:value-type="float">
            <text:p>0.2693222528</text:p>
          </table:table-cell>
          <table:table-cell office:value-type="float" office:value="0.269213995592342" calcext:value-type="float">
            <text:p>0.2692139956</text:p>
          </table:table-cell>
          <table:table-cell office:value-type="float" office:value="0.269099904964334" calcext:value-type="float">
            <text:p>0.269099905</text:p>
          </table:table-cell>
          <table:table-cell office:value-type="float" office:value="0.269549171013467" calcext:value-type="float">
            <text:p>0.269549171</text:p>
          </table:table-cell>
          <table:table-cell office:value-type="float" office:value="0.269287381094238" calcext:value-type="float">
            <text:p>0.2692873811</text:p>
          </table:table-cell>
          <table:table-cell office:value-type="float" office:value="0.269405288982416" calcext:value-type="float">
            <text:p>0.269405289</text:p>
          </table:table-cell>
          <table:table-cell office:value-type="float" office:value="0.268948523827488" calcext:value-type="float">
            <text:p>0.2689485238</text:p>
          </table:table-cell>
          <table:table-cell office:value-type="float" office:value="0.26977426229822" calcext:value-type="float">
            <text:p>0.2697742623</text:p>
          </table:table-cell>
          <table:table-cell office:value-type="float" office:value="0.269696085419866" calcext:value-type="float">
            <text:p>0.2696960854</text:p>
          </table:table-cell>
          <table:table-cell office:value-type="float" office:value="0.268993520637082" calcext:value-type="float">
            <text:p>0.2689935206</text:p>
          </table:table-cell>
          <table:table-cell office:value-type="float" office:value="0.269322444478947" calcext:value-type="float">
            <text:p>0.2693224445</text:p>
          </table:table-cell>
          <table:table-cell office:value-type="float" office:value="0.26941365957086" calcext:value-type="float">
            <text:p>0.2694136596</text:p>
          </table:table-cell>
          <table:table-cell office:value-type="float" office:value="0.269294536531594" calcext:value-type="float">
            <text:p>0.2692945365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264599497029964" calcext:value-type="float">
            <text:p>0.264599497</text:p>
          </table:table-cell>
          <table:table-cell office:value-type="float" office:value="0.264746129227149" calcext:value-type="float">
            <text:p>0.2647461292</text:p>
          </table:table-cell>
          <table:table-cell office:value-type="float" office:value="0.26435209703306" calcext:value-type="float">
            <text:p>0.264352097</text:p>
          </table:table-cell>
          <table:table-cell office:value-type="float" office:value="0.264381558204226" calcext:value-type="float">
            <text:p>0.2643815582</text:p>
          </table:table-cell>
          <table:table-cell office:value-type="float" office:value="0.26451510459674" calcext:value-type="float">
            <text:p>0.2645151046</text:p>
          </table:table-cell>
          <table:table-cell office:value-type="float" office:value="0.264375112444131" calcext:value-type="float">
            <text:p>0.2643751124</text:p>
          </table:table-cell>
          <table:table-cell office:value-type="float" office:value="0.264154854731327" calcext:value-type="float">
            <text:p>0.2641548547</text:p>
          </table:table-cell>
          <table:table-cell office:value-type="float" office:value="0.264424931934997" calcext:value-type="float">
            <text:p>0.2644249319</text:p>
          </table:table-cell>
          <table:table-cell office:value-type="float" office:value="0.264621078022041" calcext:value-type="float">
            <text:p>0.264621078</text:p>
          </table:table-cell>
          <table:table-cell office:value-type="float" office:value="0.264405304508754" calcext:value-type="float">
            <text:p>0.2644053045</text:p>
          </table:table-cell>
          <table:table-cell office:value-type="float" office:value="0.264420153609639" calcext:value-type="float">
            <text:p>0.2644201536</text:p>
          </table:table-cell>
          <table:table-cell office:value-type="float" office:value="0.264460913388148" calcext:value-type="float">
            <text:p>0.2644609134</text:p>
          </table:table-cell>
          <table:table-cell office:value-type="float" office:value="0.26443412236164" calcext:value-type="float">
            <text:p>0.2644341224</text:p>
          </table:table-cell>
          <table:table-cell office:value-type="float" office:value="0.264105155041704" calcext:value-type="float">
            <text:p>0.264105155</text:p>
          </table:table-cell>
          <table:table-cell office:value-type="float" office:value="0.264406951402917" calcext:value-type="float">
            <text:p>0.2644069514</text:p>
          </table:table-cell>
          <table:table-cell office:value-type="float" office:value="0.264299475375622" calcext:value-type="float">
            <text:p>0.2642994754</text:p>
          </table:table-cell>
          <table:table-cell office:value-type="float" office:value="0.264351585543411" calcext:value-type="float">
            <text:p>0.2643515855</text:p>
          </table:table-cell>
          <table:table-cell office:value-type="float" office:value="0.264504096405237" calcext:value-type="float">
            <text:p>0.2645040964</text:p>
          </table:table-cell>
          <table:table-cell office:value-type="float" office:value="0.264472196145152" calcext:value-type="float">
            <text:p>0.2644721961</text:p>
          </table:table-cell>
          <table:table-cell office:value-type="float" office:value="0.264256249142121" calcext:value-type="float">
            <text:p>0.2642562491</text:p>
          </table:table-cell>
          <table:table-cell office:value-type="float" office:value="0.264689885319348" calcext:value-type="float">
            <text:p>0.264689885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59636727214216" calcext:value-type="float">
            <text:p>0.2596367272</text:p>
          </table:table-cell>
          <table:table-cell office:value-type="float" office:value="0.259412790277197" calcext:value-type="float">
            <text:p>0.2594127903</text:p>
          </table:table-cell>
          <table:table-cell office:value-type="float" office:value="0.259636204897392" calcext:value-type="float">
            <text:p>0.2596362049</text:p>
          </table:table-cell>
          <table:table-cell office:value-type="float" office:value="0.259355341010088" calcext:value-type="float">
            <text:p>0.259355341</text:p>
          </table:table-cell>
          <table:table-cell office:value-type="float" office:value="0.259433587881863" calcext:value-type="float">
            <text:p>0.2594335879</text:p>
          </table:table-cell>
          <table:table-cell office:value-type="float" office:value="0.259618324705461" calcext:value-type="float">
            <text:p>0.2596183247</text:p>
          </table:table-cell>
          <table:table-cell office:value-type="float" office:value="0.259491532413961" calcext:value-type="float">
            <text:p>0.2594915324</text:p>
          </table:table-cell>
          <table:table-cell office:value-type="float" office:value="0.259388879735992" calcext:value-type="float">
            <text:p>0.2593888797</text:p>
          </table:table-cell>
          <table:table-cell office:value-type="float" office:value="0.259462270704729" calcext:value-type="float">
            <text:p>0.2594622707</text:p>
          </table:table-cell>
          <table:table-cell office:value-type="float" office:value="0.259455038564867" calcext:value-type="float">
            <text:p>0.2594550386</text:p>
          </table:table-cell>
          <table:table-cell office:value-type="float" office:value="0.259722779678014" calcext:value-type="float">
            <text:p>0.2597227797</text:p>
          </table:table-cell>
          <table:table-cell office:value-type="float" office:value="0.259173556965834" calcext:value-type="float">
            <text:p>0.259173557</text:p>
          </table:table-cell>
          <table:table-cell office:value-type="float" office:value="0.259652750168929" calcext:value-type="float">
            <text:p>0.2596527502</text:p>
          </table:table-cell>
          <table:table-cell office:value-type="float" office:value="0.259439162390201" calcext:value-type="float">
            <text:p>0.2594391624</text:p>
          </table:table-cell>
          <table:table-cell office:value-type="float" office:value="0.259514186381448" calcext:value-type="float">
            <text:p>0.2595141864</text:p>
          </table:table-cell>
          <table:table-cell office:value-type="float" office:value="0.259480526446709" calcext:value-type="float">
            <text:p>0.2594805264</text:p>
          </table:table-cell>
          <table:table-cell office:value-type="float" office:value="0.259064053630361" calcext:value-type="float">
            <text:p>0.2590640536</text:p>
          </table:table-cell>
          <table:table-cell office:value-type="float" office:value="0.259588070282811" calcext:value-type="float">
            <text:p>0.2595880703</text:p>
          </table:table-cell>
          <table:table-cell office:value-type="float" office:value="0.259322384812941" calcext:value-type="float">
            <text:p>0.2593223848</text:p>
          </table:table-cell>
          <table:table-cell office:value-type="float" office:value="0.259528053641366" calcext:value-type="float">
            <text:p>0.2595280536</text:p>
          </table:table-cell>
          <table:table-cell office:value-type="float" office:value="0.259615217642294" calcext:value-type="float">
            <text:p>0.2596152176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254611047378807" calcext:value-type="float">
            <text:p>0.2546110474</text:p>
          </table:table-cell>
          <table:table-cell office:value-type="float" office:value="0.254296734335086" calcext:value-type="float">
            <text:p>0.2542967343</text:p>
          </table:table-cell>
          <table:table-cell office:value-type="float" office:value="0.254632036261545" calcext:value-type="float">
            <text:p>0.2546320363</text:p>
          </table:table-cell>
          <table:table-cell office:value-type="float" office:value="0.254466760774891" calcext:value-type="float">
            <text:p>0.2544667608</text:p>
          </table:table-cell>
          <table:table-cell office:value-type="float" office:value="0.25452843029367" calcext:value-type="float">
            <text:p>0.2545284303</text:p>
          </table:table-cell>
          <table:table-cell office:value-type="float" office:value="0.254466441543422" calcext:value-type="float">
            <text:p>0.2544664415</text:p>
          </table:table-cell>
          <table:table-cell office:value-type="float" office:value="0.254529874102469" calcext:value-type="float">
            <text:p>0.2545298741</text:p>
          </table:table-cell>
          <table:table-cell office:value-type="float" office:value="0.254295670836038" calcext:value-type="float">
            <text:p>0.2542956708</text:p>
          </table:table-cell>
          <table:table-cell office:value-type="float" office:value="0.254590277330321" calcext:value-type="float">
            <text:p>0.2545902773</text:p>
          </table:table-cell>
          <table:table-cell office:value-type="float" office:value="0.254663599051678" calcext:value-type="float">
            <text:p>0.2546635991</text:p>
          </table:table-cell>
          <table:table-cell office:value-type="float" office:value="0.254499288513193" calcext:value-type="float">
            <text:p>0.2544992885</text:p>
          </table:table-cell>
          <table:table-cell office:value-type="float" office:value="0.254795618458648" calcext:value-type="float">
            <text:p>0.2547956185</text:p>
          </table:table-cell>
          <table:table-cell office:value-type="float" office:value="0.254665167598634" calcext:value-type="float">
            <text:p>0.2546651676</text:p>
          </table:table-cell>
          <table:table-cell office:value-type="float" office:value="0.254275718462446" calcext:value-type="float">
            <text:p>0.2542757185</text:p>
          </table:table-cell>
          <table:table-cell office:value-type="float" office:value="0.254567889632409" calcext:value-type="float">
            <text:p>0.2545678896</text:p>
          </table:table-cell>
          <table:table-cell office:value-type="float" office:value="0.254506216528101" calcext:value-type="float">
            <text:p>0.2545062165</text:p>
          </table:table-cell>
          <table:table-cell office:value-type="float" office:value="0.254666643214636" calcext:value-type="float">
            <text:p>0.2546666432</text:p>
          </table:table-cell>
          <table:table-cell office:value-type="float" office:value="0.254541913837525" calcext:value-type="float">
            <text:p>0.2545419138</text:p>
          </table:table-cell>
          <table:table-cell office:value-type="float" office:value="0.254753481596612" calcext:value-type="float">
            <text:p>0.2547534816</text:p>
          </table:table-cell>
          <table:table-cell office:value-type="float" office:value="0.254524156400408" calcext:value-type="float">
            <text:p>0.2545241564</text:p>
          </table:table-cell>
          <table:table-cell office:value-type="float" office:value="0.254295463207549" calcext:value-type="float">
            <text:p>0.254295463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9500973240201" calcext:value-type="float">
            <text:p>0.2495009732</text:p>
          </table:table-cell>
          <table:table-cell office:value-type="float" office:value="0.249743848881376" calcext:value-type="float">
            <text:p>0.2497438489</text:p>
          </table:table-cell>
          <table:table-cell office:value-type="float" office:value="0.249696998242037" calcext:value-type="float">
            <text:p>0.2496969982</text:p>
          </table:table-cell>
          <table:table-cell office:value-type="float" office:value="0.249666968226899" calcext:value-type="float">
            <text:p>0.2496669682</text:p>
          </table:table-cell>
          <table:table-cell office:value-type="float" office:value="0.249405070045031" calcext:value-type="float">
            <text:p>0.24940507</text:p>
          </table:table-cell>
          <table:table-cell office:value-type="float" office:value="0.249482279610286" calcext:value-type="float">
            <text:p>0.2494822796</text:p>
          </table:table-cell>
          <table:table-cell office:value-type="float" office:value="0.249727159294158" calcext:value-type="float">
            <text:p>0.2497271593</text:p>
          </table:table-cell>
          <table:table-cell office:value-type="float" office:value="0.249697488129043" calcext:value-type="float">
            <text:p>0.2496974881</text:p>
          </table:table-cell>
          <table:table-cell office:value-type="float" office:value="0.249650450094349" calcext:value-type="float">
            <text:p>0.2496504501</text:p>
          </table:table-cell>
          <table:table-cell office:value-type="float" office:value="0.24976629872861" calcext:value-type="float">
            <text:p>0.2497662987</text:p>
          </table:table-cell>
          <table:table-cell office:value-type="float" office:value="0.249557900412092" calcext:value-type="float">
            <text:p>0.2495579004</text:p>
          </table:table-cell>
          <table:table-cell office:value-type="float" office:value="0.249589520049311" calcext:value-type="float">
            <text:p>0.24958952</text:p>
          </table:table-cell>
          <table:table-cell office:value-type="float" office:value="0.249581116487789" calcext:value-type="float">
            <text:p>0.2495811165</text:p>
          </table:table-cell>
          <table:table-cell office:value-type="float" office:value="0.249686914140784" calcext:value-type="float">
            <text:p>0.2496869141</text:p>
          </table:table-cell>
          <table:table-cell office:value-type="float" office:value="0.249708432496434" calcext:value-type="float">
            <text:p>0.2497084325</text:p>
          </table:table-cell>
          <table:table-cell office:value-type="float" office:value="0.249700828193873" calcext:value-type="float">
            <text:p>0.2497008282</text:p>
          </table:table-cell>
          <table:table-cell office:value-type="float" office:value="0.249615661059024" calcext:value-type="float">
            <text:p>0.2496156611</text:p>
          </table:table-cell>
          <table:table-cell office:value-type="float" office:value="0.249687086686417" calcext:value-type="float">
            <text:p>0.2496870867</text:p>
          </table:table-cell>
          <table:table-cell office:value-type="float" office:value="0.249561407688408" calcext:value-type="float">
            <text:p>0.2495614077</text:p>
          </table:table-cell>
          <table:table-cell office:value-type="float" office:value="0.249774839194822" calcext:value-type="float">
            <text:p>0.2497748392</text:p>
          </table:table-cell>
          <table:table-cell office:value-type="float" office:value="0.24969792463414" calcext:value-type="float">
            <text:p>0.2496979246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244684138666898" calcext:value-type="float">
            <text:p>0.2446841387</text:p>
          </table:table-cell>
          <table:table-cell office:value-type="float" office:value="0.244597924551899" calcext:value-type="float">
            <text:p>0.2445979246</text:p>
          </table:table-cell>
          <table:table-cell office:value-type="float" office:value="0.244718832550694" calcext:value-type="float">
            <text:p>0.2447188326</text:p>
          </table:table-cell>
          <table:table-cell office:value-type="float" office:value="0.244303417559059" calcext:value-type="float">
            <text:p>0.2443034176</text:p>
          </table:table-cell>
          <table:table-cell office:value-type="float" office:value="0.244423902256565" calcext:value-type="float">
            <text:p>0.2444239023</text:p>
          </table:table-cell>
          <table:table-cell office:value-type="float" office:value="0.244532412609775" calcext:value-type="float">
            <text:p>0.2445324126</text:p>
          </table:table-cell>
          <table:table-cell office:value-type="float" office:value="0.244660578112513" calcext:value-type="float">
            <text:p>0.2446605781</text:p>
          </table:table-cell>
          <table:table-cell office:value-type="float" office:value="0.244749635519089" calcext:value-type="float">
            <text:p>0.2447496355</text:p>
          </table:table-cell>
          <table:table-cell office:value-type="float" office:value="0.244451715062804" calcext:value-type="float">
            <text:p>0.2444517151</text:p>
          </table:table-cell>
          <table:table-cell office:value-type="float" office:value="0.244703322973163" calcext:value-type="float">
            <text:p>0.244703323</text:p>
          </table:table-cell>
          <table:table-cell office:value-type="float" office:value="0.244761429873702" calcext:value-type="float">
            <text:p>0.2447614299</text:p>
          </table:table-cell>
          <table:table-cell office:value-type="float" office:value="0.244725593655382" calcext:value-type="float">
            <text:p>0.2447255937</text:p>
          </table:table-cell>
          <table:table-cell office:value-type="float" office:value="0.244790494321866" calcext:value-type="float">
            <text:p>0.2447904943</text:p>
          </table:table-cell>
          <table:table-cell office:value-type="float" office:value="0.244706917372701" calcext:value-type="float">
            <text:p>0.2447069174</text:p>
          </table:table-cell>
          <table:table-cell office:value-type="float" office:value="0.244634311074952" calcext:value-type="float">
            <text:p>0.2446343111</text:p>
          </table:table-cell>
          <table:table-cell office:value-type="float" office:value="0.244515207879311" calcext:value-type="float">
            <text:p>0.2445152079</text:p>
          </table:table-cell>
          <table:table-cell office:value-type="float" office:value="0.244632900649726" calcext:value-type="float">
            <text:p>0.2446329006</text:p>
          </table:table-cell>
          <table:table-cell office:value-type="float" office:value="0.244783671191852" calcext:value-type="float">
            <text:p>0.2447836712</text:p>
          </table:table-cell>
          <table:table-cell office:value-type="float" office:value="0.244506794415831" calcext:value-type="float">
            <text:p>0.2445067944</text:p>
          </table:table-cell>
          <table:table-cell office:value-type="float" office:value="0.244809935280653" calcext:value-type="float">
            <text:p>0.2448099353</text:p>
          </table:table-cell>
          <table:table-cell office:value-type="float" office:value="0.244401614884792" calcext:value-type="float">
            <text:p>0.244401614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39533046033022" calcext:value-type="float">
            <text:p>0.239533046</text:p>
          </table:table-cell>
          <table:table-cell office:value-type="float" office:value="0.239549269800552" calcext:value-type="float">
            <text:p>0.2395492698</text:p>
          </table:table-cell>
          <table:table-cell office:value-type="float" office:value="0.239876162376407" calcext:value-type="float">
            <text:p>0.2398761624</text:p>
          </table:table-cell>
          <table:table-cell office:value-type="float" office:value="0.239751953571517" calcext:value-type="float">
            <text:p>0.2397519536</text:p>
          </table:table-cell>
          <table:table-cell office:value-type="float" office:value="0.239774202959697" calcext:value-type="float">
            <text:p>0.239774203</text:p>
          </table:table-cell>
          <table:table-cell office:value-type="float" office:value="0.239759202271539" calcext:value-type="float">
            <text:p>0.2397592023</text:p>
          </table:table-cell>
          <table:table-cell office:value-type="float" office:value="0.239689302196931" calcext:value-type="float">
            <text:p>0.2396893022</text:p>
          </table:table-cell>
          <table:table-cell office:value-type="float" office:value="0.239727324812505" calcext:value-type="float">
            <text:p>0.2397273248</text:p>
          </table:table-cell>
          <table:table-cell office:value-type="float" office:value="0.239446459277012" calcext:value-type="float">
            <text:p>0.2394464593</text:p>
          </table:table-cell>
          <table:table-cell office:value-type="float" office:value="0.239843022125427" calcext:value-type="float">
            <text:p>0.2398430221</text:p>
          </table:table-cell>
          <table:table-cell office:value-type="float" office:value="0.239621832457618" calcext:value-type="float">
            <text:p>0.2396218325</text:p>
          </table:table-cell>
          <table:table-cell office:value-type="float" office:value="0.239841924696759" calcext:value-type="float">
            <text:p>0.2398419247</text:p>
          </table:table-cell>
          <table:table-cell office:value-type="float" office:value="0.239331200843717" calcext:value-type="float">
            <text:p>0.2393312008</text:p>
          </table:table-cell>
          <table:table-cell office:value-type="float" office:value="0.239687543715064" calcext:value-type="float">
            <text:p>0.2396875437</text:p>
          </table:table-cell>
          <table:table-cell office:value-type="float" office:value="0.239640172574325" calcext:value-type="float">
            <text:p>0.2396401726</text:p>
          </table:table-cell>
          <table:table-cell office:value-type="float" office:value="0.239825631079507" calcext:value-type="float">
            <text:p>0.2398256311</text:p>
          </table:table-cell>
          <table:table-cell office:value-type="float" office:value="0.23961115248351" calcext:value-type="float">
            <text:p>0.2396111525</text:p>
          </table:table-cell>
          <table:table-cell office:value-type="float" office:value="0.239677135969378" calcext:value-type="float">
            <text:p>0.239677136</text:p>
          </table:table-cell>
          <table:table-cell office:value-type="float" office:value="0.23961729910183" calcext:value-type="float">
            <text:p>0.2396172991</text:p>
          </table:table-cell>
          <table:table-cell office:value-type="float" office:value="0.239610338646507" calcext:value-type="float">
            <text:p>0.2396103386</text:p>
          </table:table-cell>
          <table:table-cell office:value-type="float" office:value="0.239643936298329" calcext:value-type="float">
            <text:p>0.2396439363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234801975624821" calcext:value-type="float">
            <text:p>0.2348019756</text:p>
          </table:table-cell>
          <table:table-cell office:value-type="float" office:value="0.234709980202838" calcext:value-type="float">
            <text:p>0.2347099802</text:p>
          </table:table-cell>
          <table:table-cell office:value-type="float" office:value="0.234607533769096" calcext:value-type="float">
            <text:p>0.2346075338</text:p>
          </table:table-cell>
          <table:table-cell office:value-type="float" office:value="0.234758177961268" calcext:value-type="float">
            <text:p>0.234758178</text:p>
          </table:table-cell>
          <table:table-cell office:value-type="float" office:value="0.234758509864192" calcext:value-type="float">
            <text:p>0.2347585099</text:p>
          </table:table-cell>
          <table:table-cell office:value-type="float" office:value="0.234764331331636" calcext:value-type="float">
            <text:p>0.2347643313</text:p>
          </table:table-cell>
          <table:table-cell office:value-type="float" office:value="0.234677087600847" calcext:value-type="float">
            <text:p>0.2346770876</text:p>
          </table:table-cell>
          <table:table-cell office:value-type="float" office:value="0.234655223687404" calcext:value-type="float">
            <text:p>0.2346552237</text:p>
          </table:table-cell>
          <table:table-cell office:value-type="float" office:value="0.234646874957346" calcext:value-type="float">
            <text:p>0.234646875</text:p>
          </table:table-cell>
          <table:table-cell office:value-type="float" office:value="0.234608068081898" calcext:value-type="float">
            <text:p>0.2346080681</text:p>
          </table:table-cell>
          <table:table-cell office:value-type="float" office:value="0.234701494222662" calcext:value-type="float">
            <text:p>0.2347014942</text:p>
          </table:table-cell>
          <table:table-cell office:value-type="float" office:value="0.234717843996395" calcext:value-type="float">
            <text:p>0.234717844</text:p>
          </table:table-cell>
          <table:table-cell office:value-type="float" office:value="0.234701906216714" calcext:value-type="float">
            <text:p>0.2347019062</text:p>
          </table:table-cell>
          <table:table-cell office:value-type="float" office:value="0.234934708595719" calcext:value-type="float">
            <text:p>0.2349347086</text:p>
          </table:table-cell>
          <table:table-cell office:value-type="float" office:value="0.234740544300601" calcext:value-type="float">
            <text:p>0.2347405443</text:p>
          </table:table-cell>
          <table:table-cell office:value-type="float" office:value="0.23484597475237" calcext:value-type="float">
            <text:p>0.2348459748</text:p>
          </table:table-cell>
          <table:table-cell office:value-type="float" office:value="0.234721336866652" calcext:value-type="float">
            <text:p>0.2347213369</text:p>
          </table:table-cell>
          <table:table-cell office:value-type="float" office:value="0.234724193849789" calcext:value-type="float">
            <text:p>0.2347241938</text:p>
          </table:table-cell>
          <table:table-cell office:value-type="float" office:value="0.234839852877951" calcext:value-type="float">
            <text:p>0.2348398529</text:p>
          </table:table-cell>
          <table:table-cell office:value-type="float" office:value="0.234703904732992" calcext:value-type="float">
            <text:p>0.2347039047</text:p>
          </table:table-cell>
          <table:table-cell office:value-type="float" office:value="0.234873259460115" calcext:value-type="float">
            <text:p>0.234873259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29585377602012" calcext:value-type="float">
            <text:p>0.2295853776</text:p>
          </table:table-cell>
          <table:table-cell office:value-type="float" office:value="0.229880109009693" calcext:value-type="float">
            <text:p>0.229880109</text:p>
          </table:table-cell>
          <table:table-cell office:value-type="float" office:value="0.22981550895937" calcext:value-type="float">
            <text:p>0.229815509</text:p>
          </table:table-cell>
          <table:table-cell office:value-type="float" office:value="0.229870173947259" calcext:value-type="float">
            <text:p>0.2298701739</text:p>
          </table:table-cell>
          <table:table-cell office:value-type="float" office:value="0.229628176775336" calcext:value-type="float">
            <text:p>0.2296281768</text:p>
          </table:table-cell>
          <table:table-cell office:value-type="float" office:value="0.229824510363611" calcext:value-type="float">
            <text:p>0.2298245104</text:p>
          </table:table-cell>
          <table:table-cell office:value-type="float" office:value="0.229843500700989" calcext:value-type="float">
            <text:p>0.2298435007</text:p>
          </table:table-cell>
          <table:table-cell office:value-type="float" office:value="0.229897716952415" calcext:value-type="float">
            <text:p>0.229897717</text:p>
          </table:table-cell>
          <table:table-cell office:value-type="float" office:value="0.229841975234865" calcext:value-type="float">
            <text:p>0.2298419752</text:p>
          </table:table-cell>
          <table:table-cell office:value-type="float" office:value="0.229793139213844" calcext:value-type="float">
            <text:p>0.2297931392</text:p>
          </table:table-cell>
          <table:table-cell office:value-type="float" office:value="0.229788536864554" calcext:value-type="float">
            <text:p>0.2297885369</text:p>
          </table:table-cell>
          <table:table-cell office:value-type="float" office:value="0.229658581254514" calcext:value-type="float">
            <text:p>0.2296585813</text:p>
          </table:table-cell>
          <table:table-cell office:value-type="float" office:value="0.229728855318364" calcext:value-type="float">
            <text:p>0.2297288553</text:p>
          </table:table-cell>
          <table:table-cell office:value-type="float" office:value="0.229700354704225" calcext:value-type="float">
            <text:p>0.2297003547</text:p>
          </table:table-cell>
          <table:table-cell office:value-type="float" office:value="0.229923917107442" calcext:value-type="float">
            <text:p>0.2299239171</text:p>
          </table:table-cell>
          <table:table-cell office:value-type="float" office:value="0.229839061044113" calcext:value-type="float">
            <text:p>0.229839061</text:p>
          </table:table-cell>
          <table:table-cell office:value-type="float" office:value="0.229433126572708" calcext:value-type="float">
            <text:p>0.2294331266</text:p>
          </table:table-cell>
          <table:table-cell office:value-type="float" office:value="0.229708066117057" calcext:value-type="float">
            <text:p>0.2297080661</text:p>
          </table:table-cell>
          <table:table-cell office:value-type="float" office:value="0.229694104590167" calcext:value-type="float">
            <text:p>0.2296941046</text:p>
          </table:table-cell>
          <table:table-cell office:value-type="float" office:value="0.229630958794658" calcext:value-type="float">
            <text:p>0.2296309588</text:p>
          </table:table-cell>
          <table:table-cell office:value-type="float" office:value="0.229874671354896" calcext:value-type="float">
            <text:p>0.229874671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24843369822064" calcext:value-type="float">
            <text:p>0.2248433698</text:p>
          </table:table-cell>
          <table:table-cell office:value-type="float" office:value="0.224712823933406" calcext:value-type="float">
            <text:p>0.2247128239</text:p>
          </table:table-cell>
          <table:table-cell office:value-type="float" office:value="0.224907409329704" calcext:value-type="float">
            <text:p>0.2249074093</text:p>
          </table:table-cell>
          <table:table-cell office:value-type="float" office:value="0.224784910116757" calcext:value-type="float">
            <text:p>0.2247849101</text:p>
          </table:table-cell>
          <table:table-cell office:value-type="float" office:value="0.224739183212495" calcext:value-type="float">
            <text:p>0.2247391832</text:p>
          </table:table-cell>
          <table:table-cell office:value-type="float" office:value="0.224768732943794" calcext:value-type="float">
            <text:p>0.2247687329</text:p>
          </table:table-cell>
          <table:table-cell office:value-type="float" office:value="0.224976853624003" calcext:value-type="float">
            <text:p>0.2249768536</text:p>
          </table:table-cell>
          <table:table-cell office:value-type="float" office:value="0.22480649766031" calcext:value-type="float">
            <text:p>0.2248064977</text:p>
          </table:table-cell>
          <table:table-cell office:value-type="float" office:value="0.22476282253823" calcext:value-type="float">
            <text:p>0.2247628225</text:p>
          </table:table-cell>
          <table:table-cell office:value-type="float" office:value="0.224687536456529" calcext:value-type="float">
            <text:p>0.2246875365</text:p>
          </table:table-cell>
          <table:table-cell office:value-type="float" office:value="0.224777302263554" calcext:value-type="float">
            <text:p>0.2247773023</text:p>
          </table:table-cell>
          <table:table-cell office:value-type="float" office:value="0.224839840784785" calcext:value-type="float">
            <text:p>0.2248398408</text:p>
          </table:table-cell>
          <table:table-cell office:value-type="float" office:value="0.224800897791878" calcext:value-type="float">
            <text:p>0.2248008978</text:p>
          </table:table-cell>
          <table:table-cell office:value-type="float" office:value="0.224805452070364" calcext:value-type="float">
            <text:p>0.2248054521</text:p>
          </table:table-cell>
          <table:table-cell office:value-type="float" office:value="0.224829768958668" calcext:value-type="float">
            <text:p>0.224829769</text:p>
          </table:table-cell>
          <table:table-cell office:value-type="float" office:value="0.224839902656016" calcext:value-type="float">
            <text:p>0.2248399027</text:p>
          </table:table-cell>
          <table:table-cell office:value-type="float" office:value="0.224932064467456" calcext:value-type="float">
            <text:p>0.2249320645</text:p>
          </table:table-cell>
          <table:table-cell office:value-type="float" office:value="0.224931242752216" calcext:value-type="float">
            <text:p>0.2249312428</text:p>
          </table:table-cell>
          <table:table-cell office:value-type="float" office:value="0.224926052158062" calcext:value-type="float">
            <text:p>0.2249260522</text:p>
          </table:table-cell>
          <table:table-cell office:value-type="float" office:value="0.22488181037813" calcext:value-type="float">
            <text:p>0.2248818104</text:p>
          </table:table-cell>
          <table:table-cell office:value-type="float" office:value="0.224834769618999" calcext:value-type="float">
            <text:p>0.224834769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19756366141325" calcext:value-type="float">
            <text:p>0.2197563661</text:p>
          </table:table-cell>
          <table:table-cell office:value-type="float" office:value="0.219819467193923" calcext:value-type="float">
            <text:p>0.2198194672</text:p>
          </table:table-cell>
          <table:table-cell office:value-type="float" office:value="0.219926395937577" calcext:value-type="float">
            <text:p>0.2199263959</text:p>
          </table:table-cell>
          <table:table-cell office:value-type="float" office:value="0.219947792094028" calcext:value-type="float">
            <text:p>0.2199477921</text:p>
          </table:table-cell>
          <table:table-cell office:value-type="float" office:value="0.219767190487778" calcext:value-type="float">
            <text:p>0.2197671905</text:p>
          </table:table-cell>
          <table:table-cell office:value-type="float" office:value="0.21986492148395" calcext:value-type="float">
            <text:p>0.2198649215</text:p>
          </table:table-cell>
          <table:table-cell office:value-type="float" office:value="0.219971296051461" calcext:value-type="float">
            <text:p>0.2199712961</text:p>
          </table:table-cell>
          <table:table-cell office:value-type="float" office:value="0.219706003611857" calcext:value-type="float">
            <text:p>0.2197060036</text:p>
          </table:table-cell>
          <table:table-cell office:value-type="float" office:value="0.219795887781757" calcext:value-type="float">
            <text:p>0.2197958878</text:p>
          </table:table-cell>
          <table:table-cell office:value-type="float" office:value="0.219757632739769" calcext:value-type="float">
            <text:p>0.2197576327</text:p>
          </table:table-cell>
          <table:table-cell office:value-type="float" office:value="0.219827973527493" calcext:value-type="float">
            <text:p>0.2198279735</text:p>
          </table:table-cell>
          <table:table-cell office:value-type="float" office:value="0.219969029167791" calcext:value-type="float">
            <text:p>0.2199690292</text:p>
          </table:table-cell>
          <table:table-cell office:value-type="float" office:value="0.219831905124169" calcext:value-type="float">
            <text:p>0.2198319051</text:p>
          </table:table-cell>
          <table:table-cell office:value-type="float" office:value="0.219804739082538" calcext:value-type="float">
            <text:p>0.2198047391</text:p>
          </table:table-cell>
          <table:table-cell office:value-type="float" office:value="0.21971569196911" calcext:value-type="float">
            <text:p>0.219715692</text:p>
          </table:table-cell>
          <table:table-cell office:value-type="float" office:value="0.219764946824423" calcext:value-type="float">
            <text:p>0.2197649468</text:p>
          </table:table-cell>
          <table:table-cell office:value-type="float" office:value="0.219792966325604" calcext:value-type="float">
            <text:p>0.2197929663</text:p>
          </table:table-cell>
          <table:table-cell office:value-type="float" office:value="0.219741768451477" calcext:value-type="float">
            <text:p>0.2197417685</text:p>
          </table:table-cell>
          <table:table-cell office:value-type="float" office:value="0.219770151350141" calcext:value-type="float">
            <text:p>0.2197701514</text:p>
          </table:table-cell>
          <table:table-cell office:value-type="float" office:value="0.219868305964323" calcext:value-type="float">
            <text:p>0.219868306</text:p>
          </table:table-cell>
          <table:table-cell office:value-type="float" office:value="0.21992595256379" calcext:value-type="float">
            <text:p>0.2199259526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214781017330958" calcext:value-type="float">
            <text:p>0.2147810173</text:p>
          </table:table-cell>
          <table:table-cell office:value-type="float" office:value="0.214956083586032" calcext:value-type="float">
            <text:p>0.2149560836</text:p>
          </table:table-cell>
          <table:table-cell office:value-type="float" office:value="0.214900280725016" calcext:value-type="float">
            <text:p>0.2149002807</text:p>
          </table:table-cell>
          <table:table-cell office:value-type="float" office:value="0.214913705981741" calcext:value-type="float">
            <text:p>0.214913706</text:p>
          </table:table-cell>
          <table:table-cell office:value-type="float" office:value="0.214963071638438" calcext:value-type="float">
            <text:p>0.2149630716</text:p>
          </table:table-cell>
          <table:table-cell office:value-type="float" office:value="0.21482996289489" calcext:value-type="float">
            <text:p>0.2148299629</text:p>
          </table:table-cell>
          <table:table-cell office:value-type="float" office:value="0.214942716731598" calcext:value-type="float">
            <text:p>0.2149427167</text:p>
          </table:table-cell>
          <table:table-cell office:value-type="float" office:value="0.214768484305447" calcext:value-type="float">
            <text:p>0.2147684843</text:p>
          </table:table-cell>
          <table:table-cell office:value-type="float" office:value="0.214874497539204" calcext:value-type="float">
            <text:p>0.2148744975</text:p>
          </table:table-cell>
          <table:table-cell office:value-type="float" office:value="0.214949618453622" calcext:value-type="float">
            <text:p>0.2149496185</text:p>
          </table:table-cell>
          <table:table-cell office:value-type="float" office:value="0.214857202507512" calcext:value-type="float">
            <text:p>0.2148572025</text:p>
          </table:table-cell>
          <table:table-cell office:value-type="float" office:value="0.214852775982977" calcext:value-type="float">
            <text:p>0.214852776</text:p>
          </table:table-cell>
          <table:table-cell office:value-type="float" office:value="0.214847389047851" calcext:value-type="float">
            <text:p>0.214847389</text:p>
          </table:table-cell>
          <table:table-cell office:value-type="float" office:value="0.214940549709711" calcext:value-type="float">
            <text:p>0.2149405497</text:p>
          </table:table-cell>
          <table:table-cell office:value-type="float" office:value="0.214835676591553" calcext:value-type="float">
            <text:p>0.2148356766</text:p>
          </table:table-cell>
          <table:table-cell office:value-type="float" office:value="0.214966827584489" calcext:value-type="float">
            <text:p>0.2149668276</text:p>
          </table:table-cell>
          <table:table-cell office:value-type="float" office:value="0.214930997008758" calcext:value-type="float">
            <text:p>0.214930997</text:p>
          </table:table-cell>
          <table:table-cell office:value-type="float" office:value="0.214917916394327" calcext:value-type="float">
            <text:p>0.2149179164</text:p>
          </table:table-cell>
          <table:table-cell office:value-type="float" office:value="0.214733464203844" calcext:value-type="float">
            <text:p>0.2147334642</text:p>
          </table:table-cell>
          <table:table-cell office:value-type="float" office:value="0.214936299253257" calcext:value-type="float">
            <text:p>0.2149362993</text:p>
          </table:table-cell>
          <table:table-cell office:value-type="float" office:value="0.214713354292114" calcext:value-type="float">
            <text:p>0.214713354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09893709001907" calcext:value-type="float">
            <text:p>0.209893709</text:p>
          </table:table-cell>
          <table:table-cell office:value-type="float" office:value="0.209887782133553" calcext:value-type="float">
            <text:p>0.2098877821</text:p>
          </table:table-cell>
          <table:table-cell office:value-type="float" office:value="0.209898557255239" calcext:value-type="float">
            <text:p>0.2098985573</text:p>
          </table:table-cell>
          <table:table-cell office:value-type="float" office:value="0.209823581945662" calcext:value-type="float">
            <text:p>0.2098235819</text:p>
          </table:table-cell>
          <table:table-cell office:value-type="float" office:value="0.209936632732622" calcext:value-type="float">
            <text:p>0.2099366327</text:p>
          </table:table-cell>
          <table:table-cell office:value-type="float" office:value="0.209928627054596" calcext:value-type="float">
            <text:p>0.2099286271</text:p>
          </table:table-cell>
          <table:table-cell office:value-type="float" office:value="0.209822881486293" calcext:value-type="float">
            <text:p>0.2098228815</text:p>
          </table:table-cell>
          <table:table-cell office:value-type="float" office:value="0.209967504580876" calcext:value-type="float">
            <text:p>0.2099675046</text:p>
          </table:table-cell>
          <table:table-cell office:value-type="float" office:value="0.20995945238178" calcext:value-type="float">
            <text:p>0.2099594524</text:p>
          </table:table-cell>
          <table:table-cell office:value-type="float" office:value="0.209802654150617" calcext:value-type="float">
            <text:p>0.2098026542</text:p>
          </table:table-cell>
          <table:table-cell office:value-type="float" office:value="0.209876066633352" calcext:value-type="float">
            <text:p>0.2098760666</text:p>
          </table:table-cell>
          <table:table-cell office:value-type="float" office:value="0.209858181106803" calcext:value-type="float">
            <text:p>0.2098581811</text:p>
          </table:table-cell>
          <table:table-cell office:value-type="float" office:value="0.209937907045374" calcext:value-type="float">
            <text:p>0.209937907</text:p>
          </table:table-cell>
          <table:table-cell office:value-type="float" office:value="0.20989337987528" calcext:value-type="float">
            <text:p>0.2098933799</text:p>
          </table:table-cell>
          <table:table-cell office:value-type="float" office:value="0.209949716768912" calcext:value-type="float">
            <text:p>0.2099497168</text:p>
          </table:table-cell>
          <table:table-cell office:value-type="float" office:value="0.209905895640955" calcext:value-type="float">
            <text:p>0.2099058956</text:p>
          </table:table-cell>
          <table:table-cell office:value-type="float" office:value="0.209760041883389" calcext:value-type="float">
            <text:p>0.2097600419</text:p>
          </table:table-cell>
          <table:table-cell office:value-type="float" office:value="0.209962380943353" calcext:value-type="float">
            <text:p>0.2099623809</text:p>
          </table:table-cell>
          <table:table-cell office:value-type="float" office:value="0.209812096634312" calcext:value-type="float">
            <text:p>0.2098120966</text:p>
          </table:table-cell>
          <table:table-cell office:value-type="float" office:value="0.209963375322258" calcext:value-type="float">
            <text:p>0.2099633753</text:p>
          </table:table-cell>
          <table:table-cell office:value-type="float" office:value="0.209789720196856" calcext:value-type="float">
            <text:p>0.209789720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204910111391691" calcext:value-type="float">
            <text:p>0.2049101114</text:p>
          </table:table-cell>
          <table:table-cell office:value-type="float" office:value="0.20494873646303" calcext:value-type="float">
            <text:p>0.2049487365</text:p>
          </table:table-cell>
          <table:table-cell office:value-type="float" office:value="0.204902225672697" calcext:value-type="float">
            <text:p>0.2049022257</text:p>
          </table:table-cell>
          <table:table-cell office:value-type="float" office:value="0.204883416829433" calcext:value-type="float">
            <text:p>0.2048834168</text:p>
          </table:table-cell>
          <table:table-cell office:value-type="float" office:value="0.20491664459033" calcext:value-type="float">
            <text:p>0.2049166446</text:p>
          </table:table-cell>
          <table:table-cell office:value-type="float" office:value="0.204944113092037" calcext:value-type="float">
            <text:p>0.2049441131</text:p>
          </table:table-cell>
          <table:table-cell office:value-type="float" office:value="0.204784944649788" calcext:value-type="float">
            <text:p>0.2047849446</text:p>
          </table:table-cell>
          <table:table-cell office:value-type="float" office:value="0.204949750350249" calcext:value-type="float">
            <text:p>0.2049497504</text:p>
          </table:table-cell>
          <table:table-cell office:value-type="float" office:value="0.204863735580219" calcext:value-type="float">
            <text:p>0.2048637356</text:p>
          </table:table-cell>
          <table:table-cell office:value-type="float" office:value="0.204870208602227" calcext:value-type="float">
            <text:p>0.2048702086</text:p>
          </table:table-cell>
          <table:table-cell office:value-type="float" office:value="0.20484593882632" calcext:value-type="float">
            <text:p>0.2048459388</text:p>
          </table:table-cell>
          <table:table-cell office:value-type="float" office:value="0.204956056471835" calcext:value-type="float">
            <text:p>0.2049560565</text:p>
          </table:table-cell>
          <table:table-cell office:value-type="float" office:value="0.204988788642475" calcext:value-type="float">
            <text:p>0.2049887886</text:p>
          </table:table-cell>
          <table:table-cell office:value-type="float" office:value="0.204958458782923" calcext:value-type="float">
            <text:p>0.2049584588</text:p>
          </table:table-cell>
          <table:table-cell office:value-type="float" office:value="0.204912625821519" calcext:value-type="float">
            <text:p>0.2049126258</text:p>
          </table:table-cell>
          <table:table-cell office:value-type="float" office:value="0.204872880920224" calcext:value-type="float">
            <text:p>0.2048728809</text:p>
          </table:table-cell>
          <table:table-cell office:value-type="float" office:value="0.204938344185126" calcext:value-type="float">
            <text:p>0.2049383442</text:p>
          </table:table-cell>
          <table:table-cell office:value-type="float" office:value="0.204856884657448" calcext:value-type="float">
            <text:p>0.2048568847</text:p>
          </table:table-cell>
          <table:table-cell office:value-type="float" office:value="0.20495238902358" calcext:value-type="float">
            <text:p>0.204952389</text:p>
          </table:table-cell>
          <table:table-cell office:value-type="float" office:value="0.204983674033761" calcext:value-type="float">
            <text:p>0.204983674</text:p>
          </table:table-cell>
          <table:table-cell office:value-type="float" office:value="0.204910830760515" calcext:value-type="float">
            <text:p>0.20491083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9930695792807" calcext:value-type="float">
            <text:p>0.1999306958</text:p>
          </table:table-cell>
          <table:table-cell office:value-type="float" office:value="0.199924845415087" calcext:value-type="float">
            <text:p>0.1999248454</text:p>
          </table:table-cell>
          <table:table-cell office:value-type="float" office:value="0.199955742587053" calcext:value-type="float">
            <text:p>0.1999557426</text:p>
          </table:table-cell>
          <table:table-cell office:value-type="float" office:value="0.199970860509861" calcext:value-type="float">
            <text:p>0.1999708605</text:p>
          </table:table-cell>
          <table:table-cell office:value-type="float" office:value="0.19997425593135" calcext:value-type="float">
            <text:p>0.1999742559</text:p>
          </table:table-cell>
          <table:table-cell office:value-type="float" office:value="0.199927016691927" calcext:value-type="float">
            <text:p>0.1999270167</text:p>
          </table:table-cell>
          <table:table-cell office:value-type="float" office:value="0.199978420674347" calcext:value-type="float">
            <text:p>0.1999784207</text:p>
          </table:table-cell>
          <table:table-cell office:value-type="float" office:value="0.199854613841359" calcext:value-type="float">
            <text:p>0.1998546138</text:p>
          </table:table-cell>
          <table:table-cell office:value-type="float" office:value="0.19992600710964" calcext:value-type="float">
            <text:p>0.1999260071</text:p>
          </table:table-cell>
          <table:table-cell office:value-type="float" office:value="0.199989418517172" calcext:value-type="float">
            <text:p>0.1999894185</text:p>
          </table:table-cell>
          <table:table-cell office:value-type="float" office:value="0.199781027842204" calcext:value-type="float">
            <text:p>0.1997810278</text:p>
          </table:table-cell>
          <table:table-cell office:value-type="float" office:value="0.199926428897858" calcext:value-type="float">
            <text:p>0.1999264289</text:p>
          </table:table-cell>
          <table:table-cell office:value-type="float" office:value="0.199989988978371" calcext:value-type="float">
            <text:p>0.199989989</text:p>
          </table:table-cell>
          <table:table-cell office:value-type="float" office:value="0.199942919642956" calcext:value-type="float">
            <text:p>0.1999429196</text:p>
          </table:table-cell>
          <table:table-cell office:value-type="float" office:value="0.199872876653766" calcext:value-type="float">
            <text:p>0.1998728767</text:p>
          </table:table-cell>
          <table:table-cell office:value-type="float" office:value="0.199967442106068" calcext:value-type="float">
            <text:p>0.1999674421</text:p>
          </table:table-cell>
          <table:table-cell office:value-type="float" office:value="0.199946959404953" calcext:value-type="float">
            <text:p>0.1999469594</text:p>
          </table:table-cell>
          <table:table-cell office:value-type="float" office:value="0.199964965969499" calcext:value-type="float">
            <text:p>0.199964966</text:p>
          </table:table-cell>
          <table:table-cell office:value-type="float" office:value="0.199934722838451" calcext:value-type="float">
            <text:p>0.1999347228</text:p>
          </table:table-cell>
          <table:table-cell office:value-type="float" office:value="0.199936935570414" calcext:value-type="float">
            <text:p>0.1999369356</text:p>
          </table:table-cell>
          <table:table-cell office:value-type="float" office:value="0.199926528278655" calcext:value-type="float">
            <text:p>0.1999265283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194978866024978" calcext:value-type="float">
            <text:p>0.194978866</text:p>
          </table:table-cell>
          <table:table-cell office:value-type="float" office:value="0.194896182819382" calcext:value-type="float">
            <text:p>0.1948961828</text:p>
          </table:table-cell>
          <table:table-cell office:value-type="float" office:value="0.194997797123605" calcext:value-type="float">
            <text:p>0.1949977971</text:p>
          </table:table-cell>
          <table:table-cell office:value-type="float" office:value="0.194994537262783" calcext:value-type="float">
            <text:p>0.1949945373</text:p>
          </table:table-cell>
          <table:table-cell office:value-type="float" office:value="0.19499134076633" calcext:value-type="float">
            <text:p>0.1949913408</text:p>
          </table:table-cell>
          <table:table-cell office:value-type="float" office:value="0.194948918836052" calcext:value-type="float">
            <text:p>0.1949489188</text:p>
          </table:table-cell>
          <table:table-cell office:value-type="float" office:value="0.194935018097154" calcext:value-type="float">
            <text:p>0.1949350181</text:p>
          </table:table-cell>
          <table:table-cell office:value-type="float" office:value="0.194961437183897" calcext:value-type="float">
            <text:p>0.1949614372</text:p>
          </table:table-cell>
          <table:table-cell office:value-type="float" office:value="0.194920035105162" calcext:value-type="float">
            <text:p>0.1949200351</text:p>
          </table:table-cell>
          <table:table-cell office:value-type="float" office:value="0.194975283735367" calcext:value-type="float">
            <text:p>0.1949752837</text:p>
          </table:table-cell>
          <table:table-cell office:value-type="float" office:value="0.194980410846854" calcext:value-type="float">
            <text:p>0.1949804108</text:p>
          </table:table-cell>
          <table:table-cell office:value-type="float" office:value="0.194959010727392" calcext:value-type="float">
            <text:p>0.1949590107</text:p>
          </table:table-cell>
          <table:table-cell office:value-type="float" office:value="0.194978184300942" calcext:value-type="float">
            <text:p>0.1949781843</text:p>
          </table:table-cell>
          <table:table-cell office:value-type="float" office:value="0.194926877810382" calcext:value-type="float">
            <text:p>0.1949268778</text:p>
          </table:table-cell>
          <table:table-cell office:value-type="float" office:value="0.194990112104086" calcext:value-type="float">
            <text:p>0.1949901121</text:p>
          </table:table-cell>
          <table:table-cell office:value-type="float" office:value="0.194978347280443" calcext:value-type="float">
            <text:p>0.1949783473</text:p>
          </table:table-cell>
          <table:table-cell office:value-type="float" office:value="0.194979920917693" calcext:value-type="float">
            <text:p>0.1949799209</text:p>
          </table:table-cell>
          <table:table-cell office:value-type="float" office:value="0.194996479367836" calcext:value-type="float">
            <text:p>0.1949964794</text:p>
          </table:table-cell>
          <table:table-cell office:value-type="float" office:value="0.194951939544834" calcext:value-type="float">
            <text:p>0.1949519395</text:p>
          </table:table-cell>
          <table:table-cell office:value-type="float" office:value="0.194990117040347" calcext:value-type="float">
            <text:p>0.194990117</text:p>
          </table:table-cell>
          <table:table-cell office:value-type="float" office:value="0.19490380025404" calcext:value-type="float">
            <text:p>0.194903800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89970834625948" calcext:value-type="float">
            <text:p>0.1899708346</text:p>
          </table:table-cell>
          <table:table-cell office:value-type="float" office:value="0.189966789729431" calcext:value-type="float">
            <text:p>0.1899667897</text:p>
          </table:table-cell>
          <table:table-cell office:value-type="float" office:value="0.189949510477864" calcext:value-type="float">
            <text:p>0.1899495105</text:p>
          </table:table-cell>
          <table:table-cell office:value-type="float" office:value="0.189989078596503" calcext:value-type="float">
            <text:p>0.1899890786</text:p>
          </table:table-cell>
          <table:table-cell office:value-type="float" office:value="0.189962036400201" calcext:value-type="float">
            <text:p>0.1899620364</text:p>
          </table:table-cell>
          <table:table-cell office:value-type="float" office:value="0.189971311810334" calcext:value-type="float">
            <text:p>0.1899713118</text:p>
          </table:table-cell>
          <table:table-cell office:value-type="float" office:value="0.189854059979163" calcext:value-type="float">
            <text:p>0.18985406</text:p>
          </table:table-cell>
          <table:table-cell office:value-type="float" office:value="0.190000055241757" calcext:value-type="float">
            <text:p>0.1900000552</text:p>
          </table:table-cell>
          <table:table-cell office:value-type="float" office:value="0.190000139979637" calcext:value-type="float">
            <text:p>0.19000014</text:p>
          </table:table-cell>
          <table:table-cell office:value-type="float" office:value="0.18998016443552" calcext:value-type="float">
            <text:p>0.1899801644</text:p>
          </table:table-cell>
          <table:table-cell office:value-type="float" office:value="0.189774981894978" calcext:value-type="float">
            <text:p>0.1897749819</text:p>
          </table:table-cell>
          <table:table-cell office:value-type="float" office:value="0.189989547537832" calcext:value-type="float">
            <text:p>0.1899895475</text:p>
          </table:table-cell>
          <table:table-cell office:value-type="float" office:value="0.189983377527952" calcext:value-type="float">
            <text:p>0.1899833775</text:p>
          </table:table-cell>
          <table:table-cell office:value-type="float" office:value="0.189946724180946" calcext:value-type="float">
            <text:p>0.1899467242</text:p>
          </table:table-cell>
          <table:table-cell office:value-type="float" office:value="0.189843272893407" calcext:value-type="float">
            <text:p>0.1898432729</text:p>
          </table:table-cell>
          <table:table-cell office:value-type="float" office:value="0.189999324033586" calcext:value-type="float">
            <text:p>0.189999324</text:p>
          </table:table-cell>
          <table:table-cell office:value-type="float" office:value="0.189966687512132" calcext:value-type="float">
            <text:p>0.1899666875</text:p>
          </table:table-cell>
          <table:table-cell office:value-type="float" office:value="0.189988216839802" calcext:value-type="float">
            <text:p>0.1899882168</text:p>
          </table:table-cell>
          <table:table-cell office:value-type="float" office:value="0.189998802394335" calcext:value-type="float">
            <text:p>0.1899988024</text:p>
          </table:table-cell>
          <table:table-cell office:value-type="float" office:value="0.189974567751014" calcext:value-type="float">
            <text:p>0.1899745678</text:p>
          </table:table-cell>
          <table:table-cell office:value-type="float" office:value="0.189998958839885" calcext:value-type="float">
            <text:p>0.1899989588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184947190108463" calcext:value-type="float">
            <text:p>0.1849471901</text:p>
          </table:table-cell>
          <table:table-cell office:value-type="float" office:value="0.184957943881638" calcext:value-type="float">
            <text:p>0.1849579439</text:p>
          </table:table-cell>
          <table:table-cell office:value-type="float" office:value="0.1849684523306" calcext:value-type="float">
            <text:p>0.1849684523</text:p>
          </table:table-cell>
          <table:table-cell office:value-type="float" office:value="0.184988310093422" calcext:value-type="float">
            <text:p>0.1849883101</text:p>
          </table:table-cell>
          <table:table-cell office:value-type="float" office:value="0.184900763700786" calcext:value-type="float">
            <text:p>0.1849007637</text:p>
          </table:table-cell>
          <table:table-cell office:value-type="float" office:value="0.184984638545072" calcext:value-type="float">
            <text:p>0.1849846385</text:p>
          </table:table-cell>
          <table:table-cell office:value-type="float" office:value="0.184972165000635" calcext:value-type="float">
            <text:p>0.184972165</text:p>
          </table:table-cell>
          <table:table-cell office:value-type="float" office:value="0.184906733526354" calcext:value-type="float">
            <text:p>0.1849067335</text:p>
          </table:table-cell>
          <table:table-cell office:value-type="float" office:value="0.184998002040382" calcext:value-type="float">
            <text:p>0.184998002</text:p>
          </table:table-cell>
          <table:table-cell office:value-type="float" office:value="0.18495177593437" calcext:value-type="float">
            <text:p>0.1849517759</text:p>
          </table:table-cell>
          <table:table-cell office:value-type="float" office:value="0.184997593972664" calcext:value-type="float">
            <text:p>0.184997594</text:p>
          </table:table-cell>
          <table:table-cell office:value-type="float" office:value="0.184979001486484" calcext:value-type="float">
            <text:p>0.1849790015</text:p>
          </table:table-cell>
          <table:table-cell office:value-type="float" office:value="0.184919306740499" calcext:value-type="float">
            <text:p>0.1849193067</text:p>
          </table:table-cell>
          <table:table-cell office:value-type="float" office:value="0.184999653655353" calcext:value-type="float">
            <text:p>0.1849996537</text:p>
          </table:table-cell>
          <table:table-cell office:value-type="float" office:value="0.184989844683386" calcext:value-type="float">
            <text:p>0.1849898447</text:p>
          </table:table-cell>
          <table:table-cell office:value-type="float" office:value="0.1849387351539" calcext:value-type="float">
            <text:p>0.1849387352</text:p>
          </table:table-cell>
          <table:table-cell office:value-type="float" office:value="0.184980053622266" calcext:value-type="float">
            <text:p>0.1849800536</text:p>
          </table:table-cell>
          <table:table-cell office:value-type="float" office:value="0.184987444129967" calcext:value-type="float">
            <text:p>0.1849874441</text:p>
          </table:table-cell>
          <table:table-cell office:value-type="float" office:value="0.184971471534938" calcext:value-type="float">
            <text:p>0.1849714715</text:p>
          </table:table-cell>
          <table:table-cell office:value-type="float" office:value="0.184998432413126" calcext:value-type="float">
            <text:p>0.1849984324</text:p>
          </table:table-cell>
          <table:table-cell office:value-type="float" office:value="0.184981800315087" calcext:value-type="float">
            <text:p>0.184981800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79988067993533" calcext:value-type="float">
            <text:p>0.179988068</text:p>
          </table:table-cell>
          <table:table-cell office:value-type="float" office:value="0.180001328102676" calcext:value-type="float">
            <text:p>0.1800013281</text:p>
          </table:table-cell>
          <table:table-cell office:value-type="float" office:value="0.179998846795947" calcext:value-type="float">
            <text:p>0.1799988468</text:p>
          </table:table-cell>
          <table:table-cell office:value-type="float" office:value="0.179993687051907" calcext:value-type="float">
            <text:p>0.1799936871</text:p>
          </table:table-cell>
          <table:table-cell office:value-type="float" office:value="0.179998371649227" calcext:value-type="float">
            <text:p>0.1799983716</text:p>
          </table:table-cell>
          <table:table-cell office:value-type="float" office:value="0.17999698941211" calcext:value-type="float">
            <text:p>0.1799969894</text:p>
          </table:table-cell>
          <table:table-cell office:value-type="float" office:value="0.179992644648695" calcext:value-type="float">
            <text:p>0.1799926446</text:p>
          </table:table-cell>
          <table:table-cell office:value-type="float" office:value="0.179980456391838" calcext:value-type="float">
            <text:p>0.1799804564</text:p>
          </table:table-cell>
          <table:table-cell office:value-type="float" office:value="0.179990237831813" calcext:value-type="float">
            <text:p>0.1799902378</text:p>
          </table:table-cell>
          <table:table-cell office:value-type="float" office:value="0.179981834891223" calcext:value-type="float">
            <text:p>0.1799818349</text:p>
          </table:table-cell>
          <table:table-cell office:value-type="float" office:value="0.179948978817037" calcext:value-type="float">
            <text:p>0.1799489788</text:p>
          </table:table-cell>
          <table:table-cell office:value-type="float" office:value="0.179998156810726" calcext:value-type="float">
            <text:p>0.1799981568</text:p>
          </table:table-cell>
          <table:table-cell office:value-type="float" office:value="0.179926172143603" calcext:value-type="float">
            <text:p>0.1799261721</text:p>
          </table:table-cell>
          <table:table-cell office:value-type="float" office:value="0.179993738704667" calcext:value-type="float">
            <text:p>0.1799937387</text:p>
          </table:table-cell>
          <table:table-cell office:value-type="float" office:value="0.179989641437848" calcext:value-type="float">
            <text:p>0.1799896414</text:p>
          </table:table-cell>
          <table:table-cell office:value-type="float" office:value="0.179969355187404" calcext:value-type="float">
            <text:p>0.1799693552</text:p>
          </table:table-cell>
          <table:table-cell office:value-type="float" office:value="0.179959748419921" calcext:value-type="float">
            <text:p>0.1799597484</text:p>
          </table:table-cell>
          <table:table-cell office:value-type="float" office:value="0.180001904353541" calcext:value-type="float">
            <text:p>0.1800019044</text:p>
          </table:table-cell>
          <table:table-cell office:value-type="float" office:value="0.179971848550207" calcext:value-type="float">
            <text:p>0.1799718486</text:p>
          </table:table-cell>
          <table:table-cell office:value-type="float" office:value="0.179969783317828" calcext:value-type="float">
            <text:p>0.1799697833</text:p>
          </table:table-cell>
          <table:table-cell office:value-type="float" office:value="0.179999925845507" calcext:value-type="float">
            <text:p>0.179999925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174978201832591" calcext:value-type="float">
            <text:p>0.1749782018</text:p>
          </table:table-cell>
          <table:table-cell office:value-type="float" office:value="0.17497054068221" calcext:value-type="float">
            <text:p>0.1749705407</text:p>
          </table:table-cell>
          <table:table-cell office:value-type="float" office:value="0.174965313687747" calcext:value-type="float">
            <text:p>0.1749653137</text:p>
          </table:table-cell>
          <table:table-cell office:value-type="float" office:value="0.174980091904598" calcext:value-type="float">
            <text:p>0.1749800919</text:p>
          </table:table-cell>
          <table:table-cell office:value-type="float" office:value="0.174964662921595" calcext:value-type="float">
            <text:p>0.1749646629</text:p>
          </table:table-cell>
          <table:table-cell office:value-type="float" office:value="0.174990132433409" calcext:value-type="float">
            <text:p>0.1749901324</text:p>
          </table:table-cell>
          <table:table-cell office:value-type="float" office:value="0.174958580789775" calcext:value-type="float">
            <text:p>0.1749585808</text:p>
          </table:table-cell>
          <table:table-cell office:value-type="float" office:value="0.17499689754997" calcext:value-type="float">
            <text:p>0.1749968975</text:p>
          </table:table-cell>
          <table:table-cell office:value-type="float" office:value="0.174983770400813" calcext:value-type="float">
            <text:p>0.1749837704</text:p>
          </table:table-cell>
          <table:table-cell office:value-type="float" office:value="0.175000541960926" calcext:value-type="float">
            <text:p>0.175000542</text:p>
          </table:table-cell>
          <table:table-cell office:value-type="float" office:value="0.174930550317465" calcext:value-type="float">
            <text:p>0.1749305503</text:p>
          </table:table-cell>
          <table:table-cell office:value-type="float" office:value="0.174980012079749" calcext:value-type="float">
            <text:p>0.1749800121</text:p>
          </table:table-cell>
          <table:table-cell office:value-type="float" office:value="0.17498467374165" calcext:value-type="float">
            <text:p>0.1749846737</text:p>
          </table:table-cell>
          <table:table-cell office:value-type="float" office:value="0.175000779002796" calcext:value-type="float">
            <text:p>0.175000779</text:p>
          </table:table-cell>
          <table:table-cell office:value-type="float" office:value="0.174997040013985" calcext:value-type="float">
            <text:p>0.17499704</text:p>
          </table:table-cell>
          <table:table-cell office:value-type="float" office:value="0.174997523687332" calcext:value-type="float">
            <text:p>0.1749975237</text:p>
          </table:table-cell>
          <table:table-cell office:value-type="float" office:value="0.175001526230574" calcext:value-type="float">
            <text:p>0.1750015262</text:p>
          </table:table-cell>
          <table:table-cell office:value-type="float" office:value="0.174961642495636" calcext:value-type="float">
            <text:p>0.1749616425</text:p>
          </table:table-cell>
          <table:table-cell office:value-type="float" office:value="0.174998030423079" calcext:value-type="float">
            <text:p>0.1749980304</text:p>
          </table:table-cell>
          <table:table-cell office:value-type="float" office:value="0.174976509817887" calcext:value-type="float">
            <text:p>0.1749765098</text:p>
          </table:table-cell>
          <table:table-cell office:value-type="float" office:value="0.174973181844215" calcext:value-type="float">
            <text:p>0.174973181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70003349491682" calcext:value-type="float">
            <text:p>0.1700033495</text:p>
          </table:table-cell>
          <table:table-cell office:value-type="float" office:value="0.17000090587913" calcext:value-type="float">
            <text:p>0.1700009059</text:p>
          </table:table-cell>
          <table:table-cell office:value-type="float" office:value="0.169996423814082" calcext:value-type="float">
            <text:p>0.1699964238</text:p>
          </table:table-cell>
          <table:table-cell office:value-type="float" office:value="0.170000420429896" calcext:value-type="float">
            <text:p>0.1700004204</text:p>
          </table:table-cell>
          <table:table-cell office:value-type="float" office:value="0.169957692952607" calcext:value-type="float">
            <text:p>0.169957693</text:p>
          </table:table-cell>
          <table:table-cell office:value-type="float" office:value="0.169998024457721" calcext:value-type="float">
            <text:p>0.1699980245</text:p>
          </table:table-cell>
          <table:table-cell office:value-type="float" office:value="0.169997509203647" calcext:value-type="float">
            <text:p>0.1699975092</text:p>
          </table:table-cell>
          <table:table-cell office:value-type="float" office:value="0.169996175363483" calcext:value-type="float">
            <text:p>0.1699961754</text:p>
          </table:table-cell>
          <table:table-cell office:value-type="float" office:value="0.169999282666553" calcext:value-type="float">
            <text:p>0.1699992827</text:p>
          </table:table-cell>
          <table:table-cell office:value-type="float" office:value="0.169999909111475" calcext:value-type="float">
            <text:p>0.1699999091</text:p>
          </table:table-cell>
          <table:table-cell office:value-type="float" office:value="0.169999954554688" calcext:value-type="float">
            <text:p>0.1699999546</text:p>
          </table:table-cell>
          <table:table-cell office:value-type="float" office:value="0.169989548196179" calcext:value-type="float">
            <text:p>0.1699895482</text:p>
          </table:table-cell>
          <table:table-cell office:value-type="float" office:value="0.169998014940911" calcext:value-type="float">
            <text:p>0.1699980149</text:p>
          </table:table-cell>
          <table:table-cell office:value-type="float" office:value="0.169993661695583" calcext:value-type="float">
            <text:p>0.1699936617</text:p>
          </table:table-cell>
          <table:table-cell office:value-type="float" office:value="0.169994520721681" calcext:value-type="float">
            <text:p>0.1699945207</text:p>
          </table:table-cell>
          <table:table-cell office:value-type="float" office:value="0.169972969385691" calcext:value-type="float">
            <text:p>0.1699729694</text:p>
          </table:table-cell>
          <table:table-cell office:value-type="float" office:value="0.170003062918642" calcext:value-type="float">
            <text:p>0.1700030629</text:p>
          </table:table-cell>
          <table:table-cell office:value-type="float" office:value="0.169998893340287" calcext:value-type="float">
            <text:p>0.1699988933</text:p>
          </table:table-cell>
          <table:table-cell office:value-type="float" office:value="0.169994176383988" calcext:value-type="float">
            <text:p>0.1699941764</text:p>
          </table:table-cell>
          <table:table-cell office:value-type="float" office:value="0.170000859566939" calcext:value-type="float">
            <text:p>0.1700008596</text:p>
          </table:table-cell>
          <table:table-cell office:value-type="float" office:value="0.169938096773853" calcext:value-type="float">
            <text:p>0.1699380968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64977494405805" calcext:value-type="float">
            <text:p>0.1649774944</text:p>
          </table:table-cell>
          <table:table-cell office:value-type="float" office:value="0.16497418276766" calcext:value-type="float">
            <text:p>0.1649741828</text:p>
          </table:table-cell>
          <table:table-cell office:value-type="float" office:value="0.164998041956811" calcext:value-type="float">
            <text:p>0.164998042</text:p>
          </table:table-cell>
          <table:table-cell office:value-type="float" office:value="0.164980454758081" calcext:value-type="float">
            <text:p>0.1649804548</text:p>
          </table:table-cell>
          <table:table-cell office:value-type="float" office:value="0.164994044943797" calcext:value-type="float">
            <text:p>0.1649940449</text:p>
          </table:table-cell>
          <table:table-cell office:value-type="float" office:value="0.164964071618172" calcext:value-type="float">
            <text:p>0.1649640716</text:p>
          </table:table-cell>
          <table:table-cell office:value-type="float" office:value="0.164998742115848" calcext:value-type="float">
            <text:p>0.1649987421</text:p>
          </table:table-cell>
          <table:table-cell office:value-type="float" office:value="0.164998951564452" calcext:value-type="float">
            <text:p>0.1649989516</text:p>
          </table:table-cell>
          <table:table-cell office:value-type="float" office:value="0.164883810690263" calcext:value-type="float">
            <text:p>0.1648838107</text:p>
          </table:table-cell>
          <table:table-cell office:value-type="float" office:value="0.164999351929266" calcext:value-type="float">
            <text:p>0.1649993519</text:p>
          </table:table-cell>
          <table:table-cell office:value-type="float" office:value="0.164978078474306" calcext:value-type="float">
            <text:p>0.1649780785</text:p>
          </table:table-cell>
          <table:table-cell office:value-type="float" office:value="0.165001912271077" calcext:value-type="float">
            <text:p>0.1650019123</text:p>
          </table:table-cell>
          <table:table-cell office:value-type="float" office:value="0.164996029878878" calcext:value-type="float">
            <text:p>0.1649960299</text:p>
          </table:table-cell>
          <table:table-cell office:value-type="float" office:value="0.164996623359017" calcext:value-type="float">
            <text:p>0.1649966234</text:p>
          </table:table-cell>
          <table:table-cell office:value-type="float" office:value="0.164973906741484" calcext:value-type="float">
            <text:p>0.1649739067</text:p>
          </table:table-cell>
          <table:table-cell office:value-type="float" office:value="0.164998339681246" calcext:value-type="float">
            <text:p>0.1649983397</text:p>
          </table:table-cell>
          <table:table-cell office:value-type="float" office:value="0.164999564538986" calcext:value-type="float">
            <text:p>0.1649995645</text:p>
          </table:table-cell>
          <table:table-cell office:value-type="float" office:value="0.165001861699848" calcext:value-type="float">
            <text:p>0.1650018617</text:p>
          </table:table-cell>
          <table:table-cell office:value-type="float" office:value="0.164998741891323" calcext:value-type="float">
            <text:p>0.1649987419</text:p>
          </table:table-cell>
          <table:table-cell office:value-type="float" office:value="0.164997255039276" calcext:value-type="float">
            <text:p>0.164997255</text:p>
          </table:table-cell>
          <table:table-cell office:value-type="float" office:value="0.164973633441841" calcext:value-type="float">
            <text:p>0.164973633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60001242748402" calcext:value-type="float">
            <text:p>0.1600012427</text:p>
          </table:table-cell>
          <table:table-cell office:value-type="float" office:value="0.159993592861062" calcext:value-type="float">
            <text:p>0.1599935929</text:p>
          </table:table-cell>
          <table:table-cell office:value-type="float" office:value="0.159988111849848" calcext:value-type="float">
            <text:p>0.1599881118</text:p>
          </table:table-cell>
          <table:table-cell office:value-type="float" office:value="0.159973107343833" calcext:value-type="float">
            <text:p>0.1599731073</text:p>
          </table:table-cell>
          <table:table-cell office:value-type="float" office:value="0.160000457078176" calcext:value-type="float">
            <text:p>0.1600004571</text:p>
          </table:table-cell>
          <table:table-cell office:value-type="float" office:value="0.160001362178948" calcext:value-type="float">
            <text:p>0.1600013622</text:p>
          </table:table-cell>
          <table:table-cell office:value-type="float" office:value="0.159945750783969" calcext:value-type="float">
            <text:p>0.1599457508</text:p>
          </table:table-cell>
          <table:table-cell office:value-type="float" office:value="0.159990478649844" calcext:value-type="float">
            <text:p>0.1599904786</text:p>
          </table:table-cell>
          <table:table-cell office:value-type="float" office:value="0.159998347958233" calcext:value-type="float">
            <text:p>0.159998348</text:p>
          </table:table-cell>
          <table:table-cell office:value-type="float" office:value="0.159984830399768" calcext:value-type="float">
            <text:p>0.1599848304</text:p>
          </table:table-cell>
          <table:table-cell office:value-type="float" office:value="0.160001231885871" calcext:value-type="float">
            <text:p>0.1600012319</text:p>
          </table:table-cell>
          <table:table-cell office:value-type="float" office:value="0.159996855812326" calcext:value-type="float">
            <text:p>0.1599968558</text:p>
          </table:table-cell>
          <table:table-cell office:value-type="float" office:value="0.160001580110137" calcext:value-type="float">
            <text:p>0.1600015801</text:p>
          </table:table-cell>
          <table:table-cell office:value-type="float" office:value="0.159998405768375" calcext:value-type="float">
            <text:p>0.1599984058</text:p>
          </table:table-cell>
          <table:table-cell office:value-type="float" office:value="0.159998540831078" calcext:value-type="float">
            <text:p>0.1599985408</text:p>
          </table:table-cell>
          <table:table-cell office:value-type="float" office:value="0.159999655459831" calcext:value-type="float">
            <text:p>0.1599996555</text:p>
          </table:table-cell>
          <table:table-cell office:value-type="float" office:value="0.159999720242601" calcext:value-type="float">
            <text:p>0.1599997202</text:p>
          </table:table-cell>
          <table:table-cell office:value-type="float" office:value="0.159940666047627" calcext:value-type="float">
            <text:p>0.159940666</text:p>
          </table:table-cell>
          <table:table-cell office:value-type="float" office:value="0.160001471769861" calcext:value-type="float">
            <text:p>0.1600014718</text:p>
          </table:table-cell>
          <table:table-cell office:value-type="float" office:value="0.159939082098902" calcext:value-type="float">
            <text:p>0.1599390821</text:p>
          </table:table-cell>
          <table:table-cell office:value-type="float" office:value="0.15999911007259" calcext:value-type="float">
            <text:p>0.1599991101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154998823616505" calcext:value-type="float">
            <text:p>0.1549988236</text:p>
          </table:table-cell>
          <table:table-cell office:value-type="float" office:value="0.155001649726578" calcext:value-type="float">
            <text:p>0.1550016497</text:p>
          </table:table-cell>
          <table:table-cell office:value-type="float" office:value="0.154980077930582" calcext:value-type="float">
            <text:p>0.1549800779</text:p>
          </table:table-cell>
          <table:table-cell office:value-type="float" office:value="0.154999901024469" calcext:value-type="float">
            <text:p>0.154999901</text:p>
          </table:table-cell>
          <table:table-cell office:value-type="float" office:value="0.154996677271443" calcext:value-type="float">
            <text:p>0.1549966773</text:p>
          </table:table-cell>
          <table:table-cell office:value-type="float" office:value="0.154998874919149" calcext:value-type="float">
            <text:p>0.1549988749</text:p>
          </table:table-cell>
          <table:table-cell office:value-type="float" office:value="0.154998991356567" calcext:value-type="float">
            <text:p>0.1549989914</text:p>
          </table:table-cell>
          <table:table-cell office:value-type="float" office:value="0.154997756880747" calcext:value-type="float">
            <text:p>0.1549977569</text:p>
          </table:table-cell>
          <table:table-cell office:value-type="float" office:value="0.154998330890546" calcext:value-type="float">
            <text:p>0.1549983309</text:p>
          </table:table-cell>
          <table:table-cell office:value-type="float" office:value="0.154980767169378" calcext:value-type="float">
            <text:p>0.1549807672</text:p>
          </table:table-cell>
          <table:table-cell office:value-type="float" office:value="0.154996969484363" calcext:value-type="float">
            <text:p>0.1549969695</text:p>
          </table:table-cell>
          <table:table-cell office:value-type="float" office:value="0.15499954250308" calcext:value-type="float">
            <text:p>0.1549995425</text:p>
          </table:table-cell>
          <table:table-cell office:value-type="float" office:value="0.154999630904371" calcext:value-type="float">
            <text:p>0.1549996309</text:p>
          </table:table-cell>
          <table:table-cell office:value-type="float" office:value="0.154999876144185" calcext:value-type="float">
            <text:p>0.1549998761</text:p>
          </table:table-cell>
          <table:table-cell office:value-type="float" office:value="0.155000341154624" calcext:value-type="float">
            <text:p>0.1550003412</text:p>
          </table:table-cell>
          <table:table-cell office:value-type="float" office:value="0.154997595995231" calcext:value-type="float">
            <text:p>0.154997596</text:p>
          </table:table-cell>
          <table:table-cell office:value-type="float" office:value="0.15499781660979" calcext:value-type="float">
            <text:p>0.1549978166</text:p>
          </table:table-cell>
          <table:table-cell office:value-type="float" office:value="0.154923727004303" calcext:value-type="float">
            <text:p>0.154923727</text:p>
          </table:table-cell>
          <table:table-cell office:value-type="float" office:value="0.155001561434943" calcext:value-type="float">
            <text:p>0.1550015614</text:p>
          </table:table-cell>
          <table:table-cell office:value-type="float" office:value="0.155000031749706" calcext:value-type="float">
            <text:p>0.1550000317</text:p>
          </table:table-cell>
          <table:table-cell office:value-type="float" office:value="0.154998211568062" calcext:value-type="float">
            <text:p>0.154998211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9980642060549" calcext:value-type="float">
            <text:p>0.1499806421</text:p>
          </table:table-cell>
          <table:table-cell office:value-type="float" office:value="0.149963843171545" calcext:value-type="float">
            <text:p>0.1499638432</text:p>
          </table:table-cell>
          <table:table-cell office:value-type="float" office:value="0.149999244535334" calcext:value-type="float">
            <text:p>0.1499992445</text:p>
          </table:table-cell>
          <table:table-cell office:value-type="float" office:value="0.150000547241386" calcext:value-type="float">
            <text:p>0.1500005472</text:p>
          </table:table-cell>
          <table:table-cell office:value-type="float" office:value="0.149998024744035" calcext:value-type="float">
            <text:p>0.1499980247</text:p>
          </table:table-cell>
          <table:table-cell office:value-type="float" office:value="0.149997399328301" calcext:value-type="float">
            <text:p>0.1499973993</text:p>
          </table:table-cell>
          <table:table-cell office:value-type="float" office:value="0.149999530526075" calcext:value-type="float">
            <text:p>0.1499995305</text:p>
          </table:table-cell>
          <table:table-cell office:value-type="float" office:value="0.150000255916748" calcext:value-type="float">
            <text:p>0.1500002559</text:p>
          </table:table-cell>
          <table:table-cell office:value-type="float" office:value="0.149999135764869" calcext:value-type="float">
            <text:p>0.1499991358</text:p>
          </table:table-cell>
          <table:table-cell office:value-type="float" office:value="0.150001686306457" calcext:value-type="float">
            <text:p>0.1500016863</text:p>
          </table:table-cell>
          <table:table-cell office:value-type="float" office:value="0.149997803280112" calcext:value-type="float">
            <text:p>0.1499978033</text:p>
          </table:table-cell>
          <table:table-cell office:value-type="float" office:value="0.149999136853676" calcext:value-type="float">
            <text:p>0.1499991369</text:p>
          </table:table-cell>
          <table:table-cell office:value-type="float" office:value="0.15000092837748" calcext:value-type="float">
            <text:p>0.1500009284</text:p>
          </table:table-cell>
          <table:table-cell office:value-type="float" office:value="0.15000050986276" calcext:value-type="float">
            <text:p>0.1500005099</text:p>
          </table:table-cell>
          <table:table-cell office:value-type="float" office:value="0.150001305877311" calcext:value-type="float">
            <text:p>0.1500013059</text:p>
          </table:table-cell>
          <table:table-cell office:value-type="float" office:value="0.149997647548089" calcext:value-type="float">
            <text:p>0.1499976475</text:p>
          </table:table-cell>
          <table:table-cell office:value-type="float" office:value="0.150001404756265" calcext:value-type="float">
            <text:p>0.1500014048</text:p>
          </table:table-cell>
          <table:table-cell office:value-type="float" office:value="0.149996369577546" calcext:value-type="float">
            <text:p>0.1499963696</text:p>
          </table:table-cell>
          <table:table-cell office:value-type="float" office:value="0.149973962152775" calcext:value-type="float">
            <text:p>0.1499739622</text:p>
          </table:table-cell>
          <table:table-cell office:value-type="float" office:value="0.149993452605504" calcext:value-type="float">
            <text:p>0.1499934526</text:p>
          </table:table-cell>
          <table:table-cell office:value-type="float" office:value="0.149996791356697" calcext:value-type="float">
            <text:p>0.1499967914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144999958564942" calcext:value-type="float">
            <text:p>0.1449999586</text:p>
          </table:table-cell>
          <table:table-cell office:value-type="float" office:value="0.145001125524006" calcext:value-type="float">
            <text:p>0.1450011255</text:p>
          </table:table-cell>
          <table:table-cell office:value-type="float" office:value="0.145000579666768" calcext:value-type="float">
            <text:p>0.1450005797</text:p>
          </table:table-cell>
          <table:table-cell office:value-type="float" office:value="0.144999606496275" calcext:value-type="float">
            <text:p>0.1449996065</text:p>
          </table:table-cell>
          <table:table-cell office:value-type="float" office:value="0.145000043669746" calcext:value-type="float">
            <text:p>0.1450000437</text:p>
          </table:table-cell>
          <table:table-cell office:value-type="float" office:value="0.144999371388464" calcext:value-type="float">
            <text:p>0.1449993714</text:p>
          </table:table-cell>
          <table:table-cell office:value-type="float" office:value="0.144984149096086" calcext:value-type="float">
            <text:p>0.1449841491</text:p>
          </table:table-cell>
          <table:table-cell office:value-type="float" office:value="0.144996318752536" calcext:value-type="float">
            <text:p>0.1449963188</text:p>
          </table:table-cell>
          <table:table-cell office:value-type="float" office:value="0.145000450041852" calcext:value-type="float">
            <text:p>0.14500045</text:p>
          </table:table-cell>
          <table:table-cell office:value-type="float" office:value="0.144999328376206" calcext:value-type="float">
            <text:p>0.1449993284</text:p>
          </table:table-cell>
          <table:table-cell office:value-type="float" office:value="0.144993511486865" calcext:value-type="float">
            <text:p>0.1449935115</text:p>
          </table:table-cell>
          <table:table-cell office:value-type="float" office:value="0.14500023030948" calcext:value-type="float">
            <text:p>0.1450002303</text:p>
          </table:table-cell>
          <table:table-cell office:value-type="float" office:value="0.145000295647381" calcext:value-type="float">
            <text:p>0.1450002956</text:p>
          </table:table-cell>
          <table:table-cell office:value-type="float" office:value="0.144999463349449" calcext:value-type="float">
            <text:p>0.1449994633</text:p>
          </table:table-cell>
          <table:table-cell office:value-type="float" office:value="0.144999364840654" calcext:value-type="float">
            <text:p>0.1449993648</text:p>
          </table:table-cell>
          <table:table-cell office:value-type="float" office:value="0.144998177019459" calcext:value-type="float">
            <text:p>0.144998177</text:p>
          </table:table-cell>
          <table:table-cell office:value-type="float" office:value="0.144997007274444" calcext:value-type="float">
            <text:p>0.1449970073</text:p>
          </table:table-cell>
          <table:table-cell office:value-type="float" office:value="0.14500003145868" calcext:value-type="float">
            <text:p>0.1450000315</text:p>
          </table:table-cell>
          <table:table-cell office:value-type="float" office:value="0.145000901302797" calcext:value-type="float">
            <text:p>0.1450009013</text:p>
          </table:table-cell>
          <table:table-cell office:value-type="float" office:value="0.144997682500425" calcext:value-type="float">
            <text:p>0.1449976825</text:p>
          </table:table-cell>
          <table:table-cell office:value-type="float" office:value="0.144998522718031" calcext:value-type="float">
            <text:p>0.144998522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140001029474631" calcext:value-type="float">
            <text:p>0.1400010295</text:p>
          </table:table-cell>
          <table:table-cell office:value-type="float" office:value="0.139998841744762" calcext:value-type="float">
            <text:p>0.1399988417</text:p>
          </table:table-cell>
          <table:table-cell office:value-type="float" office:value="0.140000680518152" calcext:value-type="float">
            <text:p>0.1400006805</text:p>
          </table:table-cell>
          <table:table-cell office:value-type="float" office:value="0.139998435859645" calcext:value-type="float">
            <text:p>0.1399984359</text:p>
          </table:table-cell>
          <table:table-cell office:value-type="float" office:value="0.140000106509691" calcext:value-type="float">
            <text:p>0.1400001065</text:p>
          </table:table-cell>
          <table:table-cell office:value-type="float" office:value="0.139999065509637" calcext:value-type="float">
            <text:p>0.1399990655</text:p>
          </table:table-cell>
          <table:table-cell office:value-type="float" office:value="0.140000667514576" calcext:value-type="float">
            <text:p>0.1400006675</text:p>
          </table:table-cell>
          <table:table-cell office:value-type="float" office:value="0.140000249991023" calcext:value-type="float">
            <text:p>0.14000025</text:p>
          </table:table-cell>
          <table:table-cell office:value-type="float" office:value="0.140001450470714" calcext:value-type="float">
            <text:p>0.1400014505</text:p>
          </table:table-cell>
          <table:table-cell office:value-type="float" office:value="0.140000945448553" calcext:value-type="float">
            <text:p>0.1400009454</text:p>
          </table:table-cell>
          <table:table-cell office:value-type="float" office:value="0.14000044250551" calcext:value-type="float">
            <text:p>0.1400004425</text:p>
          </table:table-cell>
          <table:table-cell office:value-type="float" office:value="0.139997883880808" calcext:value-type="float">
            <text:p>0.1399978839</text:p>
          </table:table-cell>
          <table:table-cell office:value-type="float" office:value="0.139946303110235" calcext:value-type="float">
            <text:p>0.1399463031</text:p>
          </table:table-cell>
          <table:table-cell office:value-type="float" office:value="0.13999869067919" calcext:value-type="float">
            <text:p>0.1399986907</text:p>
          </table:table-cell>
          <table:table-cell office:value-type="float" office:value="0.139999629946511" calcext:value-type="float">
            <text:p>0.1399996299</text:p>
          </table:table-cell>
          <table:table-cell office:value-type="float" office:value="0.14000108380107" calcext:value-type="float">
            <text:p>0.1400010838</text:p>
          </table:table-cell>
          <table:table-cell office:value-type="float" office:value="0.140001115418889" calcext:value-type="float">
            <text:p>0.1400011154</text:p>
          </table:table-cell>
          <table:table-cell office:value-type="float" office:value="0.140000106600736" calcext:value-type="float">
            <text:p>0.1400001066</text:p>
          </table:table-cell>
          <table:table-cell office:value-type="float" office:value="0.140000480120013" calcext:value-type="float">
            <text:p>0.1400004801</text:p>
          </table:table-cell>
          <table:table-cell office:value-type="float" office:value="0.140001444095382" calcext:value-type="float">
            <text:p>0.1400014441</text:p>
          </table:table-cell>
          <table:table-cell office:value-type="float" office:value="0.139999574211912" calcext:value-type="float">
            <text:p>0.139999574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135001760702335" calcext:value-type="float">
            <text:p>0.1350017607</text:p>
          </table:table-cell>
          <table:table-cell office:value-type="float" office:value="0.134998660374265" calcext:value-type="float">
            <text:p>0.1349986604</text:p>
          </table:table-cell>
          <table:table-cell office:value-type="float" office:value="0.134997590450326" calcext:value-type="float">
            <text:p>0.1349975905</text:p>
          </table:table-cell>
          <table:table-cell office:value-type="float" office:value="0.134996372315275" calcext:value-type="float">
            <text:p>0.1349963723</text:p>
          </table:table-cell>
          <table:table-cell office:value-type="float" office:value="0.135000934211377" calcext:value-type="float">
            <text:p>0.1350009342</text:p>
          </table:table-cell>
          <table:table-cell office:value-type="float" office:value="0.134998956904046" calcext:value-type="float">
            <text:p>0.1349989569</text:p>
          </table:table-cell>
          <table:table-cell office:value-type="float" office:value="0.135001735815558" calcext:value-type="float">
            <text:p>0.1350017358</text:p>
          </table:table-cell>
          <table:table-cell office:value-type="float" office:value="0.135000840980234" calcext:value-type="float">
            <text:p>0.135000841</text:p>
          </table:table-cell>
          <table:table-cell office:value-type="float" office:value="0.135000169001534" calcext:value-type="float">
            <text:p>0.135000169</text:p>
          </table:table-cell>
          <table:table-cell office:value-type="float" office:value="0.134999767427563" calcext:value-type="float">
            <text:p>0.1349997674</text:p>
          </table:table-cell>
          <table:table-cell office:value-type="float" office:value="0.135001260874863" calcext:value-type="float">
            <text:p>0.1350012609</text:p>
          </table:table-cell>
          <table:table-cell office:value-type="float" office:value="0.135000251001069" calcext:value-type="float">
            <text:p>0.135000251</text:p>
          </table:table-cell>
          <table:table-cell office:value-type="float" office:value="0.135001139919174" calcext:value-type="float">
            <text:p>0.1350011399</text:p>
          </table:table-cell>
          <table:table-cell office:value-type="float" office:value="0.134981577529396" calcext:value-type="float">
            <text:p>0.1349815775</text:p>
          </table:table-cell>
          <table:table-cell office:value-type="float" office:value="0.135000296890992" calcext:value-type="float">
            <text:p>0.1350002969</text:p>
          </table:table-cell>
          <table:table-cell office:value-type="float" office:value="0.134999781202636" calcext:value-type="float">
            <text:p>0.1349997812</text:p>
          </table:table-cell>
          <table:table-cell office:value-type="float" office:value="0.135002019903474" calcext:value-type="float">
            <text:p>0.1350020199</text:p>
          </table:table-cell>
          <table:table-cell office:value-type="float" office:value="0.135001405345871" calcext:value-type="float">
            <text:p>0.1350014053</text:p>
          </table:table-cell>
          <table:table-cell office:value-type="float" office:value="0.135001039065292" calcext:value-type="float">
            <text:p>0.1350010391</text:p>
          </table:table-cell>
          <table:table-cell office:value-type="float" office:value="0.134998637841037" calcext:value-type="float">
            <text:p>0.1349986378</text:p>
          </table:table-cell>
          <table:table-cell office:value-type="float" office:value="0.135000844761868" calcext:value-type="float">
            <text:p>0.135000844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29999353846675" calcext:value-type="float">
            <text:p>0.1299993538</text:p>
          </table:table-cell>
          <table:table-cell office:value-type="float" office:value="0.129999616131472" calcext:value-type="float">
            <text:p>0.1299996161</text:p>
          </table:table-cell>
          <table:table-cell office:value-type="float" office:value="0.129997714645678" calcext:value-type="float">
            <text:p>0.1299977146</text:p>
          </table:table-cell>
          <table:table-cell office:value-type="float" office:value="0.130001795442413" calcext:value-type="float">
            <text:p>0.1300017954</text:p>
          </table:table-cell>
          <table:table-cell office:value-type="float" office:value="0.129999176614387" calcext:value-type="float">
            <text:p>0.1299991766</text:p>
          </table:table-cell>
          <table:table-cell office:value-type="float" office:value="0.130001632179636" calcext:value-type="float">
            <text:p>0.1300016322</text:p>
          </table:table-cell>
          <table:table-cell office:value-type="float" office:value="0.129999409094926" calcext:value-type="float">
            <text:p>0.1299994091</text:p>
          </table:table-cell>
          <table:table-cell office:value-type="float" office:value="0.129998868437254" calcext:value-type="float">
            <text:p>0.1299988684</text:p>
          </table:table-cell>
          <table:table-cell office:value-type="float" office:value="0.130003933374765" calcext:value-type="float">
            <text:p>0.1300039334</text:p>
          </table:table-cell>
          <table:table-cell office:value-type="float" office:value="0.130002004949733" calcext:value-type="float">
            <text:p>0.1300020049</text:p>
          </table:table-cell>
          <table:table-cell office:value-type="float" office:value="0.129999722909403" calcext:value-type="float">
            <text:p>0.1299997229</text:p>
          </table:table-cell>
          <table:table-cell office:value-type="float" office:value="0.1299998903964" calcext:value-type="float">
            <text:p>0.1299998904</text:p>
          </table:table-cell>
          <table:table-cell office:value-type="float" office:value="0.129998564203077" calcext:value-type="float">
            <text:p>0.1299985642</text:p>
          </table:table-cell>
          <table:table-cell office:value-type="float" office:value="0.130001549902918" calcext:value-type="float">
            <text:p>0.1300015499</text:p>
          </table:table-cell>
          <table:table-cell office:value-type="float" office:value="0.130000486977368" calcext:value-type="float">
            <text:p>0.130000487</text:p>
          </table:table-cell>
          <table:table-cell office:value-type="float" office:value="0.129998265498131" calcext:value-type="float">
            <text:p>0.1299982655</text:p>
          </table:table-cell>
          <table:table-cell office:value-type="float" office:value="0.130000550880553" calcext:value-type="float">
            <text:p>0.1300005509</text:p>
          </table:table-cell>
          <table:table-cell office:value-type="float" office:value="0.130001454724601" calcext:value-type="float">
            <text:p>0.1300014547</text:p>
          </table:table-cell>
          <table:table-cell office:value-type="float" office:value="0.129997883439325" calcext:value-type="float">
            <text:p>0.1299978834</text:p>
          </table:table-cell>
          <table:table-cell office:value-type="float" office:value="0.129998922711114" calcext:value-type="float">
            <text:p>0.1299989227</text:p>
          </table:table-cell>
          <table:table-cell office:value-type="float" office:value="0.130000375829479" calcext:value-type="float">
            <text:p>0.130000375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24999186515295" calcext:value-type="float">
            <text:p>0.1249991865</text:p>
          </table:table-cell>
          <table:table-cell office:value-type="float" office:value="0.124999807520762" calcext:value-type="float">
            <text:p>0.1249998075</text:p>
          </table:table-cell>
          <table:table-cell office:value-type="float" office:value="0.124998596505809" calcext:value-type="float">
            <text:p>0.1249985965</text:p>
          </table:table-cell>
          <table:table-cell office:value-type="float" office:value="0.125001715041295" calcext:value-type="float">
            <text:p>0.125001715</text:p>
          </table:table-cell>
          <table:table-cell office:value-type="float" office:value="0.125000144345329" calcext:value-type="float">
            <text:p>0.1250001443</text:p>
          </table:table-cell>
          <table:table-cell office:value-type="float" office:value="0.125000619427681" calcext:value-type="float">
            <text:p>0.1250006194</text:p>
          </table:table-cell>
          <table:table-cell office:value-type="float" office:value="0.125000392210488" calcext:value-type="float">
            <text:p>0.1250003922</text:p>
          </table:table-cell>
          <table:table-cell office:value-type="float" office:value="0.124999426714015" calcext:value-type="float">
            <text:p>0.1249994267</text:p>
          </table:table-cell>
          <table:table-cell office:value-type="float" office:value="0.125000062654102" calcext:value-type="float">
            <text:p>0.1250000627</text:p>
          </table:table-cell>
          <table:table-cell office:value-type="float" office:value="0.124999961966586" calcext:value-type="float">
            <text:p>0.124999962</text:p>
          </table:table-cell>
          <table:table-cell office:value-type="float" office:value="0.125001580899595" calcext:value-type="float">
            <text:p>0.1250015809</text:p>
          </table:table-cell>
          <table:table-cell office:value-type="float" office:value="0.124986629685183" calcext:value-type="float">
            <text:p>0.1249866297</text:p>
          </table:table-cell>
          <table:table-cell office:value-type="float" office:value="0.125001565823339" calcext:value-type="float">
            <text:p>0.1250015658</text:p>
          </table:table-cell>
          <table:table-cell office:value-type="float" office:value="0.124999608096545" calcext:value-type="float">
            <text:p>0.1249996081</text:p>
          </table:table-cell>
          <table:table-cell office:value-type="float" office:value="0.124998798710371" calcext:value-type="float">
            <text:p>0.1249987987</text:p>
          </table:table-cell>
          <table:table-cell office:value-type="float" office:value="0.124998757396035" calcext:value-type="float">
            <text:p>0.1249987574</text:p>
          </table:table-cell>
          <table:table-cell office:value-type="float" office:value="0.125000914675261" calcext:value-type="float">
            <text:p>0.1250009147</text:p>
          </table:table-cell>
          <table:table-cell office:value-type="float" office:value="0.125000236091306" calcext:value-type="float">
            <text:p>0.1250002361</text:p>
          </table:table-cell>
          <table:table-cell office:value-type="float" office:value="0.124999991208432" calcext:value-type="float">
            <text:p>0.1249999912</text:p>
          </table:table-cell>
          <table:table-cell office:value-type="float" office:value="0.125001996935566" calcext:value-type="float">
            <text:p>0.1250019969</text:p>
          </table:table-cell>
          <table:table-cell office:value-type="float" office:value="0.125000674978996" calcext:value-type="float">
            <text:p>0.12500067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20001354326708" calcext:value-type="float">
            <text:p>0.1200013543</text:p>
          </table:table-cell>
          <table:table-cell office:value-type="float" office:value="0.119999041041427" calcext:value-type="float">
            <text:p>0.119999041</text:p>
          </table:table-cell>
          <table:table-cell office:value-type="float" office:value="0.120000852307435" calcext:value-type="float">
            <text:p>0.1200008523</text:p>
          </table:table-cell>
          <table:table-cell office:value-type="float" office:value="0.119998715514433" calcext:value-type="float">
            <text:p>0.1199987155</text:p>
          </table:table-cell>
          <table:table-cell office:value-type="float" office:value="0.120000545830026" calcext:value-type="float">
            <text:p>0.1200005458</text:p>
          </table:table-cell>
          <table:table-cell office:value-type="float" office:value="0.120000125643646" calcext:value-type="float">
            <text:p>0.1200001256</text:p>
          </table:table-cell>
          <table:table-cell office:value-type="float" office:value="0.120000165899367" calcext:value-type="float">
            <text:p>0.1200001659</text:p>
          </table:table-cell>
          <table:table-cell office:value-type="float" office:value="0.120002701742757" calcext:value-type="float">
            <text:p>0.1200027017</text:p>
          </table:table-cell>
          <table:table-cell office:value-type="float" office:value="0.119999779705019" calcext:value-type="float">
            <text:p>0.1199997797</text:p>
          </table:table-cell>
          <table:table-cell office:value-type="float" office:value="0.120016470550244" calcext:value-type="float">
            <text:p>0.1200164706</text:p>
          </table:table-cell>
          <table:table-cell office:value-type="float" office:value="0.119999773203848" calcext:value-type="float">
            <text:p>0.1199997732</text:p>
          </table:table-cell>
          <table:table-cell office:value-type="float" office:value="0.119999684176155" calcext:value-type="float">
            <text:p>0.1199996842</text:p>
          </table:table-cell>
          <table:table-cell office:value-type="float" office:value="0.119999850909357" calcext:value-type="float">
            <text:p>0.1199998509</text:p>
          </table:table-cell>
          <table:table-cell office:value-type="float" office:value="0.12000086516785" calcext:value-type="float">
            <text:p>0.1200008652</text:p>
          </table:table-cell>
          <table:table-cell office:value-type="float" office:value="0.120000499226876" calcext:value-type="float">
            <text:p>0.1200004992</text:p>
          </table:table-cell>
          <table:table-cell office:value-type="float" office:value="0.120000756896416" calcext:value-type="float">
            <text:p>0.1200007569</text:p>
          </table:table-cell>
          <table:table-cell office:value-type="float" office:value="0.119999672642854" calcext:value-type="float">
            <text:p>0.1199996726</text:p>
          </table:table-cell>
          <table:table-cell office:value-type="float" office:value="0.120000525177759" calcext:value-type="float">
            <text:p>0.1200005252</text:p>
          </table:table-cell>
          <table:table-cell office:value-type="float" office:value="0.119999883360492" calcext:value-type="float">
            <text:p>0.1199998834</text:p>
          </table:table-cell>
          <table:table-cell office:value-type="float" office:value="0.120000358594413" calcext:value-type="float">
            <text:p>0.1200003586</text:p>
          </table:table-cell>
          <table:table-cell office:value-type="float" office:value="0.11999968142032" calcext:value-type="float">
            <text:p>0.119999681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115000300051593" calcext:value-type="float">
            <text:p>0.1150003001</text:p>
          </table:table-cell>
          <table:table-cell office:value-type="float" office:value="0.114999574678981" calcext:value-type="float">
            <text:p>0.1149995747</text:p>
          </table:table-cell>
          <table:table-cell office:value-type="float" office:value="0.115000195514032" calcext:value-type="float">
            <text:p>0.1150001955</text:p>
          </table:table-cell>
          <table:table-cell office:value-type="float" office:value="0.114997837288851" calcext:value-type="float">
            <text:p>0.1149978373</text:p>
          </table:table-cell>
          <table:table-cell office:value-type="float" office:value="0.115000180653675" calcext:value-type="float">
            <text:p>0.1150001807</text:p>
          </table:table-cell>
          <table:table-cell office:value-type="float" office:value="0.114999495071089" calcext:value-type="float">
            <text:p>0.1149994951</text:p>
          </table:table-cell>
          <table:table-cell office:value-type="float" office:value="0.115000787944013" calcext:value-type="float">
            <text:p>0.1150007879</text:p>
          </table:table-cell>
          <table:table-cell office:value-type="float" office:value="0.115026923594348" calcext:value-type="float">
            <text:p>0.1150269236</text:p>
          </table:table-cell>
          <table:table-cell office:value-type="float" office:value="0.115000222800853" calcext:value-type="float">
            <text:p>0.1150002228</text:p>
          </table:table-cell>
          <table:table-cell office:value-type="float" office:value="0.115001122138453" calcext:value-type="float">
            <text:p>0.1150011221</text:p>
          </table:table-cell>
          <table:table-cell office:value-type="float" office:value="0.114999627607944" calcext:value-type="float">
            <text:p>0.1149996276</text:p>
          </table:table-cell>
          <table:table-cell office:value-type="float" office:value="0.115000394763887" calcext:value-type="float">
            <text:p>0.1150003948</text:p>
          </table:table-cell>
          <table:table-cell office:value-type="float" office:value="0.115000245249625" calcext:value-type="float">
            <text:p>0.1150002452</text:p>
          </table:table-cell>
          <table:table-cell office:value-type="float" office:value="0.115001715746361" calcext:value-type="float">
            <text:p>0.1150017157</text:p>
          </table:table-cell>
          <table:table-cell office:value-type="float" office:value="0.115000628986274" calcext:value-type="float">
            <text:p>0.115000629</text:p>
          </table:table-cell>
          <table:table-cell office:value-type="float" office:value="0.114999335811961" calcext:value-type="float">
            <text:p>0.1149993358</text:p>
          </table:table-cell>
          <table:table-cell office:value-type="float" office:value="0.114999975945823" calcext:value-type="float">
            <text:p>0.1149999759</text:p>
          </table:table-cell>
          <table:table-cell office:value-type="float" office:value="0.114999894296729" calcext:value-type="float">
            <text:p>0.1149998943</text:p>
          </table:table-cell>
          <table:table-cell office:value-type="float" office:value="0.115000083524378" calcext:value-type="float">
            <text:p>0.1150000835</text:p>
          </table:table-cell>
          <table:table-cell office:value-type="float" office:value="0.115001154000749" calcext:value-type="float">
            <text:p>0.115001154</text:p>
          </table:table-cell>
          <table:table-cell office:value-type="float" office:value="0.114999060973918" calcext:value-type="float">
            <text:p>0.11499906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10000694022864" calcext:value-type="float">
            <text:p>0.110000694</text:p>
          </table:table-cell>
          <table:table-cell office:value-type="float" office:value="0.109999616580124" calcext:value-type="float">
            <text:p>0.1099996166</text:p>
          </table:table-cell>
          <table:table-cell office:value-type="float" office:value="0.110001172949916" calcext:value-type="float">
            <text:p>0.1100011729</text:p>
          </table:table-cell>
          <table:table-cell office:value-type="float" office:value="0.109999439255699" calcext:value-type="float">
            <text:p>0.1099994393</text:p>
          </table:table-cell>
          <table:table-cell office:value-type="float" office:value="0.109999437046637" calcext:value-type="float">
            <text:p>0.109999437</text:p>
          </table:table-cell>
          <table:table-cell office:value-type="float" office:value="0.110038185499986" calcext:value-type="float">
            <text:p>0.1100381855</text:p>
          </table:table-cell>
          <table:table-cell office:value-type="float" office:value="0.110000593660055" calcext:value-type="float">
            <text:p>0.1100005937</text:p>
          </table:table-cell>
          <table:table-cell office:value-type="float" office:value="0.110001917468704" calcext:value-type="float">
            <text:p>0.1100019175</text:p>
          </table:table-cell>
          <table:table-cell office:value-type="float" office:value="0.11000051921989" calcext:value-type="float">
            <text:p>0.1100005192</text:p>
          </table:table-cell>
          <table:table-cell office:value-type="float" office:value="0.110000683558611" calcext:value-type="float">
            <text:p>0.1100006836</text:p>
          </table:table-cell>
          <table:table-cell office:value-type="float" office:value="0.1100005305665" calcext:value-type="float">
            <text:p>0.1100005306</text:p>
          </table:table-cell>
          <table:table-cell office:value-type="float" office:value="0.110056771159665" calcext:value-type="float">
            <text:p>0.1100567712</text:p>
          </table:table-cell>
          <table:table-cell office:value-type="float" office:value="0.110001135643677" calcext:value-type="float">
            <text:p>0.1100011356</text:p>
          </table:table-cell>
          <table:table-cell office:value-type="float" office:value="0.110000881324213" calcext:value-type="float">
            <text:p>0.1100008813</text:p>
          </table:table-cell>
          <table:table-cell office:value-type="float" office:value="0.110000794898233" calcext:value-type="float">
            <text:p>0.1100007949</text:p>
          </table:table-cell>
          <table:table-cell office:value-type="float" office:value="0.110031093167778" calcext:value-type="float">
            <text:p>0.1100310932</text:p>
          </table:table-cell>
          <table:table-cell office:value-type="float" office:value="0.109999415877122" calcext:value-type="float">
            <text:p>0.1099994159</text:p>
          </table:table-cell>
          <table:table-cell office:value-type="float" office:value="0.110041036006082" calcext:value-type="float">
            <text:p>0.110041036</text:p>
          </table:table-cell>
          <table:table-cell office:value-type="float" office:value="0.109998995704958" calcext:value-type="float">
            <text:p>0.1099989957</text:p>
          </table:table-cell>
          <table:table-cell office:value-type="float" office:value="0.109998878716628" calcext:value-type="float">
            <text:p>0.1099988787</text:p>
          </table:table-cell>
          <table:table-cell office:value-type="float" office:value="0.109999335616216" calcext:value-type="float">
            <text:p>0.1099993356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04999823354055" calcext:value-type="float">
            <text:p>0.1049998234</text:p>
          </table:table-cell>
          <table:table-cell office:value-type="float" office:value="0.105077383125744" calcext:value-type="float">
            <text:p>0.1050773831</text:p>
          </table:table-cell>
          <table:table-cell office:value-type="float" office:value="0.105000425077373" calcext:value-type="float">
            <text:p>0.1050004251</text:p>
          </table:table-cell>
          <table:table-cell office:value-type="float" office:value="0.105000527920176" calcext:value-type="float">
            <text:p>0.1050005279</text:p>
          </table:table-cell>
          <table:table-cell office:value-type="float" office:value="0.105017207561555" calcext:value-type="float">
            <text:p>0.1050172076</text:p>
          </table:table-cell>
          <table:table-cell office:value-type="float" office:value="0.105032182712616" calcext:value-type="float">
            <text:p>0.1050321827</text:p>
          </table:table-cell>
          <table:table-cell office:value-type="float" office:value="0.10501705039211" calcext:value-type="float">
            <text:p>0.1050170504</text:p>
          </table:table-cell>
          <table:table-cell office:value-type="float" office:value="0.104999746886767" calcext:value-type="float">
            <text:p>0.1049997469</text:p>
          </table:table-cell>
          <table:table-cell office:value-type="float" office:value="0.104999514824043" calcext:value-type="float">
            <text:p>0.1049995148</text:p>
          </table:table-cell>
          <table:table-cell office:value-type="float" office:value="0.105000280728508" calcext:value-type="float">
            <text:p>0.1050002807</text:p>
          </table:table-cell>
          <table:table-cell office:value-type="float" office:value="0.104999662677501" calcext:value-type="float">
            <text:p>0.1049996627</text:p>
          </table:table-cell>
          <table:table-cell office:value-type="float" office:value="0.105022216591122" calcext:value-type="float">
            <text:p>0.1050222166</text:p>
          </table:table-cell>
          <table:table-cell office:value-type="float" office:value="0.105000049652275" calcext:value-type="float">
            <text:p>0.1050000497</text:p>
          </table:table-cell>
          <table:table-cell office:value-type="float" office:value="0.105022114448724" calcext:value-type="float">
            <text:p>0.1050221144</text:p>
          </table:table-cell>
          <table:table-cell office:value-type="float" office:value="0.105021487224891" calcext:value-type="float">
            <text:p>0.1050214872</text:p>
          </table:table-cell>
          <table:table-cell office:value-type="float" office:value="0.105016824236464" calcext:value-type="float">
            <text:p>0.1050168242</text:p>
          </table:table-cell>
          <table:table-cell office:value-type="float" office:value="0.105000314224346" calcext:value-type="float">
            <text:p>0.1050003142</text:p>
          </table:table-cell>
          <table:table-cell office:value-type="float" office:value="0.105078612861169" calcext:value-type="float">
            <text:p>0.1050786129</text:p>
          </table:table-cell>
          <table:table-cell office:value-type="float" office:value="0.104999873619619" calcext:value-type="float">
            <text:p>0.1049998736</text:p>
          </table:table-cell>
          <table:table-cell office:value-type="float" office:value="0.104998714563217" calcext:value-type="float">
            <text:p>0.1049987146</text:p>
          </table:table-cell>
          <table:table-cell office:value-type="float" office:value="0.105000653475255" calcext:value-type="float">
            <text:p>0.105000653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0002101858969" calcext:value-type="float">
            <text:p>0.1000021019</text:p>
          </table:table-cell>
          <table:table-cell office:value-type="float" office:value="0.100000630863204" calcext:value-type="float">
            <text:p>0.1000006309</text:p>
          </table:table-cell>
          <table:table-cell office:value-type="float" office:value="0.100031108394262" calcext:value-type="float">
            <text:p>0.1000311084</text:p>
          </table:table-cell>
          <table:table-cell office:value-type="float" office:value="0.100000800698717" calcext:value-type="float">
            <text:p>0.1000008007</text:p>
          </table:table-cell>
          <table:table-cell office:value-type="float" office:value="0.100083305495019" calcext:value-type="float">
            <text:p>0.1000833055</text:p>
          </table:table-cell>
          <table:table-cell office:value-type="float" office:value="0.100001307735369" calcext:value-type="float">
            <text:p>0.1000013077</text:p>
          </table:table-cell>
          <table:table-cell office:value-type="float" office:value="0.100048320067391" calcext:value-type="float">
            <text:p>0.1000483201</text:p>
          </table:table-cell>
          <table:table-cell office:value-type="float" office:value="0.100000080408061" calcext:value-type="float">
            <text:p>0.1000000804</text:p>
          </table:table-cell>
          <table:table-cell office:value-type="float" office:value="0.100015124266199" calcext:value-type="float">
            <text:p>0.1000151243</text:p>
          </table:table-cell>
          <table:table-cell office:value-type="float" office:value="0.0999999254456889" calcext:value-type="float">
            <text:p>0.0999999254</text:p>
          </table:table-cell>
          <table:table-cell office:value-type="float" office:value="0.100012675410258" calcext:value-type="float">
            <text:p>0.1000126754</text:p>
          </table:table-cell>
          <table:table-cell office:value-type="float" office:value="0.0999998011274847" calcext:value-type="float">
            <text:p>0.0999998011</text:p>
          </table:table-cell>
          <table:table-cell office:value-type="float" office:value="0.100037237569058" calcext:value-type="float">
            <text:p>0.1000372376</text:p>
          </table:table-cell>
          <table:table-cell office:value-type="float" office:value="0.100000156101969" calcext:value-type="float">
            <text:p>0.1000001561</text:p>
          </table:table-cell>
          <table:table-cell office:value-type="float" office:value="0.100009814938472" calcext:value-type="float">
            <text:p>0.1000098149</text:p>
          </table:table-cell>
          <table:table-cell office:value-type="float" office:value="0.100016780297018" calcext:value-type="float">
            <text:p>0.1000167803</text:p>
          </table:table-cell>
          <table:table-cell office:value-type="float" office:value="0.100014301269454" calcext:value-type="float">
            <text:p>0.1000143013</text:p>
          </table:table-cell>
          <table:table-cell office:value-type="float" office:value="0.0999992486834001" calcext:value-type="float">
            <text:p>0.0999992487</text:p>
          </table:table-cell>
          <table:table-cell office:value-type="float" office:value="0.10005351954392" calcext:value-type="float">
            <text:p>0.1000535195</text:p>
          </table:table-cell>
          <table:table-cell office:value-type="float" office:value="0.100000594518267" calcext:value-type="float">
            <text:p>0.1000005945</text:p>
          </table:table-cell>
          <table:table-cell office:value-type="float" office:value="0.100000698171664" calcext:value-type="float">
            <text:p>0.1000006982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950497093302435" calcext:value-type="float">
            <text:p>0.0950497093</text:p>
          </table:table-cell>
          <table:table-cell office:value-type="float" office:value="0.0952060624124327" calcext:value-type="float">
            <text:p>0.0952060624</text:p>
          </table:table-cell>
          <table:table-cell office:value-type="float" office:value="0.09503429595083" calcext:value-type="float">
            <text:p>0.095034296</text:p>
          </table:table-cell>
          <table:table-cell office:value-type="float" office:value="0.0951372472901041" calcext:value-type="float">
            <text:p>0.0951372473</text:p>
          </table:table-cell>
          <table:table-cell office:value-type="float" office:value="0.0951103591955233" calcext:value-type="float">
            <text:p>0.0951103592</text:p>
          </table:table-cell>
          <table:table-cell office:value-type="float" office:value="0.0950855696370903" calcext:value-type="float">
            <text:p>0.0950855696</text:p>
          </table:table-cell>
          <table:table-cell office:value-type="float" office:value="0.0952546722801672" calcext:value-type="float">
            <text:p>0.0952546723</text:p>
          </table:table-cell>
          <table:table-cell office:value-type="float" office:value="0.0950679488911892" calcext:value-type="float">
            <text:p>0.0950679489</text:p>
          </table:table-cell>
          <table:table-cell office:value-type="float" office:value="0.0949998769784481" calcext:value-type="float">
            <text:p>0.094999877</text:p>
          </table:table-cell>
          <table:table-cell office:value-type="float" office:value="0.0950630980156678" calcext:value-type="float">
            <text:p>0.095063098</text:p>
          </table:table-cell>
          <table:table-cell office:value-type="float" office:value="0.0951066417386191" calcext:value-type="float">
            <text:p>0.0951066417</text:p>
          </table:table-cell>
          <table:table-cell office:value-type="float" office:value="0.095092831652162" calcext:value-type="float">
            <text:p>0.0950928317</text:p>
          </table:table-cell>
          <table:table-cell office:value-type="float" office:value="0.09500367485007" calcext:value-type="float">
            <text:p>0.0950036749</text:p>
          </table:table-cell>
          <table:table-cell office:value-type="float" office:value="0.0950554678749815" calcext:value-type="float">
            <text:p>0.0950554679</text:p>
          </table:table-cell>
          <table:table-cell office:value-type="float" office:value="0.0950988188566705" calcext:value-type="float">
            <text:p>0.0950988189</text:p>
          </table:table-cell>
          <table:table-cell office:value-type="float" office:value="0.0950201552815505" calcext:value-type="float">
            <text:p>0.0950201553</text:p>
          </table:table-cell>
          <table:table-cell office:value-type="float" office:value="0.0950272626638545" calcext:value-type="float">
            <text:p>0.0950272627</text:p>
          </table:table-cell>
          <table:table-cell office:value-type="float" office:value="0.0951625327869761" calcext:value-type="float">
            <text:p>0.0951625328</text:p>
          </table:table-cell>
          <table:table-cell office:value-type="float" office:value="0.0950616843883646" calcext:value-type="float">
            <text:p>0.0950616844</text:p>
          </table:table-cell>
          <table:table-cell office:value-type="float" office:value="0.0950281994346373" calcext:value-type="float">
            <text:p>0.0950281994</text:p>
          </table:table-cell>
          <table:table-cell office:value-type="float" office:value="0.0950819747145126" calcext:value-type="float">
            <text:p>0.095081974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900733283794204" calcext:value-type="float">
            <text:p>0.0900733284</text:p>
          </table:table-cell>
          <table:table-cell office:value-type="float" office:value="0.0903729102112391" calcext:value-type="float">
            <text:p>0.0903729102</text:p>
          </table:table-cell>
          <table:table-cell office:value-type="float" office:value="0.0900752377129662" calcext:value-type="float">
            <text:p>0.0900752377</text:p>
          </table:table-cell>
          <table:table-cell office:value-type="float" office:value="0.0903602810045972" calcext:value-type="float">
            <text:p>0.090360281</text:p>
          </table:table-cell>
          <table:table-cell office:value-type="float" office:value="0.0900405752065847" calcext:value-type="float">
            <text:p>0.0900405752</text:p>
          </table:table-cell>
          <table:table-cell office:value-type="float" office:value="0.0902012110654574" calcext:value-type="float">
            <text:p>0.0902012111</text:p>
          </table:table-cell>
          <table:table-cell office:value-type="float" office:value="0.0902583635047354" calcext:value-type="float">
            <text:p>0.0902583635</text:p>
          </table:table-cell>
          <table:table-cell office:value-type="float" office:value="0.0901310736649354" calcext:value-type="float">
            <text:p>0.0901310737</text:p>
          </table:table-cell>
          <table:table-cell office:value-type="float" office:value="0.0902732506272608" calcext:value-type="float">
            <text:p>0.0902732506</text:p>
          </table:table-cell>
          <table:table-cell office:value-type="float" office:value="0.0901326067086327" calcext:value-type="float">
            <text:p>0.0901326067</text:p>
          </table:table-cell>
          <table:table-cell office:value-type="float" office:value="0.0900907691775992" calcext:value-type="float">
            <text:p>0.0900907692</text:p>
          </table:table-cell>
          <table:table-cell office:value-type="float" office:value="0.0902593736671799" calcext:value-type="float">
            <text:p>0.0902593737</text:p>
          </table:table-cell>
          <table:table-cell office:value-type="float" office:value="0.0901733174917872" calcext:value-type="float">
            <text:p>0.0901733175</text:p>
          </table:table-cell>
          <table:table-cell office:value-type="float" office:value="0.0902981141498862" calcext:value-type="float">
            <text:p>0.0902981141</text:p>
          </table:table-cell>
          <table:table-cell office:value-type="float" office:value="0.0902153042753613" calcext:value-type="float">
            <text:p>0.0902153043</text:p>
          </table:table-cell>
          <table:table-cell office:value-type="float" office:value="0.0900323937336188" calcext:value-type="float">
            <text:p>0.0900323937</text:p>
          </table:table-cell>
          <table:table-cell office:value-type="float" office:value="0.0902281955011732" calcext:value-type="float">
            <text:p>0.0902281955</text:p>
          </table:table-cell>
          <table:table-cell office:value-type="float" office:value="0.0901074514782539" calcext:value-type="float">
            <text:p>0.0901074515</text:p>
          </table:table-cell>
          <table:table-cell office:value-type="float" office:value="0.0901242243282035" calcext:value-type="float">
            <text:p>0.0901242243</text:p>
          </table:table-cell>
          <table:table-cell office:value-type="float" office:value="0.0900580812024307" calcext:value-type="float">
            <text:p>0.0900580812</text:p>
          </table:table-cell>
          <table:table-cell office:value-type="float" office:value="0.0902815693683337" calcext:value-type="float">
            <text:p>0.0902815694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852738655673153" calcext:value-type="float">
            <text:p>0.0852738656</text:p>
          </table:table-cell>
          <table:table-cell office:value-type="float" office:value="0.0856285890154523" calcext:value-type="float">
            <text:p>0.085628589</text:p>
          </table:table-cell>
          <table:table-cell office:value-type="float" office:value="0.0853534773260472" calcext:value-type="float">
            <text:p>0.0853534773</text:p>
          </table:table-cell>
          <table:table-cell office:value-type="float" office:value="0.0851745254605871" calcext:value-type="float">
            <text:p>0.0851745255</text:p>
          </table:table-cell>
          <table:table-cell office:value-type="float" office:value="0.0853475512236078" calcext:value-type="float">
            <text:p>0.0853475512</text:p>
          </table:table-cell>
          <table:table-cell office:value-type="float" office:value="0.0851497853318418" calcext:value-type="float">
            <text:p>0.0851497853</text:p>
          </table:table-cell>
          <table:table-cell office:value-type="float" office:value="0.0854052759409061" calcext:value-type="float">
            <text:p>0.0854052759</text:p>
          </table:table-cell>
          <table:table-cell office:value-type="float" office:value="0.0852263712547008" calcext:value-type="float">
            <text:p>0.0852263713</text:p>
          </table:table-cell>
          <table:table-cell office:value-type="float" office:value="0.0853343760837402" calcext:value-type="float">
            <text:p>0.0853343761</text:p>
          </table:table-cell>
          <table:table-cell office:value-type="float" office:value="0.0853236737734325" calcext:value-type="float">
            <text:p>0.0853236738</text:p>
          </table:table-cell>
          <table:table-cell office:value-type="float" office:value="0.0854652944274499" calcext:value-type="float">
            <text:p>0.0854652944</text:p>
          </table:table-cell>
          <table:table-cell office:value-type="float" office:value="0.0857336576501878" calcext:value-type="float">
            <text:p>0.0857336577</text:p>
          </table:table-cell>
          <table:table-cell office:value-type="float" office:value="0.0853342309529983" calcext:value-type="float">
            <text:p>0.085334231</text:p>
          </table:table-cell>
          <table:table-cell office:value-type="float" office:value="0.085368050815489" calcext:value-type="float">
            <text:p>0.0853680508</text:p>
          </table:table-cell>
          <table:table-cell office:value-type="float" office:value="0.0852694065673104" calcext:value-type="float">
            <text:p>0.0852694066</text:p>
          </table:table-cell>
          <table:table-cell office:value-type="float" office:value="0.085270147305551" calcext:value-type="float">
            <text:p>0.0852701473</text:p>
          </table:table-cell>
          <table:table-cell office:value-type="float" office:value="0.0852123986022476" calcext:value-type="float">
            <text:p>0.0852123986</text:p>
          </table:table-cell>
          <table:table-cell office:value-type="float" office:value="0.085306158305079" calcext:value-type="float">
            <text:p>0.0853061583</text:p>
          </table:table-cell>
          <table:table-cell office:value-type="float" office:value="0.0853742191837319" calcext:value-type="float">
            <text:p>0.0853742192</text:p>
          </table:table-cell>
          <table:table-cell office:value-type="float" office:value="0.0852819354479143" calcext:value-type="float">
            <text:p>0.0852819354</text:p>
          </table:table-cell>
          <table:table-cell office:value-type="float" office:value="0.085175968054233" calcext:value-type="float">
            <text:p>0.085175968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80331104568373" calcext:value-type="float">
            <text:p>0.0803311046</text:p>
          </table:table-cell>
          <table:table-cell office:value-type="float" office:value="0.0805292173848931" calcext:value-type="float">
            <text:p>0.0805292174</text:p>
          </table:table-cell>
          <table:table-cell office:value-type="float" office:value="0.0803819479039767" calcext:value-type="float">
            <text:p>0.0803819479</text:p>
          </table:table-cell>
          <table:table-cell office:value-type="float" office:value="0.0803668518583059" calcext:value-type="float">
            <text:p>0.0803668519</text:p>
          </table:table-cell>
          <table:table-cell office:value-type="float" office:value="0.0808381001074245" calcext:value-type="float">
            <text:p>0.0808381001</text:p>
          </table:table-cell>
          <table:table-cell office:value-type="float" office:value="0.0807274332020531" calcext:value-type="float">
            <text:p>0.0807274332</text:p>
          </table:table-cell>
          <table:table-cell office:value-type="float" office:value="0.0805979142075285" calcext:value-type="float">
            <text:p>0.0805979142</text:p>
          </table:table-cell>
          <table:table-cell office:value-type="float" office:value="0.0808157675120888" calcext:value-type="float">
            <text:p>0.0808157675</text:p>
          </table:table-cell>
          <table:table-cell office:value-type="float" office:value="0.0805969802469141" calcext:value-type="float">
            <text:p>0.0805969802</text:p>
          </table:table-cell>
          <table:table-cell office:value-type="float" office:value="0.0804170978654868" calcext:value-type="float">
            <text:p>0.0804170979</text:p>
          </table:table-cell>
          <table:table-cell office:value-type="float" office:value="0.080658059149227" calcext:value-type="float">
            <text:p>0.0806580591</text:p>
          </table:table-cell>
          <table:table-cell office:value-type="float" office:value="0.0803675173794786" calcext:value-type="float">
            <text:p>0.0803675174</text:p>
          </table:table-cell>
          <table:table-cell office:value-type="float" office:value="0.0807705968093418" calcext:value-type="float">
            <text:p>0.0807705968</text:p>
          </table:table-cell>
          <table:table-cell office:value-type="float" office:value="0.0803948149890033" calcext:value-type="float">
            <text:p>0.080394815</text:p>
          </table:table-cell>
          <table:table-cell office:value-type="float" office:value="0.0803549642466578" calcext:value-type="float">
            <text:p>0.0803549642</text:p>
          </table:table-cell>
          <table:table-cell office:value-type="float" office:value="0.0804920759394636" calcext:value-type="float">
            <text:p>0.0804920759</text:p>
          </table:table-cell>
          <table:table-cell office:value-type="float" office:value="0.0808888271639875" calcext:value-type="float">
            <text:p>0.0808888272</text:p>
          </table:table-cell>
          <table:table-cell office:value-type="float" office:value="0.0802942437863264" calcext:value-type="float">
            <text:p>0.0802942438</text:p>
          </table:table-cell>
          <table:table-cell office:value-type="float" office:value="0.0804236792470872" calcext:value-type="float">
            <text:p>0.0804236792</text:p>
          </table:table-cell>
          <table:table-cell office:value-type="float" office:value="0.0807363172479158" calcext:value-type="float">
            <text:p>0.0807363172</text:p>
          </table:table-cell>
          <table:table-cell office:value-type="float" office:value="0.0804053517043674" calcext:value-type="float">
            <text:p>0.080405351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60518902621396" calcext:value-type="float">
            <text:p>0.0760518903</text:p>
          </table:table-cell>
          <table:table-cell office:value-type="float" office:value="0.0758607816566025" calcext:value-type="float">
            <text:p>0.0758607817</text:p>
          </table:table-cell>
          <table:table-cell office:value-type="float" office:value="0.0760762710834003" calcext:value-type="float">
            <text:p>0.0760762711</text:p>
          </table:table-cell>
          <table:table-cell office:value-type="float" office:value="0.075650612259196" calcext:value-type="float">
            <text:p>0.0756506123</text:p>
          </table:table-cell>
          <table:table-cell office:value-type="float" office:value="0.0759316505969684" calcext:value-type="float">
            <text:p>0.0759316506</text:p>
          </table:table-cell>
          <table:table-cell office:value-type="float" office:value="0.0759315871349495" calcext:value-type="float">
            <text:p>0.0759315871</text:p>
          </table:table-cell>
          <table:table-cell office:value-type="float" office:value="0.0757174011834576" calcext:value-type="float">
            <text:p>0.0757174012</text:p>
          </table:table-cell>
          <table:table-cell office:value-type="float" office:value="0.0759810051894623" calcext:value-type="float">
            <text:p>0.0759810052</text:p>
          </table:table-cell>
          <table:table-cell office:value-type="float" office:value="0.0759509374272768" calcext:value-type="float">
            <text:p>0.0759509374</text:p>
          </table:table-cell>
          <table:table-cell office:value-type="float" office:value="0.0754119276783479" calcext:value-type="float">
            <text:p>0.0754119277</text:p>
          </table:table-cell>
          <table:table-cell office:value-type="float" office:value="0.0758090524685209" calcext:value-type="float">
            <text:p>0.0758090525</text:p>
          </table:table-cell>
          <table:table-cell office:value-type="float" office:value="0.0758746701329904" calcext:value-type="float">
            <text:p>0.0758746701</text:p>
          </table:table-cell>
          <table:table-cell office:value-type="float" office:value="0.0757768820507611" calcext:value-type="float">
            <text:p>0.0757768821</text:p>
          </table:table-cell>
          <table:table-cell office:value-type="float" office:value="0.0757859740646728" calcext:value-type="float">
            <text:p>0.0757859741</text:p>
          </table:table-cell>
          <table:table-cell office:value-type="float" office:value="0.0759512376672987" calcext:value-type="float">
            <text:p>0.0759512377</text:p>
          </table:table-cell>
          <table:table-cell office:value-type="float" office:value="0.0761123515107717" calcext:value-type="float">
            <text:p>0.0761123515</text:p>
          </table:table-cell>
          <table:table-cell office:value-type="float" office:value="0.0757737796013242" calcext:value-type="float">
            <text:p>0.0757737796</text:p>
          </table:table-cell>
          <table:table-cell office:value-type="float" office:value="0.0757649520654787" calcext:value-type="float">
            <text:p>0.0757649521</text:p>
          </table:table-cell>
          <table:table-cell office:value-type="float" office:value="0.0758255387029398" calcext:value-type="float">
            <text:p>0.0758255387</text:p>
          </table:table-cell>
          <table:table-cell office:value-type="float" office:value="0.0759322201706404" calcext:value-type="float">
            <text:p>0.0759322202</text:p>
          </table:table-cell>
          <table:table-cell office:value-type="float" office:value="0.0756762200286359" calcext:value-type="float">
            <text:p>0.0756762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711066896879225" calcext:value-type="float">
            <text:p>0.0711066897</text:p>
          </table:table-cell>
          <table:table-cell office:value-type="float" office:value="0.0712188947241626" calcext:value-type="float">
            <text:p>0.0712188947</text:p>
          </table:table-cell>
          <table:table-cell office:value-type="float" office:value="0.0709822153153141" calcext:value-type="float">
            <text:p>0.0709822153</text:p>
          </table:table-cell>
          <table:table-cell office:value-type="float" office:value="0.0710186805834424" calcext:value-type="float">
            <text:p>0.0710186806</text:p>
          </table:table-cell>
          <table:table-cell office:value-type="float" office:value="0.071272354942991" calcext:value-type="float">
            <text:p>0.0712723549</text:p>
          </table:table-cell>
          <table:table-cell office:value-type="float" office:value="0.0713221404058528" calcext:value-type="float">
            <text:p>0.0713221404</text:p>
          </table:table-cell>
          <table:table-cell office:value-type="float" office:value="0.0711275690015599" calcext:value-type="float">
            <text:p>0.071127569</text:p>
          </table:table-cell>
          <table:table-cell office:value-type="float" office:value="0.0713212969932391" calcext:value-type="float">
            <text:p>0.071321297</text:p>
          </table:table-cell>
          <table:table-cell office:value-type="float" office:value="0.0708078379478614" calcext:value-type="float">
            <text:p>0.0708078379</text:p>
          </table:table-cell>
          <table:table-cell office:value-type="float" office:value="0.0715396639780296" calcext:value-type="float">
            <text:p>0.071539664</text:p>
          </table:table-cell>
          <table:table-cell office:value-type="float" office:value="0.0709650366382732" calcext:value-type="float">
            <text:p>0.0709650366</text:p>
          </table:table-cell>
          <table:table-cell office:value-type="float" office:value="0.0710348512224405" calcext:value-type="float">
            <text:p>0.0710348512</text:p>
          </table:table-cell>
          <table:table-cell office:value-type="float" office:value="0.070997219586443" calcext:value-type="float">
            <text:p>0.0709972196</text:p>
          </table:table-cell>
          <table:table-cell office:value-type="float" office:value="0.0716301253441909" calcext:value-type="float">
            <text:p>0.0716301253</text:p>
          </table:table-cell>
          <table:table-cell office:value-type="float" office:value="0.0710781354518269" calcext:value-type="float">
            <text:p>0.0710781355</text:p>
          </table:table-cell>
          <table:table-cell office:value-type="float" office:value="0.0711381273734651" calcext:value-type="float">
            <text:p>0.0711381274</text:p>
          </table:table-cell>
          <table:table-cell office:value-type="float" office:value="0.0713871828945206" calcext:value-type="float">
            <text:p>0.0713871829</text:p>
          </table:table-cell>
          <table:table-cell office:value-type="float" office:value="0.0709790142097766" calcext:value-type="float">
            <text:p>0.0709790142</text:p>
          </table:table-cell>
          <table:table-cell office:value-type="float" office:value="0.0713436759552617" calcext:value-type="float">
            <text:p>0.071343676</text:p>
          </table:table-cell>
          <table:table-cell office:value-type="float" office:value="0.0708869925608316" calcext:value-type="float">
            <text:p>0.0708869926</text:p>
          </table:table-cell>
          <table:table-cell office:value-type="float" office:value="0.0710139765552663" calcext:value-type="float">
            <text:p>0.0710139766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67123501436852" calcext:value-type="float">
            <text:p>0.0671235014</text:p>
          </table:table-cell>
          <table:table-cell office:value-type="float" office:value="0.0667129613956402" calcext:value-type="float">
            <text:p>0.0667129614</text:p>
          </table:table-cell>
          <table:table-cell office:value-type="float" office:value="0.0672955785222567" calcext:value-type="float">
            <text:p>0.0672955785</text:p>
          </table:table-cell>
          <table:table-cell office:value-type="float" office:value="0.0663985334600171" calcext:value-type="float">
            <text:p>0.0663985335</text:p>
          </table:table-cell>
          <table:table-cell office:value-type="float" office:value="0.0666499981392879" calcext:value-type="float">
            <text:p>0.0666499981</text:p>
          </table:table-cell>
          <table:table-cell office:value-type="float" office:value="0.0670449097894541" calcext:value-type="float">
            <text:p>0.0670449098</text:p>
          </table:table-cell>
          <table:table-cell office:value-type="float" office:value="0.0670246026709089" calcext:value-type="float">
            <text:p>0.0670246027</text:p>
          </table:table-cell>
          <table:table-cell office:value-type="float" office:value="0.0673070406866125" calcext:value-type="float">
            <text:p>0.0673070407</text:p>
          </table:table-cell>
          <table:table-cell office:value-type="float" office:value="0.0668301412038173" calcext:value-type="float">
            <text:p>0.0668301412</text:p>
          </table:table-cell>
          <table:table-cell office:value-type="float" office:value="0.0667878045118077" calcext:value-type="float">
            <text:p>0.0667878045</text:p>
          </table:table-cell>
          <table:table-cell office:value-type="float" office:value="0.0667720207011101" calcext:value-type="float">
            <text:p>0.0667720207</text:p>
          </table:table-cell>
          <table:table-cell office:value-type="float" office:value="0.0671081417560408" calcext:value-type="float">
            <text:p>0.0671081418</text:p>
          </table:table-cell>
          <table:table-cell office:value-type="float" office:value="0.0669014924831558" calcext:value-type="float">
            <text:p>0.0669014925</text:p>
          </table:table-cell>
          <table:table-cell office:value-type="float" office:value="0.0662321125239351" calcext:value-type="float">
            <text:p>0.0662321125</text:p>
          </table:table-cell>
          <table:table-cell office:value-type="float" office:value="0.0667005900018772" calcext:value-type="float">
            <text:p>0.06670059</text:p>
          </table:table-cell>
          <table:table-cell office:value-type="float" office:value="0.0669901763230662" calcext:value-type="float">
            <text:p>0.0669901763</text:p>
          </table:table-cell>
          <table:table-cell office:value-type="float" office:value="0.0670916148740717" calcext:value-type="float">
            <text:p>0.0670916149</text:p>
          </table:table-cell>
          <table:table-cell office:value-type="float" office:value="0.0668484987615981" calcext:value-type="float">
            <text:p>0.0668484988</text:p>
          </table:table-cell>
          <table:table-cell office:value-type="float" office:value="0.0669681209178448" calcext:value-type="float">
            <text:p>0.0669681209</text:p>
          </table:table-cell>
          <table:table-cell office:value-type="float" office:value="0.0670486472289285" calcext:value-type="float">
            <text:p>0.0670486472</text:p>
          </table:table-cell>
          <table:table-cell office:value-type="float" office:value="0.0669928489506766" calcext:value-type="float">
            <text:p>0.06699284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621373651600709" calcext:value-type="float">
            <text:p>0.0621373652</text:p>
          </table:table-cell>
          <table:table-cell office:value-type="float" office:value="0.0628580013098685" calcext:value-type="float">
            <text:p>0.0628580013</text:p>
          </table:table-cell>
          <table:table-cell office:value-type="float" office:value="0.0629001357713812" calcext:value-type="float">
            <text:p>0.0629001358</text:p>
          </table:table-cell>
          <table:table-cell office:value-type="float" office:value="0.062351914037006" calcext:value-type="float">
            <text:p>0.062351914</text:p>
          </table:table-cell>
          <table:table-cell office:value-type="float" office:value="0.062752449247009" calcext:value-type="float">
            <text:p>0.0627524492</text:p>
          </table:table-cell>
          <table:table-cell office:value-type="float" office:value="0.0626555470346652" calcext:value-type="float">
            <text:p>0.062655547</text:p>
          </table:table-cell>
          <table:table-cell office:value-type="float" office:value="0.0631805222910884" calcext:value-type="float">
            <text:p>0.0631805223</text:p>
          </table:table-cell>
          <table:table-cell office:value-type="float" office:value="0.062641409453644" calcext:value-type="float">
            <text:p>0.0626414095</text:p>
          </table:table-cell>
          <table:table-cell office:value-type="float" office:value="0.0628271324998277" calcext:value-type="float">
            <text:p>0.0628271325</text:p>
          </table:table-cell>
          <table:table-cell office:value-type="float" office:value="0.0629109301377752" calcext:value-type="float">
            <text:p>0.0629109301</text:p>
          </table:table-cell>
          <table:table-cell office:value-type="float" office:value="0.0623447978071138" calcext:value-type="float">
            <text:p>0.0623447978</text:p>
          </table:table-cell>
          <table:table-cell office:value-type="float" office:value="0.0627476389009851" calcext:value-type="float">
            <text:p>0.0627476389</text:p>
          </table:table-cell>
          <table:table-cell office:value-type="float" office:value="0.0627987211575333" calcext:value-type="float">
            <text:p>0.0627987212</text:p>
          </table:table-cell>
          <table:table-cell office:value-type="float" office:value="0.0630162180441289" calcext:value-type="float">
            <text:p>0.063016218</text:p>
          </table:table-cell>
          <table:table-cell office:value-type="float" office:value="0.0624443710865045" calcext:value-type="float">
            <text:p>0.0624443711</text:p>
          </table:table-cell>
          <table:table-cell office:value-type="float" office:value="0.0619564534219123" calcext:value-type="float">
            <text:p>0.0619564534</text:p>
          </table:table-cell>
          <table:table-cell office:value-type="float" office:value="0.0625864538341497" calcext:value-type="float">
            <text:p>0.0625864538</text:p>
          </table:table-cell>
          <table:table-cell office:value-type="float" office:value="0.0622292485907413" calcext:value-type="float">
            <text:p>0.0622292486</text:p>
          </table:table-cell>
          <table:table-cell office:value-type="float" office:value="0.0629941540851423" calcext:value-type="float">
            <text:p>0.0629941541</text:p>
          </table:table-cell>
          <table:table-cell office:value-type="float" office:value="0.0628696990615448" calcext:value-type="float">
            <text:p>0.0628696991</text:p>
          </table:table-cell>
          <table:table-cell office:value-type="float" office:value="0.0625715586923964" calcext:value-type="float">
            <text:p>0.0625715587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597396673226553" calcext:value-type="float">
            <text:p>0.0597396673</text:p>
          </table:table-cell>
          <table:table-cell office:value-type="float" office:value="0.0587978911517199" calcext:value-type="float">
            <text:p>0.0587978912</text:p>
          </table:table-cell>
          <table:table-cell office:value-type="float" office:value="0.0591660797249058" calcext:value-type="float">
            <text:p>0.0591660797</text:p>
          </table:table-cell>
          <table:table-cell office:value-type="float" office:value="0.0590892436650517" calcext:value-type="float">
            <text:p>0.0590892437</text:p>
          </table:table-cell>
          <table:table-cell office:value-type="float" office:value="0.059567743697356" calcext:value-type="float">
            <text:p>0.0595677437</text:p>
          </table:table-cell>
          <table:table-cell office:value-type="float" office:value="0.0591830214785919" calcext:value-type="float">
            <text:p>0.0591830215</text:p>
          </table:table-cell>
          <table:table-cell office:value-type="float" office:value="0.0591129271721906" calcext:value-type="float">
            <text:p>0.0591129272</text:p>
          </table:table-cell>
          <table:table-cell office:value-type="float" office:value="0.0587591038188682" calcext:value-type="float">
            <text:p>0.0587591038</text:p>
          </table:table-cell>
          <table:table-cell office:value-type="float" office:value="0.0584828525886134" calcext:value-type="float">
            <text:p>0.0584828526</text:p>
          </table:table-cell>
          <table:table-cell office:value-type="float" office:value="0.0586000893752547" calcext:value-type="float">
            <text:p>0.0586000894</text:p>
          </table:table-cell>
          <table:table-cell office:value-type="float" office:value="0.0578852447490756" calcext:value-type="float">
            <text:p>0.0578852447</text:p>
          </table:table-cell>
          <table:table-cell office:value-type="float" office:value="0.0591961822848471" calcext:value-type="float">
            <text:p>0.0591961823</text:p>
          </table:table-cell>
          <table:table-cell office:value-type="float" office:value="0.0587568105735212" calcext:value-type="float">
            <text:p>0.0587568106</text:p>
          </table:table-cell>
          <table:table-cell office:value-type="float" office:value="0.0590734687739776" calcext:value-type="float">
            <text:p>0.0590734688</text:p>
          </table:table-cell>
          <table:table-cell office:value-type="float" office:value="0.0585227652283038" calcext:value-type="float">
            <text:p>0.0585227652</text:p>
          </table:table-cell>
          <table:table-cell office:value-type="float" office:value="0.0586712093250177" calcext:value-type="float">
            <text:p>0.0586712093</text:p>
          </table:table-cell>
          <table:table-cell office:value-type="float" office:value="0.0587312454846958" calcext:value-type="float">
            <text:p>0.0587312455</text:p>
          </table:table-cell>
          <table:table-cell office:value-type="float" office:value="0.0594856796367405" calcext:value-type="float">
            <text:p>0.0594856796</text:p>
          </table:table-cell>
          <table:table-cell office:value-type="float" office:value="0.0587437098936317" calcext:value-type="float">
            <text:p>0.0587437099</text:p>
          </table:table-cell>
          <table:table-cell office:value-type="float" office:value="0.0589758682337821" calcext:value-type="float">
            <text:p>0.0589758682</text:p>
          </table:table-cell>
          <table:table-cell office:value-type="float" office:value="0.0584978875101316" calcext:value-type="float">
            <text:p>0.058497887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551444962754507" calcext:value-type="float">
            <text:p>0.0551444963</text:p>
          </table:table-cell>
          <table:table-cell office:value-type="float" office:value="0.056277378843718" calcext:value-type="float">
            <text:p>0.0562773788</text:p>
          </table:table-cell>
          <table:table-cell office:value-type="float" office:value="0.055285911632668" calcext:value-type="float">
            <text:p>0.0552859116</text:p>
          </table:table-cell>
          <table:table-cell office:value-type="float" office:value="0.0560566087238615" calcext:value-type="float">
            <text:p>0.0560566087</text:p>
          </table:table-cell>
          <table:table-cell office:value-type="float" office:value="0.0562310447866763" calcext:value-type="float">
            <text:p>0.0562310448</text:p>
          </table:table-cell>
          <table:table-cell office:value-type="float" office:value="0.0551726695516939" calcext:value-type="float">
            <text:p>0.0551726696</text:p>
          </table:table-cell>
          <table:table-cell office:value-type="float" office:value="0.0555823789576594" calcext:value-type="float">
            <text:p>0.055582379</text:p>
          </table:table-cell>
          <table:table-cell office:value-type="float" office:value="0.0553491103165407" calcext:value-type="float">
            <text:p>0.0553491103</text:p>
          </table:table-cell>
          <table:table-cell office:value-type="float" office:value="0.0554036875035305" calcext:value-type="float">
            <text:p>0.0554036875</text:p>
          </table:table-cell>
          <table:table-cell office:value-type="float" office:value="0.0560251778067014" calcext:value-type="float">
            <text:p>0.0560251778</text:p>
          </table:table-cell>
          <table:table-cell office:value-type="float" office:value="0.0545511058672559" calcext:value-type="float">
            <text:p>0.0545511059</text:p>
          </table:table-cell>
          <table:table-cell office:value-type="float" office:value="0.0560064469956844" calcext:value-type="float">
            <text:p>0.056006447</text:p>
          </table:table-cell>
          <table:table-cell office:value-type="float" office:value="0.0554391565999014" calcext:value-type="float">
            <text:p>0.0554391566</text:p>
          </table:table-cell>
          <table:table-cell office:value-type="float" office:value="0.0554552640572951" calcext:value-type="float">
            <text:p>0.0554552641</text:p>
          </table:table-cell>
          <table:table-cell office:value-type="float" office:value="0.0557907300872094" calcext:value-type="float">
            <text:p>0.0557907301</text:p>
          </table:table-cell>
          <table:table-cell office:value-type="float" office:value="0.0557005891221251" calcext:value-type="float">
            <text:p>0.0557005891</text:p>
          </table:table-cell>
          <table:table-cell office:value-type="float" office:value="0.0564138330287577" calcext:value-type="float">
            <text:p>0.056413833</text:p>
          </table:table-cell>
          <table:table-cell office:value-type="float" office:value="0.055278148363306" calcext:value-type="float">
            <text:p>0.0552781484</text:p>
          </table:table-cell>
          <table:table-cell office:value-type="float" office:value="0.0553699866367493" calcext:value-type="float">
            <text:p>0.0553699866</text:p>
          </table:table-cell>
          <table:table-cell office:value-type="float" office:value="0.0553452649405553" calcext:value-type="float">
            <text:p>0.0553452649</text:p>
          </table:table-cell>
          <table:table-cell office:value-type="float" office:value="0.055036237956727" calcext:value-type="float">
            <text:p>0.05503623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545628164598659" calcext:value-type="float">
            <text:p>0.0545628165</text:p>
          </table:table-cell>
          <table:table-cell office:value-type="float" office:value="0.0529563964131731" calcext:value-type="float">
            <text:p>0.0529563964</text:p>
          </table:table-cell>
          <table:table-cell office:value-type="float" office:value="0.0534851227655922" calcext:value-type="float">
            <text:p>0.0534851228</text:p>
          </table:table-cell>
          <table:table-cell office:value-type="float" office:value="0.0533495984807786" calcext:value-type="float">
            <text:p>0.0533495985</text:p>
          </table:table-cell>
          <table:table-cell office:value-type="float" office:value="0.0528116761828575" calcext:value-type="float">
            <text:p>0.0528116762</text:p>
          </table:table-cell>
          <table:table-cell office:value-type="float" office:value="0.053012204161507" calcext:value-type="float">
            <text:p>0.0530122042</text:p>
          </table:table-cell>
          <table:table-cell office:value-type="float" office:value="0.0534588191184557" calcext:value-type="float">
            <text:p>0.0534588191</text:p>
          </table:table-cell>
          <table:table-cell office:value-type="float" office:value="0.0535799610935921" calcext:value-type="float">
            <text:p>0.0535799611</text:p>
          </table:table-cell>
          <table:table-cell office:value-type="float" office:value="0.053584429841009" calcext:value-type="float">
            <text:p>0.0535844298</text:p>
          </table:table-cell>
          <table:table-cell office:value-type="float" office:value="0.0528335630833191" calcext:value-type="float">
            <text:p>0.0528335631</text:p>
          </table:table-cell>
          <table:table-cell office:value-type="float" office:value="0.0540200255591437" calcext:value-type="float">
            <text:p>0.0540200256</text:p>
          </table:table-cell>
          <table:table-cell office:value-type="float" office:value="0.0535424832176468" calcext:value-type="float">
            <text:p>0.0535424832</text:p>
          </table:table-cell>
          <table:table-cell office:value-type="float" office:value="0.0533907109305861" calcext:value-type="float">
            <text:p>0.0533907109</text:p>
          </table:table-cell>
          <table:table-cell office:value-type="float" office:value="0.0532809344092762" calcext:value-type="float">
            <text:p>0.0532809344</text:p>
          </table:table-cell>
          <table:table-cell office:value-type="float" office:value="0.0531105886009424" calcext:value-type="float">
            <text:p>0.0531105886</text:p>
          </table:table-cell>
          <table:table-cell office:value-type="float" office:value="0.0531237417307206" calcext:value-type="float">
            <text:p>0.0531237417</text:p>
          </table:table-cell>
          <table:table-cell office:value-type="float" office:value="0.053560793262933" calcext:value-type="float">
            <text:p>0.0535607933</text:p>
          </table:table-cell>
          <table:table-cell office:value-type="float" office:value="0.0534137670813952" calcext:value-type="float">
            <text:p>0.0534137671</text:p>
          </table:table-cell>
          <table:table-cell office:value-type="float" office:value="0.0532420060342551" calcext:value-type="float">
            <text:p>0.053242006</text:p>
          </table:table-cell>
          <table:table-cell office:value-type="float" office:value="0.0530619237615974" calcext:value-type="float">
            <text:p>0.0530619238</text:p>
          </table:table-cell>
          <table:table-cell office:value-type="float" office:value="0.053974019119911" calcext:value-type="float">
            <text:p>0.053974019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27025476011845" calcext:value-type="float">
            <text:p>0.0527025476</text:p>
          </table:table-cell>
          <table:table-cell office:value-type="float" office:value="0.0524495032011439" calcext:value-type="float">
            <text:p>0.0524495032</text:p>
          </table:table-cell>
          <table:table-cell office:value-type="float" office:value="0.0520113611837262" calcext:value-type="float">
            <text:p>0.0520113612</text:p>
          </table:table-cell>
          <table:table-cell office:value-type="float" office:value="0.0531833983863016" calcext:value-type="float">
            <text:p>0.0531833984</text:p>
          </table:table-cell>
          <table:table-cell office:value-type="float" office:value="0.0525043546923498" calcext:value-type="float">
            <text:p>0.0525043547</text:p>
          </table:table-cell>
          <table:table-cell office:value-type="float" office:value="0.0532723599265856" calcext:value-type="float">
            <text:p>0.0532723599</text:p>
          </table:table-cell>
          <table:table-cell office:value-type="float" office:value="0.0533662595054568" calcext:value-type="float">
            <text:p>0.0533662595</text:p>
          </table:table-cell>
          <table:table-cell office:value-type="float" office:value="0.0525270559950303" calcext:value-type="float">
            <text:p>0.052527056</text:p>
          </table:table-cell>
          <table:table-cell office:value-type="float" office:value="0.052269939835896" calcext:value-type="float">
            <text:p>0.0522699398</text:p>
          </table:table-cell>
          <table:table-cell office:value-type="float" office:value="0.0523478191773482" calcext:value-type="float">
            <text:p>0.0523478192</text:p>
          </table:table-cell>
          <table:table-cell office:value-type="float" office:value="0.0524034951698004" calcext:value-type="float">
            <text:p>0.0524034952</text:p>
          </table:table-cell>
          <table:table-cell office:value-type="float" office:value="0.0523108142259597" calcext:value-type="float">
            <text:p>0.0523108142</text:p>
          </table:table-cell>
          <table:table-cell office:value-type="float" office:value="0.0523405147658956" calcext:value-type="float">
            <text:p>0.0523405148</text:p>
          </table:table-cell>
          <table:table-cell office:value-type="float" office:value="0.0522009222741266" calcext:value-type="float">
            <text:p>0.0522009223</text:p>
          </table:table-cell>
          <table:table-cell office:value-type="float" office:value="0.0521566308825446" calcext:value-type="float">
            <text:p>0.0521566309</text:p>
          </table:table-cell>
          <table:table-cell office:value-type="float" office:value="0.0528133632666846" calcext:value-type="float">
            <text:p>0.0528133633</text:p>
          </table:table-cell>
          <table:table-cell office:value-type="float" office:value="0.0523046649656818" calcext:value-type="float">
            <text:p>0.052304665</text:p>
          </table:table-cell>
          <table:table-cell office:value-type="float" office:value="0.0527498406513994" calcext:value-type="float">
            <text:p>0.0527498407</text:p>
          </table:table-cell>
          <table:table-cell office:value-type="float" office:value="0.0528827659229363" calcext:value-type="float">
            <text:p>0.0528827659</text:p>
          </table:table-cell>
          <table:table-cell office:value-type="float" office:value="0.0526402416363756" calcext:value-type="float">
            <text:p>0.0526402416</text:p>
          </table:table-cell>
          <table:table-cell office:value-type="float" office:value="0.0528870019292711" calcext:value-type="float">
            <text:p>0.0528870019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531600893807666" calcext:value-type="float">
            <text:p>0.0531600894</text:p>
          </table:table-cell>
          <table:table-cell office:value-type="float" office:value="0.0522641898982299" calcext:value-type="float">
            <text:p>0.0522641899</text:p>
          </table:table-cell>
          <table:table-cell office:value-type="float" office:value="0.0533862897717839" calcext:value-type="float">
            <text:p>0.0533862898</text:p>
          </table:table-cell>
          <table:table-cell office:value-type="float" office:value="0.0529983264416431" calcext:value-type="float">
            <text:p>0.0529983264</text:p>
          </table:table-cell>
          <table:table-cell office:value-type="float" office:value="0.0531429573939403" calcext:value-type="float">
            <text:p>0.0531429574</text:p>
          </table:table-cell>
          <table:table-cell office:value-type="float" office:value="0.052706148323283" calcext:value-type="float">
            <text:p>0.0527061483</text:p>
          </table:table-cell>
          <table:table-cell office:value-type="float" office:value="0.0529015336663291" calcext:value-type="float">
            <text:p>0.0529015337</text:p>
          </table:table-cell>
          <table:table-cell office:value-type="float" office:value="0.052697140085695" calcext:value-type="float">
            <text:p>0.0526971401</text:p>
          </table:table-cell>
          <table:table-cell office:value-type="float" office:value="0.0531577458891181" calcext:value-type="float">
            <text:p>0.0531577459</text:p>
          </table:table-cell>
          <table:table-cell office:value-type="float" office:value="0.05344545166703" calcext:value-type="float">
            <text:p>0.0534454517</text:p>
          </table:table-cell>
          <table:table-cell office:value-type="float" office:value="0.0533379143038426" calcext:value-type="float">
            <text:p>0.0533379143</text:p>
          </table:table-cell>
          <table:table-cell office:value-type="float" office:value="0.0527618853911756" calcext:value-type="float">
            <text:p>0.0527618854</text:p>
          </table:table-cell>
          <table:table-cell office:value-type="float" office:value="0.0527423204439502" calcext:value-type="float">
            <text:p>0.0527423204</text:p>
          </table:table-cell>
          <table:table-cell office:value-type="float" office:value="0.0533009279527146" calcext:value-type="float">
            <text:p>0.053300928</text:p>
          </table:table-cell>
          <table:table-cell office:value-type="float" office:value="0.05319994359913" calcext:value-type="float">
            <text:p>0.0531999436</text:p>
          </table:table-cell>
          <table:table-cell office:value-type="float" office:value="0.0532680954396905" calcext:value-type="float">
            <text:p>0.0532680954</text:p>
          </table:table-cell>
          <table:table-cell office:value-type="float" office:value="0.0531977254359416" calcext:value-type="float">
            <text:p>0.0531977254</text:p>
          </table:table-cell>
          <table:table-cell office:value-type="float" office:value="0.053147455248292" calcext:value-type="float">
            <text:p>0.0531474552</text:p>
          </table:table-cell>
          <table:table-cell office:value-type="float" office:value="0.0525262522094588" calcext:value-type="float">
            <text:p>0.0525262522</text:p>
          </table:table-cell>
          <table:table-cell office:value-type="float" office:value="0.0524194775519379" calcext:value-type="float">
            <text:p>0.0524194776</text:p>
          </table:table-cell>
          <table:table-cell office:value-type="float" office:value="0.0533351570073001" calcext:value-type="float">
            <text:p>0.05333515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534024715935986" calcext:value-type="float">
            <text:p>0.0534024716</text:p>
          </table:table-cell>
          <table:table-cell office:value-type="float" office:value="0.0529901200096349" calcext:value-type="float">
            <text:p>0.05299012</text:p>
          </table:table-cell>
          <table:table-cell office:value-type="float" office:value="0.0528696160441913" calcext:value-type="float">
            <text:p>0.052869616</text:p>
          </table:table-cell>
          <table:table-cell office:value-type="float" office:value="0.0522744991655331" calcext:value-type="float">
            <text:p>0.0522744992</text:p>
          </table:table-cell>
          <table:table-cell office:value-type="float" office:value="0.0530606852253313" calcext:value-type="float">
            <text:p>0.0530606852</text:p>
          </table:table-cell>
          <table:table-cell office:value-type="float" office:value="0.0533872990100216" calcext:value-type="float">
            <text:p>0.053387299</text:p>
          </table:table-cell>
          <table:table-cell office:value-type="float" office:value="0.0531420920099817" calcext:value-type="float">
            <text:p>0.053142092</text:p>
          </table:table-cell>
          <table:table-cell office:value-type="float" office:value="0.0525595501820812" calcext:value-type="float">
            <text:p>0.0525595502</text:p>
          </table:table-cell>
          <table:table-cell office:value-type="float" office:value="0.0531110392090116" calcext:value-type="float">
            <text:p>0.0531110392</text:p>
          </table:table-cell>
          <table:table-cell office:value-type="float" office:value="0.0531878724373328" calcext:value-type="float">
            <text:p>0.0531878724</text:p>
          </table:table-cell>
          <table:table-cell office:value-type="float" office:value="0.0527772647756612" calcext:value-type="float">
            <text:p>0.0527772648</text:p>
          </table:table-cell>
          <table:table-cell office:value-type="float" office:value="0.0531943396750583" calcext:value-type="float">
            <text:p>0.0531943397</text:p>
          </table:table-cell>
          <table:table-cell office:value-type="float" office:value="0.0531486566236833" calcext:value-type="float">
            <text:p>0.0531486566</text:p>
          </table:table-cell>
          <table:table-cell office:value-type="float" office:value="0.0527212124626366" calcext:value-type="float">
            <text:p>0.0527212125</text:p>
          </table:table-cell>
          <table:table-cell office:value-type="float" office:value="0.0527726580779336" calcext:value-type="float">
            <text:p>0.0527726581</text:p>
          </table:table-cell>
          <table:table-cell office:value-type="float" office:value="0.0530490609003169" calcext:value-type="float">
            <text:p>0.0530490609</text:p>
          </table:table-cell>
          <table:table-cell office:value-type="float" office:value="0.0533742075845727" calcext:value-type="float">
            <text:p>0.0533742076</text:p>
          </table:table-cell>
          <table:table-cell office:value-type="float" office:value="0.0531711908127027" calcext:value-type="float">
            <text:p>0.0531711908</text:p>
          </table:table-cell>
          <table:table-cell office:value-type="float" office:value="0.0528888734294778" calcext:value-type="float">
            <text:p>0.0528888734</text:p>
          </table:table-cell>
          <table:table-cell office:value-type="float" office:value="0.0531662240552825" calcext:value-type="float">
            <text:p>0.0531662241</text:p>
          </table:table-cell>
          <table:table-cell office:value-type="float" office:value="0.0533991187816572" calcext:value-type="float">
            <text:p>0.053399118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29515065088076" calcext:value-type="float">
            <text:p>0.0529515065</text:p>
          </table:table-cell>
          <table:table-cell office:value-type="float" office:value="0.0526960682037553" calcext:value-type="float">
            <text:p>0.0526960682</text:p>
          </table:table-cell>
          <table:table-cell office:value-type="float" office:value="0.0529973934604029" calcext:value-type="float">
            <text:p>0.0529973935</text:p>
          </table:table-cell>
          <table:table-cell office:value-type="float" office:value="0.0529115914295079" calcext:value-type="float">
            <text:p>0.0529115914</text:p>
          </table:table-cell>
          <table:table-cell office:value-type="float" office:value="0.052924601087229" calcext:value-type="float">
            <text:p>0.0529246011</text:p>
          </table:table-cell>
          <table:table-cell office:value-type="float" office:value="0.0533487213717156" calcext:value-type="float">
            <text:p>0.0533487214</text:p>
          </table:table-cell>
          <table:table-cell office:value-type="float" office:value="0.0531138787894451" calcext:value-type="float">
            <text:p>0.0531138788</text:p>
          </table:table-cell>
          <table:table-cell office:value-type="float" office:value="0.0537054709174655" calcext:value-type="float">
            <text:p>0.0537054709</text:p>
          </table:table-cell>
          <table:table-cell office:value-type="float" office:value="0.0534174590145689" calcext:value-type="float">
            <text:p>0.053417459</text:p>
          </table:table-cell>
          <table:table-cell office:value-type="float" office:value="0.0532771719755022" calcext:value-type="float">
            <text:p>0.053277172</text:p>
          </table:table-cell>
          <table:table-cell office:value-type="float" office:value="0.0526963910754808" calcext:value-type="float">
            <text:p>0.0526963911</text:p>
          </table:table-cell>
          <table:table-cell office:value-type="float" office:value="0.0526528804427898" calcext:value-type="float">
            <text:p>0.0526528804</text:p>
          </table:table-cell>
          <table:table-cell office:value-type="float" office:value="0.0533903062321878" calcext:value-type="float">
            <text:p>0.0533903062</text:p>
          </table:table-cell>
          <table:table-cell office:value-type="float" office:value="0.0534461485652532" calcext:value-type="float">
            <text:p>0.0534461486</text:p>
          </table:table-cell>
          <table:table-cell office:value-type="float" office:value="0.0527222698041626" calcext:value-type="float">
            <text:p>0.0527222698</text:p>
          </table:table-cell>
          <table:table-cell office:value-type="float" office:value="0.0531467551054687" calcext:value-type="float">
            <text:p>0.0531467551</text:p>
          </table:table-cell>
          <table:table-cell office:value-type="float" office:value="0.0528542544600497" calcext:value-type="float">
            <text:p>0.0528542545</text:p>
          </table:table-cell>
          <table:table-cell office:value-type="float" office:value="0.0528333867626971" calcext:value-type="float">
            <text:p>0.0528333868</text:p>
          </table:table-cell>
          <table:table-cell office:value-type="float" office:value="0.0528075023227842" calcext:value-type="float">
            <text:p>0.0528075023</text:p>
          </table:table-cell>
          <table:table-cell office:value-type="float" office:value="0.0534970373863108" calcext:value-type="float">
            <text:p>0.0534970374</text:p>
          </table:table-cell>
          <table:table-cell office:value-type="float" office:value="0.053135264051291" calcext:value-type="float">
            <text:p>0.053135264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525049170712706" calcext:value-type="float">
            <text:p>0.0525049171</text:p>
          </table:table-cell>
          <table:table-cell office:value-type="float" office:value="0.0529644806748085" calcext:value-type="float">
            <text:p>0.0529644807</text:p>
          </table:table-cell>
          <table:table-cell office:value-type="float" office:value="0.0527644861706053" calcext:value-type="float">
            <text:p>0.0527644862</text:p>
          </table:table-cell>
          <table:table-cell office:value-type="float" office:value="0.0530234400723527" calcext:value-type="float">
            <text:p>0.0530234401</text:p>
          </table:table-cell>
          <table:table-cell office:value-type="float" office:value="0.0529009352646915" calcext:value-type="float">
            <text:p>0.0529009353</text:p>
          </table:table-cell>
          <table:table-cell office:value-type="float" office:value="0.0531069842517664" calcext:value-type="float">
            <text:p>0.0531069843</text:p>
          </table:table-cell>
          <table:table-cell office:value-type="float" office:value="0.0524780465135423" calcext:value-type="float">
            <text:p>0.0524780465</text:p>
          </table:table-cell>
          <table:table-cell office:value-type="float" office:value="0.0527893895838637" calcext:value-type="float">
            <text:p>0.0527893896</text:p>
          </table:table-cell>
          <table:table-cell office:value-type="float" office:value="0.0533014912871746" calcext:value-type="float">
            <text:p>0.0533014913</text:p>
          </table:table-cell>
          <table:table-cell office:value-type="float" office:value="0.0529677340322726" calcext:value-type="float">
            <text:p>0.052967734</text:p>
          </table:table-cell>
          <table:table-cell office:value-type="float" office:value="0.0528447839463761" calcext:value-type="float">
            <text:p>0.0528447839</text:p>
          </table:table-cell>
          <table:table-cell office:value-type="float" office:value="0.0527116126606122" calcext:value-type="float">
            <text:p>0.0527116127</text:p>
          </table:table-cell>
          <table:table-cell office:value-type="float" office:value="0.0531697867944124" calcext:value-type="float">
            <text:p>0.0531697868</text:p>
          </table:table-cell>
          <table:table-cell office:value-type="float" office:value="0.0532591156598976" calcext:value-type="float">
            <text:p>0.0532591157</text:p>
          </table:table-cell>
          <table:table-cell office:value-type="float" office:value="0.0528536395211927" calcext:value-type="float">
            <text:p>0.0528536395</text:p>
          </table:table-cell>
          <table:table-cell office:value-type="float" office:value="0.0533390053190979" calcext:value-type="float">
            <text:p>0.0533390053</text:p>
          </table:table-cell>
          <table:table-cell office:value-type="float" office:value="0.0528925594369855" calcext:value-type="float">
            <text:p>0.0528925594</text:p>
          </table:table-cell>
          <table:table-cell office:value-type="float" office:value="0.0524777431709667" calcext:value-type="float">
            <text:p>0.0524777432</text:p>
          </table:table-cell>
          <table:table-cell office:value-type="float" office:value="0.0531923071339358" calcext:value-type="float">
            <text:p>0.0531923071</text:p>
          </table:table-cell>
          <table:table-cell office:value-type="float" office:value="0.0526985566938231" calcext:value-type="float">
            <text:p>0.0526985567</text:p>
          </table:table-cell>
          <table:table-cell office:value-type="float" office:value="0.0524298670970583" calcext:value-type="float">
            <text:p>0.052429867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30694654947836" calcext:value-type="float">
            <text:p>0.0530694655</text:p>
          </table:table-cell>
          <table:table-cell office:value-type="float" office:value="0.052859180911817" calcext:value-type="float">
            <text:p>0.0528591809</text:p>
          </table:table-cell>
          <table:table-cell office:value-type="float" office:value="0.053210132270672" calcext:value-type="float">
            <text:p>0.0532101323</text:p>
          </table:table-cell>
          <table:table-cell office:value-type="float" office:value="0.0536026991916426" calcext:value-type="float">
            <text:p>0.0536026992</text:p>
          </table:table-cell>
          <table:table-cell office:value-type="float" office:value="0.0529139332644428" calcext:value-type="float">
            <text:p>0.0529139333</text:p>
          </table:table-cell>
          <table:table-cell office:value-type="float" office:value="0.052814112309145" calcext:value-type="float">
            <text:p>0.0528141123</text:p>
          </table:table-cell>
          <table:table-cell office:value-type="float" office:value="0.053255465613468" calcext:value-type="float">
            <text:p>0.0532554656</text:p>
          </table:table-cell>
          <table:table-cell office:value-type="float" office:value="0.052997449387776" calcext:value-type="float">
            <text:p>0.0529974494</text:p>
          </table:table-cell>
          <table:table-cell office:value-type="float" office:value="0.0533849783261149" calcext:value-type="float">
            <text:p>0.0533849783</text:p>
          </table:table-cell>
          <table:table-cell office:value-type="float" office:value="0.0530026594159508" calcext:value-type="float">
            <text:p>0.0530026594</text:p>
          </table:table-cell>
          <table:table-cell office:value-type="float" office:value="0.0530384064713244" calcext:value-type="float">
            <text:p>0.0530384065</text:p>
          </table:table-cell>
          <table:table-cell office:value-type="float" office:value="0.0530599573360832" calcext:value-type="float">
            <text:p>0.0530599573</text:p>
          </table:table-cell>
          <table:table-cell office:value-type="float" office:value="0.0532837691489022" calcext:value-type="float">
            <text:p>0.0532837691</text:p>
          </table:table-cell>
          <table:table-cell office:value-type="float" office:value="0.0530670778578272" calcext:value-type="float">
            <text:p>0.0530670779</text:p>
          </table:table-cell>
          <table:table-cell office:value-type="float" office:value="0.0531258259360488" calcext:value-type="float">
            <text:p>0.0531258259</text:p>
          </table:table-cell>
          <table:table-cell office:value-type="float" office:value="0.0534714757099357" calcext:value-type="float">
            <text:p>0.0534714757</text:p>
          </table:table-cell>
          <table:table-cell office:value-type="float" office:value="0.053127029211542" calcext:value-type="float">
            <text:p>0.0531270292</text:p>
          </table:table-cell>
          <table:table-cell office:value-type="float" office:value="0.0528559680404631" calcext:value-type="float">
            <text:p>0.052855968</text:p>
          </table:table-cell>
          <table:table-cell office:value-type="float" office:value="0.0530732065958937" calcext:value-type="float">
            <text:p>0.0530732066</text:p>
          </table:table-cell>
          <table:table-cell office:value-type="float" office:value="0.0530128364940165" calcext:value-type="float">
            <text:p>0.0530128365</text:p>
          </table:table-cell>
          <table:table-cell office:value-type="float" office:value="0.0525941376421231" calcext:value-type="float">
            <text:p>0.05259413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533079574150749" calcext:value-type="float">
            <text:p>0.0533079574</text:p>
          </table:table-cell>
          <table:table-cell office:value-type="float" office:value="0.0531113771476628" calcext:value-type="float">
            <text:p>0.0531113771</text:p>
          </table:table-cell>
          <table:table-cell office:value-type="float" office:value="0.0528470066536819" calcext:value-type="float">
            <text:p>0.0528470067</text:p>
          </table:table-cell>
          <table:table-cell office:value-type="float" office:value="0.0527434119478278" calcext:value-type="float">
            <text:p>0.0527434119</text:p>
          </table:table-cell>
          <table:table-cell office:value-type="float" office:value="0.0528316031118565" calcext:value-type="float">
            <text:p>0.0528316031</text:p>
          </table:table-cell>
          <table:table-cell office:value-type="float" office:value="0.0532500860562198" calcext:value-type="float">
            <text:p>0.0532500861</text:p>
          </table:table-cell>
          <table:table-cell office:value-type="float" office:value="0.0530325711132189" calcext:value-type="float">
            <text:p>0.0530325711</text:p>
          </table:table-cell>
          <table:table-cell office:value-type="float" office:value="0.0532308466302241" calcext:value-type="float">
            <text:p>0.0532308466</text:p>
          </table:table-cell>
          <table:table-cell office:value-type="float" office:value="0.0530084625531462" calcext:value-type="float">
            <text:p>0.0530084626</text:p>
          </table:table-cell>
          <table:table-cell office:value-type="float" office:value="0.053559641251143" calcext:value-type="float">
            <text:p>0.0535596413</text:p>
          </table:table-cell>
          <table:table-cell office:value-type="float" office:value="0.0527396639372533" calcext:value-type="float">
            <text:p>0.0527396639</text:p>
          </table:table-cell>
          <table:table-cell office:value-type="float" office:value="0.0531087143423547" calcext:value-type="float">
            <text:p>0.0531087143</text:p>
          </table:table-cell>
          <table:table-cell office:value-type="float" office:value="0.0531769995195482" calcext:value-type="float">
            <text:p>0.0531769995</text:p>
          </table:table-cell>
          <table:table-cell office:value-type="float" office:value="0.0535447352929971" calcext:value-type="float">
            <text:p>0.0535447353</text:p>
          </table:table-cell>
          <table:table-cell office:value-type="float" office:value="0.0528525106363714" calcext:value-type="float">
            <text:p>0.0528525106</text:p>
          </table:table-cell>
          <table:table-cell office:value-type="float" office:value="0.0520493879557084" calcext:value-type="float">
            <text:p>0.052049388</text:p>
          </table:table-cell>
          <table:table-cell office:value-type="float" office:value="0.0529871404669296" calcext:value-type="float">
            <text:p>0.0529871405</text:p>
          </table:table-cell>
          <table:table-cell office:value-type="float" office:value="0.0531409586757966" calcext:value-type="float">
            <text:p>0.0531409587</text:p>
          </table:table-cell>
          <table:table-cell office:value-type="float" office:value="0.0528401424284617" calcext:value-type="float">
            <text:p>0.0528401424</text:p>
          </table:table-cell>
          <table:table-cell office:value-type="float" office:value="0.0529403888386308" calcext:value-type="float">
            <text:p>0.0529403888</text:p>
          </table:table-cell>
          <table:table-cell office:value-type="float" office:value="0.0531807710589509" calcext:value-type="float">
            <text:p>0.05318077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529648680075636" calcext:value-type="float">
            <text:p>0.052964868</text:p>
          </table:table-cell>
          <table:table-cell office:value-type="float" office:value="0.0530197127467097" calcext:value-type="float">
            <text:p>0.0530197127</text:p>
          </table:table-cell>
          <table:table-cell office:value-type="float" office:value="0.0529662431749425" calcext:value-type="float">
            <text:p>0.0529662432</text:p>
          </table:table-cell>
          <table:table-cell office:value-type="float" office:value="0.0531697437735" calcext:value-type="float">
            <text:p>0.0531697438</text:p>
          </table:table-cell>
          <table:table-cell office:value-type="float" office:value="0.0531703412798402" calcext:value-type="float">
            <text:p>0.0531703413</text:p>
          </table:table-cell>
          <table:table-cell office:value-type="float" office:value="0.0533412506721565" calcext:value-type="float">
            <text:p>0.0533412507</text:p>
          </table:table-cell>
          <table:table-cell office:value-type="float" office:value="0.0526955448501998" calcext:value-type="float">
            <text:p>0.0526955449</text:p>
          </table:table-cell>
          <table:table-cell office:value-type="float" office:value="0.0532290558821539" calcext:value-type="float">
            <text:p>0.0532290559</text:p>
          </table:table-cell>
          <table:table-cell office:value-type="float" office:value="0.0533182165285151" calcext:value-type="float">
            <text:p>0.0533182165</text:p>
          </table:table-cell>
          <table:table-cell office:value-type="float" office:value="0.0533133299411199" calcext:value-type="float">
            <text:p>0.0533133299</text:p>
          </table:table-cell>
          <table:table-cell office:value-type="float" office:value="0.0532500549510651" calcext:value-type="float">
            <text:p>0.053250055</text:p>
          </table:table-cell>
          <table:table-cell office:value-type="float" office:value="0.0528551564303066" calcext:value-type="float">
            <text:p>0.0528551564</text:p>
          </table:table-cell>
          <table:table-cell office:value-type="float" office:value="0.053078510876922" calcext:value-type="float">
            <text:p>0.0530785109</text:p>
          </table:table-cell>
          <table:table-cell office:value-type="float" office:value="0.0528131485518839" calcext:value-type="float">
            <text:p>0.0528131486</text:p>
          </table:table-cell>
          <table:table-cell office:value-type="float" office:value="0.0528227372111248" calcext:value-type="float">
            <text:p>0.0528227372</text:p>
          </table:table-cell>
          <table:table-cell office:value-type="float" office:value="0.0527707320010911" calcext:value-type="float">
            <text:p>0.052770732</text:p>
          </table:table-cell>
          <table:table-cell office:value-type="float" office:value="0.0528465660393582" calcext:value-type="float">
            <text:p>0.052846566</text:p>
          </table:table-cell>
          <table:table-cell office:value-type="float" office:value="0.0531443941547902" calcext:value-type="float">
            <text:p>0.0531443942</text:p>
          </table:table-cell>
          <table:table-cell office:value-type="float" office:value="0.0534733675964339" calcext:value-type="float">
            <text:p>0.0534733676</text:p>
          </table:table-cell>
          <table:table-cell office:value-type="float" office:value="0.0531969427033197" calcext:value-type="float">
            <text:p>0.0531969427</text:p>
          </table:table-cell>
          <table:table-cell office:value-type="float" office:value="0.0534064859521219" calcext:value-type="float">
            <text:p>0.0534064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3:19:34.348800000</meta:creation-date>
    <dc:date>2016-10-25T22:59:16.118326000</dc:date>
    <meta:editing-duration>PT18H51M8S</meta:editing-duration>
    <meta:editing-cycles>25</meta:editing-cycles>
    <meta:generator>LibreOffice/5.1.2.2$MacOSX_X86_64 LibreOffice_project/d3bf12ecb743fc0d20e0be0c58ca359301eb705f</meta:generator>
    <meta:document-statistic meta:table-count="1" meta:cell-count="2222" meta:object-count="0"/>
  </office:meta>
</office:document-meta>
</file>